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/>
    </style:style>
    <style:style style:family="graphic" style:name="gr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9">
      <style:text-properties/>
      <style:paragraph-properties/>
    </style:style>
    <style:style style:family="graphic" style:name="gr3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10">
      <style:text-properties/>
      <style:paragraph-properties/>
    </style:style>
    <style:style style:family="graphic" style:name="gr4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1">
      <style:text-properties/>
      <style:paragraph-properties fo:text-align="left" fo:margin-left="0pt"/>
    </style:style>
    <style:style style:family="graphic" style:name="g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2">
      <style:text-properties/>
      <style:paragraph-properties fo:line-height="14.12pt" fo:text-align="center" fo:margin-left="0pt" fo:margin-top="0pt" fo:margin-bottom="0pt"/>
    </style:style>
    <style:style style:family="text" style:name="T1">
      <style:text-properties fo:color="#000000" fo:font-family="Cantarell" style:font-family-complex="Cantarell" fo:font-size="10pt" style:font-size-asian="10pt" style:font-size-complex="10pt"/>
    </style:style>
    <style:style style:family="text" style:name="T2">
      <style:text-properties fo:color="#000000" fo:font-family="Cantarell" style:font-family-complex="Cantarell" fo:font-size="10pt" style:font-size-asian="10pt" style:font-size-complex="10pt"/>
    </style:style>
    <style:style style:family="text" style:name="T3">
      <style:text-properties fo:color="#000000" fo:font-family="Cantarell" style:font-family-complex="Cantarell" fo:font-size="10pt" style:font-size-asian="10pt" style:font-size-complex="10pt"/>
    </style:style>
    <style:style style:family="graphic" style:name="gr6">
      <style:graphic-properties draw:fill="none" draw:auto-grow-height="false" draw:auto-grow-width="false" draw:stroke="solid" svg:stroke-color="#000000" svg:stroke-width="0.03528cm"/>
    </style:style>
    <style:style style:family="paragraph" style:name="P13">
      <style:text-properties/>
      <style:paragraph-properties fo:text-align="left" fo:margin-left="0pt"/>
    </style:style>
    <style:style style:family="graphic" style:name="gr7">
      <style:graphic-properties draw:fill="none" draw:auto-grow-height="false" draw:auto-grow-width="false" draw:stroke="solid" svg:stroke-color="#000000" svg:stroke-width="0.03528cm"/>
    </style:style>
    <style:style style:family="paragraph" style:name="P14">
      <style:text-properties/>
      <style:paragraph-properties fo:text-align="left" fo:margin-left="0pt"/>
    </style:style>
    <style:style style:family="graphic" style:name="gr8">
      <style:graphic-properties draw:fill="none" draw:auto-grow-height="false" draw:auto-grow-width="false" draw:stroke="solid" svg:stroke-color="#000000" svg:stroke-width="0.03528cm"/>
    </style:style>
    <style:style style:family="paragraph" style:name="P15">
      <style:text-properties/>
      <style:paragraph-properties fo:text-align="left" fo:margin-left="0pt"/>
    </style:style>
    <style:style style:family="graphic" style:name="gr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">
      <style:text-properties/>
      <style:paragraph-properties fo:text-align="left" fo:margin-left="0pt"/>
    </style:style>
    <style:style style:family="graphic" style:name="g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">
      <style:text-properties/>
      <style:paragraph-properties fo:line-height="14.12pt" fo:text-align="center" fo:margin-left="0pt" fo:margin-top="0pt" fo:margin-bottom="0pt"/>
    </style:style>
    <style:style style:family="text" style:name="T4">
      <style:text-properties fo:color="#000000" fo:font-family="Cantarell" style:font-family-complex="Cantarell" fo:font-size="10pt" style:font-size-asian="10pt" style:font-size-complex="10pt"/>
    </style:style>
    <style:style style:family="text" style:name="T5">
      <style:text-properties fo:color="#000000" fo:font-family="Cantarell" style:font-family-complex="Cantarell" fo:font-size="10pt" style:font-size-asian="10pt" style:font-size-complex="10pt"/>
    </style:style>
    <style:style style:family="text" style:name="T6">
      <style:text-properties fo:color="#000000" fo:font-family="Cantarell" style:font-family-complex="Cantarell" fo:font-size="10pt" style:font-size-asian="10pt" style:font-size-complex="10pt"/>
    </style:style>
    <style:style style:family="graphic" style:name="gr11">
      <style:graphic-properties draw:fill="none" draw:auto-grow-height="false" draw:auto-grow-width="false" draw:stroke="solid" svg:stroke-color="#000000" svg:stroke-width="0.03528cm"/>
    </style:style>
    <style:style style:family="paragraph" style:name="P18">
      <style:text-properties/>
      <style:paragraph-properties fo:text-align="left" fo:margin-left="0pt"/>
    </style:style>
    <style:style style:family="graphic" style:name="gr12">
      <style:graphic-properties draw:fill="none" draw:auto-grow-height="false" draw:auto-grow-width="false" draw:stroke="solid" svg:stroke-color="#000000" svg:stroke-width="0.03528cm"/>
    </style:style>
    <style:style style:family="paragraph" style:name="P19">
      <style:text-properties/>
      <style:paragraph-properties fo:text-align="left" fo:margin-left="0pt"/>
    </style:style>
    <style:style style:family="graphic" style:name="gr13">
      <style:graphic-properties draw:fill="none" draw:auto-grow-height="false" draw:auto-grow-width="false" draw:stroke="solid" svg:stroke-color="#000000" svg:stroke-width="0.03528cm"/>
    </style:style>
    <style:style style:family="paragraph" style:name="P20">
      <style:text-properties/>
      <style:paragraph-properties fo:text-align="left" fo:margin-left="0pt"/>
    </style:style>
    <style:style style:family="graphic" style:name="gr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1">
      <style:text-properties/>
      <style:paragraph-properties fo:text-align="center" fo:margin-left="0pt"/>
    </style:style>
    <style:style style:family="text" style:name="T7">
      <style:text-properties fo:color="#000000" fo:font-family="Cantarell" style:font-family-complex="Cantarell" fo:font-size="14pt" style:font-size-asian="14pt" style:font-size-complex="14pt"/>
    </style:style>
    <style:style style:family="graphic" style:name="gr1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">
      <style:text-properties/>
      <style:paragraph-properties fo:text-align="center" fo:margin-left="0pt"/>
    </style:style>
    <style:style style:family="text" style:name="T8">
      <style:text-properties fo:color="#000000" fo:font-family="Cantarell" style:font-family-complex="Cantarell" fo:font-size="14pt" style:font-size-asian="14pt" style:font-size-complex="14pt"/>
    </style:style>
    <style:style style:family="graphic" style:name="gr1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3">
      <style:text-properties/>
      <style:paragraph-properties/>
    </style:style>
    <style:style style:family="graphic" style:name="gr1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">
      <style:text-properties/>
      <style:paragraph-properties fo:text-align="center" fo:margin-left="0pt"/>
    </style:style>
    <style:style style:family="text" style:name="T9">
      <style:text-properties fo:color="#000000" fo:font-family="Cantarell" style:font-family-complex="Cantarell" fo:font-size="14pt" style:font-size-asian="14pt" style:font-size-complex="14pt"/>
    </style:style>
    <style:style style:family="graphic" style:name="gr1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">
      <style:text-properties/>
      <style:paragraph-properties fo:text-align="left" fo:margin-left="0pt"/>
    </style:style>
    <style:style style:family="graphic" style:name="g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">
      <style:text-properties/>
      <style:paragraph-properties fo:line-height="14.12pt" fo:text-align="center" fo:margin-left="0pt" fo:margin-top="0pt" fo:margin-bottom="0pt"/>
    </style:style>
    <style:style style:family="text" style:name="T10">
      <style:text-properties fo:color="#000000" fo:font-family="Cantarell" style:font-family-complex="Cantarell" fo:font-size="10pt" style:font-size-asian="10pt" style:font-size-complex="10pt"/>
    </style:style>
    <style:style style:family="text" style:name="T11">
      <style:text-properties fo:color="#000000" fo:font-family="Cantarell" style:font-family-complex="Cantarell" fo:font-size="10pt" style:font-size-asian="10pt" style:font-size-complex="10pt"/>
    </style:style>
    <style:style style:family="text" style:name="T12">
      <style:text-properties fo:color="#000000" fo:font-family="Cantarell" style:font-family-complex="Cantarell" fo:font-size="10pt" style:font-size-asian="10pt" style:font-size-complex="10pt"/>
    </style:style>
    <style:style style:family="graphic" style:name="gr20">
      <style:graphic-properties draw:fill="none" draw:auto-grow-height="false" draw:auto-grow-width="false" draw:stroke="solid" svg:stroke-color="#000000" svg:stroke-width="0.03528cm"/>
    </style:style>
    <style:style style:family="paragraph" style:name="P27">
      <style:text-properties/>
      <style:paragraph-properties fo:text-align="left" fo:margin-left="0pt"/>
    </style:style>
    <style:style style:family="graphic" style:name="gr21">
      <style:graphic-properties draw:fill="none" draw:auto-grow-height="false" draw:auto-grow-width="false" draw:stroke="solid" svg:stroke-color="#000000" svg:stroke-width="0.03528cm"/>
    </style:style>
    <style:style style:family="paragraph" style:name="P28">
      <style:text-properties/>
      <style:paragraph-properties fo:text-align="left" fo:margin-left="0pt"/>
    </style:style>
    <style:style style:family="graphic" style:name="gr22">
      <style:graphic-properties draw:fill="none" draw:auto-grow-height="false" draw:auto-grow-width="false" draw:stroke="solid" svg:stroke-color="#000000" svg:stroke-width="0.03528cm"/>
    </style:style>
    <style:style style:family="paragraph" style:name="P29">
      <style:text-properties/>
      <style:paragraph-properties fo:text-align="left" fo:margin-left="0pt"/>
    </style:style>
    <style:style style:family="graphic" style:name="gr2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0">
      <style:text-properties/>
      <style:paragraph-properties/>
    </style:style>
    <style:style style:family="graphic" style:name="gr2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1">
      <style:text-properties/>
      <style:paragraph-properties/>
    </style:style>
    <style:style style:family="graphic" style:name="gr2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2">
      <style:text-properties/>
      <style:paragraph-properties/>
    </style:style>
    <style:style style:family="graphic" style:name="gr26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33">
      <style:text-properties/>
      <style:paragraph-properties/>
    </style:style>
    <style:style style:family="graphic" style:name="gr2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4">
      <style:text-properties/>
      <style:paragraph-properties fo:text-align="center" fo:margin-left="0pt"/>
    </style:style>
    <style:style style:family="text" style:name="T13">
      <style:text-properties fo:color="#000000" fo:font-family="Cantarell" style:font-family-complex="Cantarell" fo:font-size="14pt" style:font-size-asian="14pt" style:font-size-complex="14pt"/>
    </style:style>
    <style:style style:family="graphic" style:name="gr2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5">
      <style:text-properties/>
      <style:paragraph-properties fo:text-align="left" fo:margin-left="0pt"/>
    </style:style>
    <style:style style:family="graphic" style:name="gr29">
      <style:graphic-properties draw:fill-color="#547F34" draw:fill="solid" draw:auto-grow-height="false" draw:auto-grow-width="false" draw:stroke="none"/>
    </style:style>
    <style:style style:family="paragraph" style:name="P36">
      <style:text-properties/>
      <style:paragraph-properties fo:text-align="left" fo:margin-left="0pt"/>
    </style:style>
    <style:style style:family="graphic" style:name="gr3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7">
      <style:text-properties/>
      <style:paragraph-properties fo:text-align="left" fo:margin-left="0pt"/>
    </style:style>
    <style:style style:family="graphic" style:name="gr31">
      <style:graphic-properties draw:fill-color="#ED7D31" draw:fill="solid" draw:auto-grow-height="false" draw:auto-grow-width="false" draw:stroke="none" fo:background-color="transparent"/>
    </style:style>
    <style:style style:family="paragraph" style:name="P38">
      <style:text-properties/>
      <style:paragraph-properties fo:text-align="left" fo:margin-left="0pt"/>
    </style:style>
    <style:style style:family="graphic" style:name="gr3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9">
      <style:text-properties/>
      <style:paragraph-properties/>
    </style:style>
    <style:style style:family="graphic" style:name="gr3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0">
      <style:text-properties/>
      <style:paragraph-properties/>
    </style:style>
    <style:style style:family="graphic" style:name="gr3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1">
      <style:text-properties/>
      <style:paragraph-properties/>
    </style:style>
    <style:style style:family="graphic" style:name="gr3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2">
      <style:text-properties/>
      <style:paragraph-properties/>
    </style:style>
    <style:style style:family="graphic" style:name="gr36">
      <style:graphic-properties draw:fill="none" draw:auto-grow-height="false" draw:auto-grow-width="false" draw:stroke="solid" svg:stroke-color="#000000" svg:stroke-width="0.03528cm"/>
    </style:style>
    <style:style style:family="paragraph" style:name="P43">
      <style:text-properties/>
      <style:paragraph-properties/>
    </style:style>
    <style:style style:family="graphic" style:name="gr37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44">
      <style:text-properties/>
      <style:paragraph-properties/>
    </style:style>
    <style:style style:family="graphic" style:name="gr38">
      <style:graphic-properties draw:fill="none" draw:auto-grow-height="false" draw:auto-grow-width="false" draw:stroke="solid" svg:stroke-color="#000000" svg:stroke-width="0.03528cm"/>
    </style:style>
    <style:style style:family="paragraph" style:name="P45">
      <style:text-properties/>
      <style:paragraph-properties/>
    </style:style>
    <style:style style:family="graphic" style:name="gr39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46">
      <style:text-properties/>
      <style:paragraph-properties/>
    </style:style>
    <style:style style:family="graphic" style:name="gr40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47">
      <style:text-properties/>
      <style:paragraph-properties/>
    </style:style>
    <style:style style:family="graphic" style:name="gr41">
      <style:graphic-properties draw:fill="none" draw:auto-grow-height="false" draw:auto-grow-width="false" draw:stroke="solid" svg:stroke-color="#000000" svg:stroke-width="0.03528cm"/>
    </style:style>
    <style:style style:family="paragraph" style:name="P48">
      <style:text-properties/>
      <style:paragraph-properties/>
    </style:style>
    <style:style style:family="graphic" style:name="gr4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">
      <style:text-properties/>
      <style:paragraph-properties/>
    </style:style>
    <style:style style:family="text" style:name="T14">
      <style:text-properties/>
    </style:style>
    <style:style style:family="graphic" style:name="gr4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0">
      <style:text-properties/>
      <style:paragraph-properties fo:text-align="left" fo:margin-left="0pt"/>
    </style:style>
    <style:style style:family="text" style:name="T15">
      <style:text-properties fo:color="#000000" fo:font-family="Cantarell" style:font-family-complex="Cantarell" fo:font-size="14pt" style:font-size-asian="14pt" style:font-size-complex="14pt"/>
    </style:style>
    <style:style style:family="graphic" style:name="gr4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1">
      <style:text-properties/>
      <style:paragraph-properties fo:text-align="left" fo:margin-left="0pt"/>
    </style:style>
    <style:style style:family="text" style:name="T16">
      <style:text-properties fo:color="#000000" fo:font-family="Cantarell" style:font-family-complex="Cantarell" fo:font-size="14pt" style:font-size-asian="14pt" style:font-size-complex="14pt"/>
    </style:style>
    <style:style style:family="graphic" style:name="gr4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2">
      <style:text-properties/>
      <style:paragraph-properties fo:text-align="left" fo:margin-left="0pt"/>
    </style:style>
    <style:style style:family="text" style:name="T17">
      <style:text-properties fo:color="#000000" fo:font-family="Cantarell" style:font-family-complex="Cantarell" fo:font-size="14pt" style:font-size-asian="14pt" style:font-size-complex="14pt"/>
    </style:style>
    <style:style style:family="graphic" style:name="gr46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53">
      <style:text-properties/>
      <style:paragraph-properties/>
    </style:style>
    <style:style style:family="graphic" style:name="gr47">
      <style:graphic-properties draw:fill="none" draw:auto-grow-height="false" draw:auto-grow-width="false" draw:stroke="solid" svg:stroke-color="#000000" svg:stroke-width="0.03528cm"/>
    </style:style>
    <style:style style:family="paragraph" style:name="P54">
      <style:text-properties/>
      <style:paragraph-properties/>
    </style:style>
    <style:style style:family="graphic" style:name="gr48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55">
      <style:text-properties/>
      <style:paragraph-properties/>
    </style:style>
    <style:style style:family="graphic" style:name="gr49">
      <style:graphic-properties draw:fill="none" draw:auto-grow-height="false" draw:auto-grow-width="false" draw:stroke="solid" svg:stroke-color="#000000" svg:stroke-width="0.03528cm"/>
    </style:style>
    <style:style style:family="paragraph" style:name="P56">
      <style:text-properties/>
      <style:paragraph-properties/>
    </style:style>
    <style:style style:family="graphic" style:name="gr50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57">
      <style:text-properties/>
      <style:paragraph-properties/>
    </style:style>
    <style:style style:family="drawing-page" style:name="dp5">
      <style:drawing-page-properties/>
    </style:style>
    <style:style style:family="presentation" style:name="pr9">
      <style:graphic-properties draw:fill="none" draw:auto-grow-height="false" draw:auto-grow-width="false" draw:stroke="none" fo:background-color="transparent"/>
    </style:style>
    <style:style style:family="paragraph" style:name="P58">
      <style:text-properties/>
      <style:paragraph-properties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9">
      <style:text-properties/>
      <style:paragraph-properties/>
    </style:style>
    <style:style style:family="presentation" style:name="pr1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0">
      <style:text-properties/>
      <style:paragraph-properties fo:text-align="right"/>
    </style:style>
    <style:style style:family="text" style:name="T18">
      <style:text-properties/>
    </style:style>
    <style:style style:family="drawing-page" style:name="dp6">
      <style:drawing-page-properties/>
    </style:style>
    <style:style style:family="graphic" style:name="gr5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61">
      <style:text-properties/>
      <style:paragraph-properties fo:text-align="left" fo:margin-left="0pt"/>
    </style:style>
    <style:style style:family="graphic" style:name="gr5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62">
      <style:text-properties/>
      <style:paragraph-properties fo:text-align="left" fo:margin-left="0pt"/>
    </style:style>
    <style:style style:family="graphic" style:name="gr5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3">
      <style:text-properties/>
      <style:paragraph-properties fo:line-height="14.14pt" fo:text-align="center" fo:margin-left="0pt" fo:margin-top="0pt" fo:margin-bottom="0pt"/>
    </style:style>
    <style:style style:family="text" style:name="T19">
      <style:text-properties fo:color="#000000" fo:font-family="Cantarell" style:font-family-complex="Cantarell" fo:font-size="10pt" style:font-size-asian="10pt" style:font-size-complex="10pt"/>
    </style:style>
    <style:style style:family="text" style:name="T20">
      <style:text-properties fo:color="#000000" fo:font-family="Cantarell" style:font-family-complex="Cantarell" fo:font-size="10pt" style:font-size-asian="10pt" style:font-size-complex="10pt"/>
    </style:style>
    <style:style style:family="text" style:name="T21">
      <style:text-properties fo:color="#000000" fo:font-family="Cantarell" style:font-family-complex="Cantarell" fo:font-size="10pt" style:font-size-asian="10pt" style:font-size-complex="10pt"/>
    </style:style>
    <style:style style:family="graphic" style:name="gr54">
      <style:graphic-properties draw:fill="none" draw:auto-grow-height="false" draw:auto-grow-width="false" draw:stroke="solid" svg:stroke-color="#000000" svg:stroke-width="0.03528cm"/>
    </style:style>
    <style:style style:family="paragraph" style:name="P64">
      <style:text-properties/>
      <style:paragraph-properties fo:text-align="left" fo:margin-left="0pt"/>
    </style:style>
    <style:style style:family="graphic" style:name="gr55">
      <style:graphic-properties draw:fill="none" draw:auto-grow-height="false" draw:auto-grow-width="false" draw:stroke="solid" svg:stroke-color="#000000" svg:stroke-width="0.03528cm"/>
    </style:style>
    <style:style style:family="paragraph" style:name="P65">
      <style:text-properties/>
      <style:paragraph-properties fo:text-align="left" fo:margin-left="0pt"/>
    </style:style>
    <style:style style:family="graphic" style:name="gr56">
      <style:graphic-properties draw:fill="none" draw:auto-grow-height="false" draw:auto-grow-width="false" draw:stroke="solid" svg:stroke-color="#000000" svg:stroke-width="0.03528cm"/>
    </style:style>
    <style:style style:family="paragraph" style:name="P66">
      <style:text-properties/>
      <style:paragraph-properties fo:text-align="left" fo:margin-left="0pt"/>
    </style:style>
    <style:style style:family="graphic" style:name="gr5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67">
      <style:text-properties/>
      <style:paragraph-properties fo:text-align="left" fo:margin-left="0pt"/>
    </style:style>
    <style:style style:family="graphic" style:name="gr5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8">
      <style:text-properties/>
      <style:paragraph-properties fo:line-height="14.13pt" fo:text-align="center" fo:margin-left="0pt" fo:margin-top="0pt" fo:margin-bottom="0pt"/>
    </style:style>
    <style:style style:family="text" style:name="T22">
      <style:text-properties fo:color="#000000" fo:font-family="Cantarell" style:font-family-complex="Cantarell" fo:font-size="10pt" style:font-size-asian="10pt" style:font-size-complex="10pt"/>
    </style:style>
    <style:style style:family="text" style:name="T23">
      <style:text-properties fo:color="#000000" fo:font-family="Cantarell" style:font-family-complex="Cantarell" fo:font-size="10pt" style:font-size-asian="10pt" style:font-size-complex="10pt"/>
    </style:style>
    <style:style style:family="text" style:name="T24">
      <style:text-properties fo:color="#000000" fo:font-family="Cantarell" style:font-family-complex="Cantarell" fo:font-size="10pt" style:font-size-asian="10pt" style:font-size-complex="10pt"/>
    </style:style>
    <style:style style:family="graphic" style:name="gr59">
      <style:graphic-properties draw:fill="none" draw:auto-grow-height="false" draw:auto-grow-width="false" draw:stroke="solid" svg:stroke-color="#000000" svg:stroke-width="0.03528cm"/>
    </style:style>
    <style:style style:family="paragraph" style:name="P69">
      <style:text-properties/>
      <style:paragraph-properties fo:text-align="left" fo:margin-left="0pt"/>
    </style:style>
    <style:style style:family="graphic" style:name="gr60">
      <style:graphic-properties draw:fill="none" draw:auto-grow-height="false" draw:auto-grow-width="false" draw:stroke="solid" svg:stroke-color="#000000" svg:stroke-width="0.03528cm"/>
    </style:style>
    <style:style style:family="paragraph" style:name="P70">
      <style:text-properties/>
      <style:paragraph-properties fo:text-align="left" fo:margin-left="0pt"/>
    </style:style>
    <style:style style:family="graphic" style:name="gr61">
      <style:graphic-properties draw:fill="none" draw:auto-grow-height="false" draw:auto-grow-width="false" draw:stroke="solid" svg:stroke-color="#000000" svg:stroke-width="0.03528cm"/>
    </style:style>
    <style:style style:family="paragraph" style:name="P71">
      <style:text-properties/>
      <style:paragraph-properties fo:text-align="left" fo:margin-left="0pt"/>
    </style:style>
    <style:style style:family="graphic" style:name="gr6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72">
      <style:text-properties/>
      <style:paragraph-properties fo:text-align="left" fo:margin-left="0pt"/>
    </style:style>
    <style:style style:family="graphic" style:name="gr6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3">
      <style:text-properties/>
      <style:paragraph-properties fo:line-height="14.13pt" fo:text-align="center" fo:margin-left="0pt" fo:margin-top="0pt" fo:margin-bottom="0pt"/>
    </style:style>
    <style:style style:family="text" style:name="T25">
      <style:text-properties fo:color="#000000" fo:font-family="Cantarell" style:font-family-complex="Cantarell" fo:font-size="10pt" style:font-size-asian="10pt" style:font-size-complex="10pt"/>
    </style:style>
    <style:style style:family="text" style:name="T26">
      <style:text-properties fo:color="#000000" fo:font-family="Cantarell" style:font-family-complex="Cantarell" fo:font-size="10pt" style:font-size-asian="10pt" style:font-size-complex="10pt"/>
    </style:style>
    <style:style style:family="text" style:name="T27">
      <style:text-properties fo:color="#000000" fo:font-family="Cantarell" style:font-family-complex="Cantarell" fo:font-size="10pt" style:font-size-asian="10pt" style:font-size-complex="10pt"/>
    </style:style>
    <style:style style:family="graphic" style:name="gr64">
      <style:graphic-properties draw:fill="none" draw:auto-grow-height="false" draw:auto-grow-width="false" draw:stroke="solid" svg:stroke-color="#000000" svg:stroke-width="0.03528cm"/>
    </style:style>
    <style:style style:family="paragraph" style:name="P74">
      <style:text-properties/>
      <style:paragraph-properties fo:text-align="left" fo:margin-left="0pt"/>
    </style:style>
    <style:style style:family="graphic" style:name="gr65">
      <style:graphic-properties draw:fill="none" draw:auto-grow-height="false" draw:auto-grow-width="false" draw:stroke="solid" svg:stroke-color="#000000" svg:stroke-width="0.03528cm"/>
    </style:style>
    <style:style style:family="paragraph" style:name="P75">
      <style:text-properties/>
      <style:paragraph-properties fo:text-align="left" fo:margin-left="0pt"/>
    </style:style>
    <style:style style:family="graphic" style:name="gr66">
      <style:graphic-properties draw:fill="none" draw:auto-grow-height="false" draw:auto-grow-width="false" draw:stroke="solid" svg:stroke-color="#000000" svg:stroke-width="0.03528cm"/>
    </style:style>
    <style:style style:family="paragraph" style:name="P76">
      <style:text-properties/>
      <style:paragraph-properties fo:text-align="left" fo:margin-left="0pt"/>
    </style:style>
    <style:style style:family="graphic" style:name="gr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7">
      <style:text-properties/>
      <style:paragraph-properties fo:text-align="left" fo:margin-left="0pt"/>
    </style:style>
    <style:style style:family="text" style:name="T28">
      <style:text-properties fo:color="#000000" fo:font-family="Cantarell" style:font-family-complex="Cantarell" fo:font-size="14pt" style:font-size-asian="14pt" style:font-size-complex="14pt"/>
    </style:style>
    <style:style style:family="text" style:name="T29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8">
      <style:text-properties/>
      <style:paragraph-properties fo:text-align="left" fo:margin-left="0pt"/>
    </style:style>
    <style:style style:family="text" style:name="T30">
      <style:text-properties fo:color="#000000" fo:font-family="Cantarell" style:font-family-complex="Cantarell" fo:font-size="14pt" style:font-size-asian="14pt" style:font-size-complex="14pt"/>
    </style:style>
    <style:style style:family="text" style:name="T31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6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79">
      <style:text-properties/>
      <style:paragraph-properties fo:text-align="left" fo:margin-left="0pt"/>
    </style:style>
    <style:style style:family="text" style:name="T32">
      <style:text-properties fo:color="#000000" fo:font-family="Cantarell" style:font-family-complex="Cantarell" fo:font-size="14pt" style:font-size-asian="14pt" style:font-size-complex="14pt"/>
    </style:style>
    <style:style style:family="text" style:name="T33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7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0">
      <style:text-properties/>
      <style:paragraph-properties fo:text-align="center" fo:margin-left="0pt"/>
    </style:style>
    <style:style style:family="text" style:name="T34">
      <style:text-properties fo:color="#000000" fo:font-family="Cantarell" style:font-family-complex="Cantarell" fo:font-size="14pt" style:font-size-asian="14pt" style:font-size-complex="14pt"/>
    </style:style>
    <style:style style:family="graphic" style:name="gr7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1">
      <style:text-properties/>
      <style:paragraph-properties fo:text-align="center" fo:margin-left="0pt"/>
    </style:style>
    <style:style style:family="text" style:name="T35">
      <style:text-properties fo:color="#000000" fo:font-family="Cantarell" style:font-family-complex="Cantarell" fo:font-size="14pt" style:font-size-asian="14pt" style:font-size-complex="14pt"/>
    </style:style>
    <style:style style:family="graphic" style:name="gr7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82">
      <style:text-properties/>
      <style:paragraph-properties/>
    </style:style>
    <style:style style:family="graphic" style:name="gr73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83">
      <style:text-properties/>
      <style:paragraph-properties/>
    </style:style>
    <style:style style:family="graphic" style:name="gr74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84">
      <style:text-properties/>
      <style:paragraph-properties/>
    </style:style>
    <style:style style:family="graphic" style:name="gr7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85">
      <style:text-properties/>
      <style:paragraph-properties/>
    </style:style>
    <style:style style:family="graphic" style:name="gr76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86">
      <style:text-properties/>
      <style:paragraph-properties/>
    </style:style>
    <style:style style:family="graphic" style:name="gr7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87">
      <style:text-properties/>
      <style:paragraph-properties fo:text-align="center" fo:margin-left="0pt"/>
    </style:style>
    <style:style style:family="text" style:name="T36">
      <style:text-properties fo:color="#000000" fo:font-family="Cantarell" style:font-family-complex="Cantarell" fo:font-size="14pt" style:font-size-asian="14pt" style:font-size-complex="14pt"/>
    </style:style>
    <style:style style:family="graphic" style:name="gr7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88">
      <style:text-properties/>
      <style:paragraph-properties fo:text-align="left" fo:margin-left="0pt"/>
    </style:style>
    <style:style style:family="graphic" style:name="gr79">
      <style:graphic-properties draw:fill-color="#ED7D31" draw:fill="solid" draw:auto-grow-height="false" draw:auto-grow-width="false" draw:stroke="none" fo:background-color="transparent"/>
    </style:style>
    <style:style style:family="paragraph" style:name="P89">
      <style:text-properties/>
      <style:paragraph-properties fo:text-align="left" fo:margin-left="0pt"/>
    </style:style>
    <style:style style:family="graphic" style:name="gr8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90">
      <style:text-properties/>
      <style:paragraph-properties fo:text-align="center" fo:margin-left="0pt"/>
    </style:style>
    <style:style style:family="text" style:name="T37">
      <style:text-properties fo:color="#000000" fo:font-family="Cantarell" style:font-family-complex="Cantarell" fo:font-size="18pt" style:font-size-asian="18pt" style:font-size-complex="18pt"/>
    </style:style>
    <style:style style:family="graphic" style:name="gr81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91">
      <style:text-properties/>
      <style:paragraph-properties fo:text-align="left" fo:margin-left="0pt"/>
    </style:style>
    <style:style style:family="graphic" style:name="gr8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2">
      <style:text-properties/>
      <style:paragraph-properties fo:line-height="14.13pt" fo:text-align="center" fo:margin-left="0pt" fo:margin-top="0pt" fo:margin-bottom="0pt"/>
    </style:style>
    <style:style style:family="text" style:name="T38">
      <style:text-properties fo:color="#000000" fo:font-family="Cantarell" style:font-family-complex="Cantarell" fo:font-size="10pt" style:font-size-asian="10pt" style:font-size-complex="10pt"/>
    </style:style>
    <style:style style:family="text" style:name="T39">
      <style:text-properties fo:color="#000000" fo:font-family="Cantarell" style:font-family-complex="Cantarell" fo:font-size="10pt" style:font-size-asian="10pt" style:font-size-complex="10pt"/>
    </style:style>
    <style:style style:family="text" style:name="T40">
      <style:text-properties fo:color="#000000" fo:font-family="Cantarell" style:font-family-complex="Cantarell" fo:font-size="10pt" style:font-size-asian="10pt" style:font-size-complex="10pt"/>
    </style:style>
    <style:style style:family="graphic" style:name="gr83">
      <style:graphic-properties draw:fill="none" draw:auto-grow-height="false" draw:auto-grow-width="false" draw:stroke="solid" svg:stroke-color="#000000" svg:stroke-width="0.03528cm"/>
    </style:style>
    <style:style style:family="paragraph" style:name="P93">
      <style:text-properties/>
      <style:paragraph-properties fo:text-align="left" fo:margin-left="0pt"/>
    </style:style>
    <style:style style:family="graphic" style:name="gr84">
      <style:graphic-properties draw:fill="none" draw:auto-grow-height="false" draw:auto-grow-width="false" draw:stroke="solid" svg:stroke-color="#000000" svg:stroke-width="0.03528cm"/>
    </style:style>
    <style:style style:family="paragraph" style:name="P94">
      <style:text-properties/>
      <style:paragraph-properties fo:text-align="left" fo:margin-left="0pt"/>
    </style:style>
    <style:style style:family="graphic" style:name="gr85">
      <style:graphic-properties draw:fill="none" draw:auto-grow-height="false" draw:auto-grow-width="false" draw:stroke="solid" svg:stroke-color="#000000" svg:stroke-width="0.03528cm"/>
    </style:style>
    <style:style style:family="paragraph" style:name="P95">
      <style:text-properties/>
      <style:paragraph-properties fo:text-align="left" fo:margin-left="0pt"/>
    </style:style>
    <style:style style:family="graphic" style:name="gr8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96">
      <style:text-properties/>
      <style:paragraph-properties fo:text-align="left" fo:margin-left="0pt"/>
    </style:style>
    <style:style style:family="graphic" style:name="gr87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7">
      <style:text-properties/>
      <style:paragraph-properties fo:line-height="14.13pt" fo:text-align="center" fo:margin-left="0pt" fo:margin-top="0pt" fo:margin-bottom="0pt"/>
    </style:style>
    <style:style style:family="text" style:name="T41">
      <style:text-properties fo:color="#000000" fo:font-family="Cantarell" style:font-family-complex="Cantarell" fo:font-size="10pt" style:font-size-asian="10pt" style:font-size-complex="10pt"/>
    </style:style>
    <style:style style:family="text" style:name="T42">
      <style:text-properties fo:color="#000000" fo:font-family="Cantarell" style:font-family-complex="Cantarell" fo:font-size="10pt" style:font-size-asian="10pt" style:font-size-complex="10pt"/>
    </style:style>
    <style:style style:family="text" style:name="T43">
      <style:text-properties fo:color="#000000" fo:font-family="Cantarell" style:font-family-complex="Cantarell" fo:font-size="10pt" style:font-size-asian="10pt" style:font-size-complex="10pt"/>
    </style:style>
    <style:style style:family="graphic" style:name="gr88">
      <style:graphic-properties draw:fill="none" draw:auto-grow-height="false" draw:auto-grow-width="false" draw:stroke="solid" svg:stroke-color="#000000" svg:stroke-width="0.03528cm"/>
    </style:style>
    <style:style style:family="paragraph" style:name="P98">
      <style:text-properties/>
      <style:paragraph-properties fo:text-align="left" fo:margin-left="0pt"/>
    </style:style>
    <style:style style:family="graphic" style:name="gr89">
      <style:graphic-properties draw:fill="none" draw:auto-grow-height="false" draw:auto-grow-width="false" draw:stroke="solid" svg:stroke-color="#000000" svg:stroke-width="0.03528cm"/>
    </style:style>
    <style:style style:family="paragraph" style:name="P99">
      <style:text-properties/>
      <style:paragraph-properties fo:text-align="left" fo:margin-left="0pt"/>
    </style:style>
    <style:style style:family="graphic" style:name="gr90">
      <style:graphic-properties draw:fill="none" draw:auto-grow-height="false" draw:auto-grow-width="false" draw:stroke="solid" svg:stroke-color="#000000" svg:stroke-width="0.03528cm"/>
    </style:style>
    <style:style style:family="paragraph" style:name="P100">
      <style:text-properties/>
      <style:paragraph-properties fo:text-align="left" fo:margin-left="0pt"/>
    </style:style>
    <style:style style:family="graphic" style:name="gr9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1">
      <style:text-properties/>
      <style:paragraph-properties fo:text-align="left" fo:margin-left="0pt"/>
    </style:style>
    <style:style style:family="text" style:name="T44">
      <style:text-properties fo:color="#000000" fo:font-family="Cantarell" style:font-family-complex="Cantarell" fo:font-size="14pt" style:font-size-asian="14pt" style:font-size-complex="14pt"/>
    </style:style>
    <style:style style:family="text" style:name="T45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9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 fo:text-align="left" fo:margin-left="0pt"/>
    </style:style>
    <style:style style:family="text" style:name="T46">
      <style:text-properties fo:color="#000000" fo:font-family="Cantarell" style:font-family-complex="Cantarell" fo:font-size="14pt" style:font-size-asian="14pt" style:font-size-complex="14pt"/>
    </style:style>
    <style:style style:family="text" style:name="T47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9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3">
      <style:text-properties/>
      <style:paragraph-properties fo:text-align="center" fo:margin-left="0pt"/>
    </style:style>
    <style:style style:family="text" style:name="T48">
      <style:text-properties fo:color="#000000" fo:font-family="Cantarell" style:font-family-complex="Cantarell" fo:font-size="14pt" style:font-size-asian="14pt" style:font-size-complex="14pt"/>
    </style:style>
    <style:style style:family="graphic" style:name="gr9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 fo:text-align="center" fo:margin-left="0pt"/>
    </style:style>
    <style:style style:family="text" style:name="T49">
      <style:text-properties fo:color="#000000" fo:font-family="Cantarell" style:font-family-complex="Cantarell" fo:font-size="14pt" style:font-size-asian="14pt" style:font-size-complex="14pt"/>
    </style:style>
    <style:style style:family="graphic" style:name="gr9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05">
      <style:text-properties/>
      <style:paragraph-properties/>
    </style:style>
    <style:style style:family="graphic" style:name="gr96">
      <style:graphic-properties draw:fill-color="#547F34" draw:fill="solid" draw:auto-grow-height="false" draw:auto-grow-width="false" draw:stroke="none"/>
    </style:style>
    <style:style style:family="paragraph" style:name="P106">
      <style:text-properties/>
      <style:paragraph-properties fo:text-align="left" fo:margin-left="0pt"/>
    </style:style>
    <style:style style:family="graphic" style:name="gr9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 fo:text-align="center" fo:margin-left="0pt"/>
    </style:style>
    <style:style style:family="text" style:name="T50">
      <style:text-properties fo:color="#000000" fo:font-family="Cantarell" style:font-family-complex="Cantarell" fo:font-size="18pt" style:font-size-asian="18pt" style:font-size-complex="18pt"/>
    </style:style>
    <style:style style:family="graphic" style:name="gr9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 fo:text-align="center" fo:margin-left="0pt"/>
    </style:style>
    <style:style style:family="text" style:name="T51">
      <style:text-properties fo:color="#000000" fo:font-family="Cantarell" style:font-family-complex="Cantarell" fo:font-size="14pt" style:font-size-asian="14pt" style:font-size-complex="14pt"/>
    </style:style>
    <style:style style:family="graphic" style:name="gr9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09">
      <style:text-properties/>
      <style:paragraph-properties fo:text-align="left" fo:margin-left="0pt"/>
    </style:style>
    <style:style style:family="graphic" style:name="gr10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10">
      <style:text-properties/>
      <style:paragraph-properties fo:line-height="14.13pt" fo:text-align="center" fo:margin-left="0pt" fo:margin-top="0pt" fo:margin-bottom="0pt"/>
    </style:style>
    <style:style style:family="text" style:name="T52">
      <style:text-properties fo:color="#000000" fo:font-family="Cantarell" style:font-family-complex="Cantarell" fo:font-size="10pt" style:font-size-asian="10pt" style:font-size-complex="10pt"/>
    </style:style>
    <style:style style:family="text" style:name="T53">
      <style:text-properties fo:color="#000000" fo:font-family="Cantarell" style:font-family-complex="Cantarell" fo:font-size="10pt" style:font-size-asian="10pt" style:font-size-complex="10pt"/>
    </style:style>
    <style:style style:family="text" style:name="T54">
      <style:text-properties fo:color="#000000" fo:font-family="Cantarell" style:font-family-complex="Cantarell" fo:font-size="10pt" style:font-size-asian="10pt" style:font-size-complex="10pt"/>
    </style:style>
    <style:style style:family="graphic" style:name="gr101">
      <style:graphic-properties draw:fill="none" draw:auto-grow-height="false" draw:auto-grow-width="false" draw:stroke="solid" svg:stroke-color="#000000" svg:stroke-width="0.03528cm"/>
    </style:style>
    <style:style style:family="paragraph" style:name="P111">
      <style:text-properties/>
      <style:paragraph-properties fo:text-align="left" fo:margin-left="0pt"/>
    </style:style>
    <style:style style:family="graphic" style:name="gr102">
      <style:graphic-properties draw:fill="none" draw:auto-grow-height="false" draw:auto-grow-width="false" draw:stroke="solid" svg:stroke-color="#000000" svg:stroke-width="0.03528cm"/>
    </style:style>
    <style:style style:family="paragraph" style:name="P112">
      <style:text-properties/>
      <style:paragraph-properties fo:text-align="left" fo:margin-left="0pt"/>
    </style:style>
    <style:style style:family="graphic" style:name="gr103">
      <style:graphic-properties draw:fill="none" draw:auto-grow-height="false" draw:auto-grow-width="false" draw:stroke="solid" svg:stroke-color="#000000" svg:stroke-width="0.03528cm"/>
    </style:style>
    <style:style style:family="paragraph" style:name="P113">
      <style:text-properties/>
      <style:paragraph-properties fo:text-align="left" fo:margin-left="0pt"/>
    </style:style>
    <style:style style:family="graphic" style:name="gr10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14">
      <style:text-properties/>
      <style:paragraph-properties fo:text-align="left" fo:margin-left="0pt"/>
    </style:style>
    <style:style style:family="text" style:name="T55">
      <style:text-properties fo:color="#000000" fo:font-family="Cantarell" style:font-family-complex="Cantarell" fo:font-size="14pt" style:font-size-asian="14pt" style:font-size-complex="14pt"/>
    </style:style>
    <style:style style:family="text" style:name="T56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05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15">
      <style:text-properties/>
      <style:paragraph-properties/>
    </style:style>
    <style:style style:family="graphic" style:name="gr106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16">
      <style:text-properties/>
      <style:paragraph-properties/>
    </style:style>
    <style:style style:family="graphic" style:name="gr10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17">
      <style:text-properties/>
      <style:paragraph-properties/>
    </style:style>
    <style:style style:family="graphic" style:name="gr108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18">
      <style:text-properties/>
      <style:paragraph-properties/>
    </style:style>
    <style:style style:family="graphic" style:name="gr109">
      <style:graphic-properties draw:fill-color="#FFFFFF" draw:fill="solid" draw:auto-grow-height="false" draw:auto-grow-width="false" draw:stroke="solid" svg:stroke-color="#000000" svg:stroke-width="0.03528cm"/>
    </style:style>
    <style:style style:family="paragraph" style:name="P119">
      <style:text-properties/>
      <style:paragraph-properties/>
    </style:style>
    <style:style style:family="graphic" style:name="gr11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20">
      <style:text-properties/>
      <style:paragraph-properties fo:text-align="left" fo:margin-left="0pt"/>
    </style:style>
    <style:style style:family="text" style:name="T57">
      <style:text-properties fo:color="#000000" fo:font-family="Cantarell" style:font-family-complex="Cantarell" fo:font-size="14pt" style:font-size-asian="14pt" style:font-size-complex="14pt"/>
    </style:style>
    <style:style style:family="text" style:name="T58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11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21">
      <style:text-properties/>
      <style:paragraph-properties fo:text-align="center" fo:margin-left="0pt"/>
    </style:style>
    <style:style style:family="text" style:name="T59">
      <style:text-properties fo:color="#000000" fo:font-family="Cantarell" style:font-family-complex="Cantarell" fo:font-size="14pt" style:font-size-asian="14pt" style:font-size-complex="14pt"/>
    </style:style>
    <style:style style:family="graphic" style:name="gr11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2">
      <style:text-properties/>
      <style:paragraph-properties/>
    </style:style>
    <style:style style:family="graphic" style:name="gr11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3">
      <style:text-properties/>
      <style:paragraph-properties/>
    </style:style>
    <style:style style:family="graphic" style:name="gr11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24">
      <style:text-properties/>
      <style:paragraph-properties/>
    </style:style>
    <style:style style:family="graphic" style:name="gr115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25">
      <style:text-properties/>
      <style:paragraph-properties/>
    </style:style>
    <style:style style:family="graphic" style:name="gr116">
      <style:graphic-properties draw:fill="none" draw:auto-grow-height="false" draw:auto-grow-width="false" draw:stroke="solid" svg:stroke-color="#000000" svg:stroke-width="0.03528cm"/>
    </style:style>
    <style:style style:family="paragraph" style:name="P126">
      <style:text-properties/>
      <style:paragraph-properties/>
    </style:style>
    <style:style style:family="graphic" style:name="gr117">
      <style:graphic-properties draw:fill="none" draw:auto-grow-height="false" draw:auto-grow-width="false" draw:stroke="solid" svg:stroke-color="#000000" svg:stroke-width="0.03528cm"/>
    </style:style>
    <style:style style:family="paragraph" style:name="P127">
      <style:text-properties/>
      <style:paragraph-properties/>
    </style:style>
    <style:style style:family="graphic" style:name="gr11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28">
      <style:text-properties/>
      <style:paragraph-properties fo:text-align="left" fo:margin-left="0pt"/>
    </style:style>
    <style:style style:family="graphic" style:name="gr119">
      <style:graphic-properties draw:fill-color="#547F34" draw:fill="solid" draw:auto-grow-height="false" draw:auto-grow-width="false" draw:stroke="none"/>
    </style:style>
    <style:style style:family="paragraph" style:name="P129">
      <style:text-properties/>
      <style:paragraph-properties fo:text-align="left" fo:margin-left="0pt"/>
    </style:style>
    <style:style style:family="graphic" style:name="gr120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30">
      <style:text-properties/>
      <style:paragraph-properties fo:text-align="left" fo:margin-left="0pt"/>
    </style:style>
    <style:style style:family="graphic" style:name="gr121">
      <style:graphic-properties draw:fill-color="#ED7D31" draw:fill="solid" draw:auto-grow-height="false" draw:auto-grow-width="false" draw:stroke="none" fo:background-color="transparent"/>
    </style:style>
    <style:style style:family="paragraph" style:name="P131">
      <style:text-properties/>
      <style:paragraph-properties fo:text-align="left" fo:margin-left="0pt"/>
    </style:style>
    <style:style style:family="graphic" style:name="gr12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2">
      <style:text-properties/>
      <style:paragraph-properties/>
    </style:style>
    <style:style style:family="graphic" style:name="gr12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3">
      <style:text-properties/>
      <style:paragraph-properties/>
    </style:style>
    <style:style style:family="graphic" style:name="gr12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4">
      <style:text-properties/>
      <style:paragraph-properties/>
    </style:style>
    <style:style style:family="graphic" style:name="gr12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35">
      <style:text-properties/>
      <style:paragraph-properties/>
    </style:style>
    <style:style style:family="graphic" style:name="gr126">
      <style:graphic-properties draw:fill="none" draw:auto-grow-height="false" draw:auto-grow-width="false" draw:stroke="solid" svg:stroke-color="#000000" svg:stroke-width="0.03528cm"/>
    </style:style>
    <style:style style:family="paragraph" style:name="P136">
      <style:text-properties/>
      <style:paragraph-properties/>
    </style:style>
    <style:style style:family="graphic" style:name="gr127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37">
      <style:text-properties/>
      <style:paragraph-properties/>
    </style:style>
    <style:style style:family="graphic" style:name="gr128">
      <style:graphic-properties draw:fill="none" draw:auto-grow-height="false" draw:auto-grow-width="false" draw:stroke="solid" svg:stroke-color="#000000" svg:stroke-width="0.03528cm"/>
    </style:style>
    <style:style style:family="paragraph" style:name="P138">
      <style:text-properties/>
      <style:paragraph-properties/>
    </style:style>
    <style:style style:family="graphic" style:name="gr129">
      <style:graphic-properties draw:fill="none" draw:auto-grow-height="false" draw:auto-grow-width="false" draw:stroke="solid" draw:marker-end="TriangleMarker" draw:marker-end-width="1.956pt" svg:stroke-color="#000000" svg:stroke-width="0.03528cm"/>
    </style:style>
    <style:style style:family="paragraph" style:name="P139">
      <style:text-properties/>
      <style:paragraph-properties/>
    </style:style>
    <style:style style:family="graphic" style:name="gr130">
      <style:graphic-properties draw:fill="none" draw:auto-grow-height="false" draw:auto-grow-width="false" draw:stroke="solid" svg:stroke-color="#000000" svg:stroke-width="0.03528cm"/>
    </style:style>
    <style:style style:family="paragraph" style:name="P140">
      <style:text-properties/>
      <style:paragraph-properties/>
    </style:style>
    <style:style style:family="graphic" style:name="gr131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41">
      <style:text-properties/>
      <style:paragraph-properties/>
    </style:style>
    <style:style style:family="graphic" style:name="gr132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142">
      <style:text-properties/>
      <style:paragraph-properties/>
    </style:style>
    <style:style style:family="graphic" style:name="gr133">
      <style:graphic-properties draw:fill="none" draw:auto-grow-height="false" draw:auto-grow-width="false" draw:stroke="solid" svg:stroke-color="#000000" svg:stroke-width="0.03528cm"/>
    </style:style>
    <style:style style:family="paragraph" style:name="P143">
      <style:text-properties/>
      <style:paragraph-properties/>
    </style:style>
    <style:style style:family="graphic" style:name="gr13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4">
      <style:text-properties/>
      <style:paragraph-properties/>
    </style:style>
    <style:style style:family="text" style:name="T60">
      <style:text-properties/>
    </style:style>
    <style:style style:family="drawing-page" style:name="dp7">
      <style:drawing-page-properties/>
    </style:style>
    <style:style style:family="presentation" style:name="pr12">
      <style:graphic-properties draw:fill="none" draw:auto-grow-height="false" draw:auto-grow-width="false" draw:stroke="none" fo:background-color="transparent"/>
    </style:style>
    <style:style style:family="paragraph" style:name="P145">
      <style:text-properties/>
      <style:paragraph-properties/>
    </style:style>
    <style:style style:family="presentation" style:name="pr1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6">
      <style:text-properties/>
      <style:paragraph-properties/>
    </style:style>
    <style:style style:family="presentation" style:name="pr14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47">
      <style:text-properties/>
      <style:paragraph-properties fo:text-align="right"/>
    </style:style>
    <style:style style:family="text" style:name="T61">
      <style:text-properties/>
    </style:style>
    <style:style style:family="drawing-page" style:name="dp8">
      <style:drawing-page-properties/>
    </style:style>
    <style:style style:family="graphic" style:name="gr13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48">
      <style:text-properties/>
      <style:paragraph-properties/>
    </style:style>
    <style:style style:family="text" style:name="T62">
      <style:text-properties/>
    </style:style>
    <style:style style:family="graphic" style:name="gr136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49">
      <style:text-properties/>
      <style:paragraph-properties fo:text-align="left" fo:margin-left="0pt"/>
    </style:style>
    <style:style style:family="graphic" style:name="gr137">
      <style:graphic-properties draw:fill="none" draw:auto-grow-height="false" draw:auto-grow-width="false" draw:stroke="solid" svg:stroke-color="#000000" svg:stroke-width="0.03528cm"/>
    </style:style>
    <style:style style:family="paragraph" style:name="P150">
      <style:text-properties/>
      <style:paragraph-properties fo:text-align="left" fo:margin-left="0pt"/>
    </style:style>
    <style:style style:family="graphic" style:name="gr138">
      <style:graphic-properties draw:fill="none" draw:auto-grow-height="false" draw:auto-grow-width="false" draw:stroke="solid" svg:stroke-color="#000000" svg:stroke-width="0.03528cm"/>
    </style:style>
    <style:style style:family="paragraph" style:name="P151">
      <style:text-properties/>
      <style:paragraph-properties fo:text-align="left" fo:margin-left="0pt"/>
    </style:style>
    <style:style style:family="graphic" style:name="gr13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52">
      <style:text-properties/>
      <style:paragraph-properties fo:text-align="center" fo:margin-left="0pt"/>
    </style:style>
    <style:style style:family="text" style:name="T63">
      <style:text-properties fo:color="#000000" fo:font-family="Cantarell" style:font-family-complex="Cantarell" fo:font-size="14pt" style:font-size-asian="14pt" style:font-size-complex="14pt"/>
    </style:style>
    <style:style style:family="graphic" style:name="gr14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53">
      <style:text-properties/>
      <style:paragraph-properties/>
    </style:style>
    <style:style style:family="graphic" style:name="gr14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4">
      <style:text-properties/>
      <style:paragraph-properties/>
    </style:style>
    <style:style style:family="graphic" style:name="gr142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55">
      <style:text-properties/>
      <style:paragraph-properties fo:text-align="left" fo:margin-left="0pt"/>
    </style:style>
    <style:style style:family="graphic" style:name="gr143">
      <style:graphic-properties draw:fill-color="#ED7D31" draw:fill="solid" draw:auto-grow-height="false" draw:auto-grow-width="false" draw:stroke="none" fo:background-color="transparent"/>
    </style:style>
    <style:style style:family="paragraph" style:name="P156">
      <style:text-properties/>
      <style:paragraph-properties fo:text-align="left" fo:margin-left="0pt"/>
    </style:style>
    <style:style style:family="graphic" style:name="gr14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57">
      <style:text-properties/>
      <style:paragraph-properties/>
    </style:style>
    <style:style style:family="graphic" style:name="gr145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158">
      <style:text-properties/>
      <style:paragraph-properties/>
    </style:style>
    <style:style style:family="graphic" style:name="gr146">
      <style:graphic-properties draw:fill="none" draw:auto-grow-height="false" draw:auto-grow-width="false" draw:stroke="solid" svg:stroke-color="#000000" svg:stroke-width="0.03528cm"/>
    </style:style>
    <style:style style:family="paragraph" style:name="P159">
      <style:text-properties/>
      <style:paragraph-properties/>
    </style:style>
    <style:style style:family="graphic" style:name="gr147">
      <style:graphic-properties draw:fill="none" draw:auto-grow-height="false" draw:auto-grow-width="false" draw:stroke="solid" svg:stroke-color="#000000" svg:stroke-width="0.03528cm"/>
    </style:style>
    <style:style style:family="paragraph" style:name="P160">
      <style:text-properties/>
      <style:paragraph-properties/>
    </style:style>
    <style:style style:family="graphic" style:name="gr148">
      <style:graphic-properties draw:fill-color="#547F34" draw:fill="solid" draw:auto-grow-height="false" draw:auto-grow-width="false" draw:stroke="none"/>
    </style:style>
    <style:style style:family="paragraph" style:name="P161">
      <style:text-properties/>
      <style:paragraph-properties fo:text-align="left" fo:margin-left="0pt"/>
    </style:style>
    <style:style style:family="graphic" style:name="gr149">
      <style:graphic-properties draw:fill-color="#244161" draw:fill="solid" draw:auto-grow-height="false" draw:auto-grow-width="false" draw:stroke="none"/>
    </style:style>
    <style:style style:family="paragraph" style:name="P162">
      <style:text-properties/>
      <style:paragraph-properties fo:text-align="left" fo:margin-left="0pt"/>
    </style:style>
    <style:style style:family="graphic" style:name="gr15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3">
      <style:text-properties/>
      <style:paragraph-properties fo:text-align="center" fo:margin-left="0pt"/>
    </style:style>
    <style:style style:family="text" style:name="T64">
      <style:text-properties fo:color="#000000" fo:font-family="Cantarell" style:font-family-complex="Cantarell" fo:font-size="14pt" style:font-size-asian="14pt" style:font-size-complex="14pt"/>
    </style:style>
    <style:style style:family="graphic" style:name="gr15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 fo:text-align="center" fo:margin-left="0pt"/>
    </style:style>
    <style:style style:family="text" style:name="T65">
      <style:text-properties fo:color="#000000" fo:font-family="Cantarell" style:font-family-complex="Cantarell" fo:font-size="14pt" style:font-size-asian="14pt" style:font-size-complex="14pt"/>
    </style:style>
    <style:style style:family="graphic" style:name="gr15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65">
      <style:text-properties/>
      <style:paragraph-properties/>
    </style:style>
    <style:style style:family="graphic" style:name="gr15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6">
      <style:text-properties/>
      <style:paragraph-properties fo:text-align="left" fo:margin-left="0pt"/>
    </style:style>
    <style:style style:family="graphic" style:name="gr15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7">
      <style:text-properties/>
      <style:paragraph-properties fo:text-align="left" fo:margin-left="0pt"/>
    </style:style>
    <style:style style:family="graphic" style:name="gr15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68">
      <style:text-properties/>
      <style:paragraph-properties fo:text-align="left" fo:margin-left="0pt"/>
    </style:style>
    <style:style style:family="graphic" style:name="gr15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69">
      <style:text-properties/>
      <style:paragraph-properties fo:text-align="center" fo:margin-left="0pt"/>
    </style:style>
    <style:style style:family="text" style:name="T66">
      <style:text-properties fo:color="#000000" fo:font-family="Cantarell" style:font-family-complex="Cantarell" fo:font-size="14pt" style:font-size-asian="14pt" style:font-size-complex="14pt"/>
    </style:style>
    <style:style style:family="graphic" style:name="gr157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170">
      <style:text-properties/>
      <style:paragraph-properties/>
    </style:style>
    <style:style style:family="graphic" style:name="gr1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1">
      <style:text-properties/>
      <style:paragraph-properties fo:text-align="center" fo:margin-left="0pt"/>
    </style:style>
    <style:style style:family="text" style:name="T67">
      <style:text-properties fo:color="#000000" fo:font-family="Cantarell" style:font-family-complex="Cantarell" fo:font-size="10pt" style:font-size-asian="10pt" style:font-size-complex="10pt"/>
    </style:style>
    <style:style style:family="graphic" style:name="gr159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72">
      <style:text-properties/>
      <style:paragraph-properties fo:text-align="left" fo:margin-left="0pt"/>
    </style:style>
    <style:style style:family="graphic" style:name="gr160">
      <style:graphic-properties draw:fill="none" draw:auto-grow-height="false" draw:auto-grow-width="false" draw:stroke="solid" svg:stroke-color="#000000" svg:stroke-width="0.03528cm"/>
    </style:style>
    <style:style style:family="paragraph" style:name="P173">
      <style:text-properties/>
      <style:paragraph-properties fo:text-align="left" fo:margin-left="0pt"/>
    </style:style>
    <style:style style:family="graphic" style:name="gr161">
      <style:graphic-properties draw:fill="none" draw:auto-grow-height="false" draw:auto-grow-width="false" draw:stroke="solid" svg:stroke-color="#000000" svg:stroke-width="0.03528cm"/>
    </style:style>
    <style:style style:family="paragraph" style:name="P174">
      <style:text-properties/>
      <style:paragraph-properties fo:text-align="left" fo:margin-left="0pt"/>
    </style:style>
    <style:style style:family="graphic" style:name="gr16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75">
      <style:text-properties/>
      <style:paragraph-properties fo:text-align="center" fo:margin-left="0pt"/>
    </style:style>
    <style:style style:family="text" style:name="T68">
      <style:text-properties fo:color="#000000" fo:font-family="Cantarell" style:font-family-complex="Cantarell" fo:font-size="14pt" style:font-size-asian="14pt" style:font-size-complex="14pt"/>
    </style:style>
    <style:style style:family="graphic" style:name="gr16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76">
      <style:text-properties/>
      <style:paragraph-properties/>
    </style:style>
    <style:style style:family="graphic" style:name="gr16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77">
      <style:text-properties/>
      <style:paragraph-properties/>
    </style:style>
    <style:style style:family="graphic" style:name="gr165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178">
      <style:text-properties/>
      <style:paragraph-properties fo:text-align="left" fo:margin-left="0pt"/>
    </style:style>
    <style:style style:family="graphic" style:name="gr166">
      <style:graphic-properties draw:fill-color="#ED7D31" draw:fill="solid" draw:auto-grow-height="false" draw:auto-grow-width="false" draw:stroke="none" fo:background-color="transparent"/>
    </style:style>
    <style:style style:family="paragraph" style:name="P179">
      <style:text-properties/>
      <style:paragraph-properties fo:text-align="left" fo:margin-left="0pt"/>
    </style:style>
    <style:style style:family="graphic" style:name="gr16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180">
      <style:text-properties/>
      <style:paragraph-properties/>
    </style:style>
    <style:style style:family="graphic" style:name="gr168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181">
      <style:text-properties/>
      <style:paragraph-properties/>
    </style:style>
    <style:style style:family="graphic" style:name="gr169">
      <style:graphic-properties draw:fill="none" draw:auto-grow-height="false" draw:auto-grow-width="false" draw:stroke="solid" svg:stroke-color="#000000" svg:stroke-width="0.03528cm"/>
    </style:style>
    <style:style style:family="paragraph" style:name="P182">
      <style:text-properties/>
      <style:paragraph-properties/>
    </style:style>
    <style:style style:family="graphic" style:name="gr170">
      <style:graphic-properties draw:fill-color="#547F34" draw:fill="solid" draw:auto-grow-height="false" draw:auto-grow-width="false" draw:stroke="none"/>
    </style:style>
    <style:style style:family="paragraph" style:name="P183">
      <style:text-properties/>
      <style:paragraph-properties fo:text-align="left" fo:margin-left="0pt"/>
    </style:style>
    <style:style style:family="graphic" style:name="gr171">
      <style:graphic-properties draw:fill-color="#244161" draw:fill="solid" draw:auto-grow-height="false" draw:auto-grow-width="false" draw:stroke="none"/>
    </style:style>
    <style:style style:family="paragraph" style:name="P184">
      <style:text-properties/>
      <style:paragraph-properties fo:text-align="left" fo:margin-left="0pt"/>
    </style:style>
    <style:style style:family="graphic" style:name="gr17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5">
      <style:text-properties/>
      <style:paragraph-properties fo:text-align="center" fo:margin-left="0pt"/>
    </style:style>
    <style:style style:family="text" style:name="T69">
      <style:text-properties fo:color="#000000" fo:font-family="Cantarell" style:font-family-complex="Cantarell" fo:font-size="14pt" style:font-size-asian="14pt" style:font-size-complex="14pt"/>
    </style:style>
    <style:style style:family="graphic" style:name="gr17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6">
      <style:text-properties/>
      <style:paragraph-properties fo:text-align="left" fo:margin-left="0pt"/>
    </style:style>
    <style:style style:family="graphic" style:name="gr17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7">
      <style:text-properties/>
      <style:paragraph-properties fo:text-align="left" fo:margin-left="0pt"/>
    </style:style>
    <style:style style:family="graphic" style:name="gr17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188">
      <style:text-properties/>
      <style:paragraph-properties fo:text-align="left" fo:margin-left="0pt"/>
    </style:style>
    <style:style style:family="graphic" style:name="gr17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89">
      <style:text-properties/>
      <style:paragraph-properties fo:text-align="center" fo:margin-left="0pt"/>
    </style:style>
    <style:style style:family="text" style:name="T70">
      <style:text-properties fo:color="#000000" fo:font-family="Cantarell" style:font-family-complex="Cantarell" fo:font-size="14pt" style:font-size-asian="14pt" style:font-size-complex="14pt"/>
    </style:style>
    <style:style style:family="graphic" style:name="gr177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190">
      <style:text-properties/>
      <style:paragraph-properties/>
    </style:style>
    <style:style style:family="graphic" style:name="gr17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1">
      <style:text-properties/>
      <style:paragraph-properties fo:text-align="center" fo:margin-left="0pt"/>
    </style:style>
    <style:style style:family="text" style:name="T71">
      <style:text-properties fo:color="#000000" fo:font-family="Cantarell" style:font-family-complex="Cantarell" fo:font-size="10pt" style:font-size-asian="10pt" style:font-size-complex="10pt"/>
    </style:style>
    <style:style style:family="graphic" style:name="gr17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2">
      <style:text-properties/>
      <style:paragraph-properties fo:text-align="center" fo:margin-left="0pt"/>
    </style:style>
    <style:style style:family="text" style:name="T72">
      <style:text-properties fo:color="#000000" fo:font-family="Cantarell" style:font-family-complex="Cantarell" fo:font-size="14pt" style:font-size-asian="14pt" style:font-size-complex="14pt"/>
    </style:style>
    <style:style style:family="graphic" style:name="gr180">
      <style:graphic-properties draw:fill="none" draw:auto-grow-height="false" draw:auto-grow-width="false" draw:stroke="solid" svg:stroke-color="#000000" svg:stroke-width="0.03528cm"/>
    </style:style>
    <style:style style:family="paragraph" style:name="P193">
      <style:text-properties/>
      <style:paragraph-properties/>
    </style:style>
    <style:style style:family="drawing-page" style:name="dp9">
      <style:drawing-page-properties/>
    </style:style>
    <style:style style:family="presentation" style:name="pr15">
      <style:graphic-properties draw:fill="none" draw:auto-grow-height="false" draw:auto-grow-width="false" draw:stroke="none" fo:background-color="transparent"/>
    </style:style>
    <style:style style:family="paragraph" style:name="P194">
      <style:text-properties/>
      <style:paragraph-properties/>
    </style:style>
    <style:style style:family="presentation" style:name="pr1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5">
      <style:text-properties/>
      <style:paragraph-properties/>
    </style:style>
    <style:style style:family="presentation" style:name="pr1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96">
      <style:text-properties/>
      <style:paragraph-properties fo:text-align="right"/>
    </style:style>
    <style:style style:family="text" style:name="T73">
      <style:text-properties/>
    </style:style>
    <style:style style:family="drawing-page" style:name="dp10">
      <style:drawing-page-properties/>
    </style:style>
    <style:style style:family="graphic" style:name="gr18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7">
      <style:text-properties/>
      <style:paragraph-properties/>
    </style:style>
    <style:style style:family="text" style:name="T74">
      <style:text-properties/>
    </style:style>
    <style:style style:family="graphic" style:name="gr18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198">
      <style:text-properties/>
      <style:paragraph-properties fo:text-align="center" fo:margin-left="0pt"/>
    </style:style>
    <style:style style:family="text" style:name="T75">
      <style:text-properties fo:color="#000000" fo:font-family="Cantarell" style:font-family-complex="Cantarell" fo:font-size="14pt" style:font-size-asian="14pt" style:font-size-complex="14pt"/>
    </style:style>
    <style:style style:family="graphic" style:name="gr18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199">
      <style:text-properties/>
      <style:paragraph-properties/>
    </style:style>
    <style:style style:family="graphic" style:name="gr184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00">
      <style:text-properties/>
      <style:paragraph-properties/>
    </style:style>
    <style:style style:family="graphic" style:name="gr185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01">
      <style:text-properties/>
      <style:paragraph-properties fo:text-align="left" fo:margin-left="0pt"/>
    </style:style>
    <style:style style:family="graphic" style:name="gr186">
      <style:graphic-properties draw:fill-color="#ED7D31" draw:fill="solid" draw:auto-grow-height="false" draw:auto-grow-width="false" draw:stroke="none" fo:background-color="transparent"/>
    </style:style>
    <style:style style:family="paragraph" style:name="P202">
      <style:text-properties/>
      <style:paragraph-properties fo:text-align="left" fo:margin-left="0pt"/>
    </style:style>
    <style:style style:family="graphic" style:name="gr18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03">
      <style:text-properties/>
      <style:paragraph-properties/>
    </style:style>
    <style:style style:family="graphic" style:name="gr188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04">
      <style:text-properties/>
      <style:paragraph-properties/>
    </style:style>
    <style:style style:family="graphic" style:name="gr189">
      <style:graphic-properties draw:fill="none" draw:auto-grow-height="false" draw:auto-grow-width="false" draw:stroke="solid" svg:stroke-color="#000000" svg:stroke-width="0.03528cm"/>
    </style:style>
    <style:style style:family="paragraph" style:name="P205">
      <style:text-properties/>
      <style:paragraph-properties/>
    </style:style>
    <style:style style:family="graphic" style:name="gr190">
      <style:graphic-properties draw:fill-color="#547F34" draw:fill="solid" draw:auto-grow-height="false" draw:auto-grow-width="false" draw:stroke="none"/>
    </style:style>
    <style:style style:family="paragraph" style:name="P206">
      <style:text-properties/>
      <style:paragraph-properties fo:text-align="left" fo:margin-left="0pt"/>
    </style:style>
    <style:style style:family="graphic" style:name="gr191">
      <style:graphic-properties draw:fill-color="#244161" draw:fill="solid" draw:auto-grow-height="false" draw:auto-grow-width="false" draw:stroke="none"/>
    </style:style>
    <style:style style:family="paragraph" style:name="P207">
      <style:text-properties/>
      <style:paragraph-properties fo:text-align="left" fo:margin-left="0pt"/>
    </style:style>
    <style:style style:family="graphic" style:name="gr19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8">
      <style:text-properties/>
      <style:paragraph-properties fo:text-align="left" fo:margin-left="0pt"/>
    </style:style>
    <style:style style:family="graphic" style:name="gr19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09">
      <style:text-properties/>
      <style:paragraph-properties fo:text-align="left" fo:margin-left="0pt"/>
    </style:style>
    <style:style style:family="graphic" style:name="gr19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0">
      <style:text-properties/>
      <style:paragraph-properties fo:text-align="left" fo:margin-left="0pt"/>
    </style:style>
    <style:style style:family="graphic" style:name="gr19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11">
      <style:text-properties/>
      <style:paragraph-properties fo:text-align="center" fo:margin-left="0pt"/>
    </style:style>
    <style:style style:family="text" style:name="T76">
      <style:text-properties fo:color="#000000" fo:font-family="Cantarell" style:font-family-complex="Cantarell" fo:font-size="14pt" style:font-size-asian="14pt" style:font-size-complex="14pt"/>
    </style:style>
    <style:style style:family="graphic" style:name="gr196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212">
      <style:text-properties/>
      <style:paragraph-properties/>
    </style:style>
    <style:style style:family="graphic" style:name="gr19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13">
      <style:text-properties/>
      <style:paragraph-properties fo:text-align="left" fo:margin-left="0pt"/>
    </style:style>
    <style:style style:family="graphic" style:name="gr198">
      <style:graphic-properties draw:fill="none" draw:auto-grow-height="false" draw:auto-grow-width="false" draw:stroke="solid" svg:stroke-color="#000000" svg:stroke-width="0.03528cm"/>
    </style:style>
    <style:style style:family="paragraph" style:name="P214">
      <style:text-properties/>
      <style:paragraph-properties fo:text-align="left" fo:margin-left="0pt"/>
    </style:style>
    <style:style style:family="graphic" style:name="gr199">
      <style:graphic-properties draw:fill="none" draw:auto-grow-height="false" draw:auto-grow-width="false" draw:stroke="solid" svg:stroke-color="#000000" svg:stroke-width="0.03528cm"/>
    </style:style>
    <style:style style:family="paragraph" style:name="P215">
      <style:text-properties/>
      <style:paragraph-properties fo:text-align="left" fo:margin-left="0pt"/>
    </style:style>
    <style:style style:family="graphic" style:name="gr20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16">
      <style:text-properties/>
      <style:paragraph-properties fo:text-align="center" fo:margin-left="0pt"/>
    </style:style>
    <style:style style:family="text" style:name="T77">
      <style:text-properties fo:color="#000000" fo:font-family="Cantarell" style:font-family-complex="Cantarell" fo:font-size="14pt" style:font-size-asian="14pt" style:font-size-complex="14pt"/>
    </style:style>
    <style:style style:family="graphic" style:name="gr20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17">
      <style:text-properties/>
      <style:paragraph-properties/>
    </style:style>
    <style:style style:family="graphic" style:name="gr20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18">
      <style:text-properties/>
      <style:paragraph-properties/>
    </style:style>
    <style:style style:family="graphic" style:name="gr203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19">
      <style:text-properties/>
      <style:paragraph-properties fo:text-align="left" fo:margin-left="0pt"/>
    </style:style>
    <style:style style:family="graphic" style:name="gr204">
      <style:graphic-properties draw:fill-color="#ED7D31" draw:fill="solid" draw:auto-grow-height="false" draw:auto-grow-width="false" draw:stroke="none" fo:background-color="transparent"/>
    </style:style>
    <style:style style:family="paragraph" style:name="P220">
      <style:text-properties/>
      <style:paragraph-properties fo:text-align="left" fo:margin-left="0pt"/>
    </style:style>
    <style:style style:family="graphic" style:name="gr20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21">
      <style:text-properties/>
      <style:paragraph-properties/>
    </style:style>
    <style:style style:family="graphic" style:name="gr206">
      <style:graphic-properties draw:fill="none" draw:auto-grow-height="false" draw:auto-grow-width="false" draw:stroke="solid" svg:stroke-color="#000000" svg:stroke-width="0.03528cm"/>
    </style:style>
    <style:style style:family="paragraph" style:name="P222">
      <style:text-properties/>
      <style:paragraph-properties/>
    </style:style>
    <style:style style:family="graphic" style:name="gr207">
      <style:graphic-properties draw:fill-color="#547F34" draw:fill="solid" draw:auto-grow-height="false" draw:auto-grow-width="false" draw:stroke="none"/>
    </style:style>
    <style:style style:family="paragraph" style:name="P223">
      <style:text-properties/>
      <style:paragraph-properties fo:text-align="left" fo:margin-left="0pt"/>
    </style:style>
    <style:style style:family="graphic" style:name="gr208">
      <style:graphic-properties draw:fill-color="#244161" draw:fill="solid" draw:auto-grow-height="false" draw:auto-grow-width="false" draw:stroke="none"/>
    </style:style>
    <style:style style:family="paragraph" style:name="P224">
      <style:text-properties/>
      <style:paragraph-properties fo:text-align="left" fo:margin-left="0pt"/>
    </style:style>
    <style:style style:family="graphic" style:name="gr209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25">
      <style:text-properties/>
      <style:paragraph-properties fo:text-align="left" fo:margin-left="0pt"/>
    </style:style>
    <style:style style:family="graphic" style:name="gr210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26">
      <style:text-properties/>
      <style:paragraph-properties fo:text-align="left" fo:margin-left="0pt"/>
    </style:style>
    <style:style style:family="graphic" style:name="gr21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27">
      <style:text-properties/>
      <style:paragraph-properties fo:text-align="left" fo:margin-left="0pt"/>
    </style:style>
    <style:style style:family="graphic" style:name="gr21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28">
      <style:text-properties/>
      <style:paragraph-properties fo:text-align="center" fo:margin-left="0pt"/>
    </style:style>
    <style:style style:family="text" style:name="T78">
      <style:text-properties fo:color="#000000" fo:font-family="Cantarell" style:font-family-complex="Cantarell" fo:font-size="14pt" style:font-size-asian="14pt" style:font-size-complex="14pt"/>
    </style:style>
    <style:style style:family="graphic" style:name="gr213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229">
      <style:text-properties/>
      <style:paragraph-properties/>
    </style:style>
    <style:style style:family="graphic" style:name="gr2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0">
      <style:text-properties/>
      <style:paragraph-properties fo:text-align="center" fo:margin-left="0pt"/>
    </style:style>
    <style:style style:family="text" style:name="T79">
      <style:text-properties fo:color="#000000" fo:font-family="Cantarell" style:font-family-complex="Cantarell" fo:font-size="10pt" style:font-size-asian="10pt" style:font-size-complex="10pt"/>
    </style:style>
    <style:style style:family="graphic" style:name="gr215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31">
      <style:text-properties/>
      <style:paragraph-properties fo:text-align="left" fo:margin-left="0pt"/>
    </style:style>
    <style:style style:family="graphic" style:name="gr216">
      <style:graphic-properties draw:fill-color="#FFFFFF" draw:fill="solid" draw:auto-grow-height="false" draw:auto-grow-width="false" draw:stroke="none" fo:background-color="transparent"/>
    </style:style>
    <style:style style:family="paragraph" style:name="P232">
      <style:text-properties/>
      <style:paragraph-properties fo:text-align="left" fo:margin-left="0pt"/>
    </style:style>
    <style:style style:family="graphic" style:name="gr21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33">
      <style:text-properties/>
      <style:paragraph-properties/>
    </style:style>
    <style:style style:family="graphic" style:name="gr218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34">
      <style:text-properties/>
      <style:paragraph-properties fo:text-align="left" fo:margin-left="0pt"/>
    </style:style>
    <style:style style:family="graphic" style:name="gr2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5">
      <style:text-properties/>
      <style:paragraph-properties fo:line-height="14.12pt" fo:text-align="center" fo:margin-left="0pt" fo:margin-top="0pt" fo:margin-bottom="0pt"/>
    </style:style>
    <style:style style:family="text" style:name="T80">
      <style:text-properties fo:color="#000000" fo:font-family="Cantarell" style:font-family-complex="Cantarell" fo:font-size="10pt" style:font-size-asian="10pt" style:font-size-complex="10pt"/>
    </style:style>
    <style:style style:family="text" style:name="T81">
      <style:text-properties fo:color="#000000" fo:font-family="Cantarell" style:font-family-complex="Cantarell" fo:font-size="10pt" style:font-size-asian="10pt" style:font-size-complex="10pt"/>
    </style:style>
    <style:style style:family="text" style:name="T82">
      <style:text-properties fo:color="#000000" fo:font-family="Cantarell" style:font-family-complex="Cantarell" fo:font-size="10pt" style:font-size-asian="10pt" style:font-size-complex="10pt"/>
    </style:style>
    <style:style style:family="graphic" style:name="gr220">
      <style:graphic-properties draw:fill="none" draw:auto-grow-height="false" draw:auto-grow-width="false" draw:stroke="solid" svg:stroke-color="#000000" svg:stroke-width="0.03528cm"/>
    </style:style>
    <style:style style:family="paragraph" style:name="P236">
      <style:text-properties/>
      <style:paragraph-properties fo:text-align="left" fo:margin-left="0pt"/>
    </style:style>
    <style:style style:family="graphic" style:name="gr221">
      <style:graphic-properties draw:fill="none" draw:auto-grow-height="false" draw:auto-grow-width="false" draw:stroke="solid" svg:stroke-color="#000000" svg:stroke-width="0.03528cm"/>
    </style:style>
    <style:style style:family="paragraph" style:name="P237">
      <style:text-properties/>
      <style:paragraph-properties fo:text-align="left" fo:margin-left="0pt"/>
    </style:style>
    <style:style style:family="graphic" style:name="gr222">
      <style:graphic-properties draw:fill="none" draw:auto-grow-height="false" draw:auto-grow-width="false" draw:stroke="solid" svg:stroke-color="#000000" svg:stroke-width="0.03528cm"/>
    </style:style>
    <style:style style:family="paragraph" style:name="P238">
      <style:text-properties/>
      <style:paragraph-properties fo:text-align="left" fo:margin-left="0pt"/>
    </style:style>
    <style:style style:family="graphic" style:name="gr223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39">
      <style:text-properties/>
      <style:paragraph-properties fo:text-align="left" fo:margin-left="0pt"/>
    </style:style>
    <style:style style:family="text" style:name="T83">
      <style:text-properties fo:color="#000000" fo:font-family="Cantarell" style:font-family-complex="Cantarell" fo:font-size="14pt" style:font-size-asian="14pt" style:font-size-complex="14pt"/>
    </style:style>
    <style:style style:family="text" style:name="T84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24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240">
      <style:text-properties/>
      <style:paragraph-properties/>
    </style:style>
    <style:style style:family="graphic" style:name="gr22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1">
      <style:text-properties/>
      <style:paragraph-properties fo:text-align="center" fo:margin-left="0pt"/>
    </style:style>
    <style:style style:family="text" style:name="T85">
      <style:text-properties fo:color="#000000" fo:font-family="Cantarell" style:font-family-complex="Cantarell" fo:font-size="14pt" style:font-size-asian="14pt" style:font-size-complex="14pt"/>
    </style:style>
    <style:style style:family="graphic" style:name="gr22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2">
      <style:text-properties/>
      <style:paragraph-properties fo:text-align="center" fo:margin-left="0pt"/>
    </style:style>
    <style:style style:family="text" style:name="T86">
      <style:text-properties fo:color="#000000" fo:font-family="Cantarell" style:font-family-complex="Cantarell" fo:font-size="18pt" style:font-size-asian="18pt" style:font-size-complex="18pt"/>
    </style:style>
    <style:style style:family="graphic" style:name="gr22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3">
      <style:text-properties/>
      <style:paragraph-properties fo:text-align="center" fo:margin-left="0pt"/>
    </style:style>
    <style:style style:family="text" style:name="T87">
      <style:text-properties fo:color="#000000" fo:font-family="Cantarell" style:font-family-complex="Cantarell" fo:font-size="18pt" style:font-size-asian="18pt" style:font-size-complex="18pt"/>
    </style:style>
    <style:style style:family="graphic" style:name="gr228">
      <style:graphic-properties draw:fill="none" draw:auto-grow-height="false" draw:auto-grow-width="false" draw:stroke="solid" draw:marker-end="" draw:marker-end-width="5pt" svg:stroke-color="#000000" svg:stroke-width="0.03528cm"/>
    </style:style>
    <style:style style:family="paragraph" style:name="P244">
      <style:text-properties/>
      <style:paragraph-properties/>
    </style:style>
    <style:style style:family="graphic" style:name="gr22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5">
      <style:text-properties/>
      <style:paragraph-properties fo:text-align="center" fo:margin-left="0pt"/>
    </style:style>
    <style:style style:family="text" style:name="T88">
      <style:text-properties fo:color="#000000" fo:font-family="Cantarell" style:font-family-complex="Cantarell" fo:font-size="14pt" style:font-size-asian="14pt" style:font-size-complex="14pt"/>
    </style:style>
    <style:style style:family="graphic" style:name="gr23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6">
      <style:text-properties/>
      <style:paragraph-properties fo:text-align="left" fo:margin-left="0pt"/>
    </style:style>
    <style:style style:family="text" style:name="T89">
      <style:text-properties fo:color="#000000" fo:font-family="Cantarell" style:font-family-complex="Cantarell" fo:font-size="14pt" style:font-size-asian="14pt" style:font-size-complex="14pt"/>
    </style:style>
    <style:style style:family="text" style:name="T90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31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47">
      <style:text-properties/>
      <style:paragraph-properties/>
    </style:style>
    <style:style style:family="graphic" style:name="gr23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48">
      <style:text-properties/>
      <style:paragraph-properties fo:text-align="center" fo:margin-left="0pt"/>
    </style:style>
    <style:style style:family="text" style:name="T91">
      <style:text-properties fo:color="#000000" fo:font-family="Cantarell" style:font-family-complex="Cantarell" fo:font-size="14pt" style:font-size-asian="14pt" style:font-size-complex="14pt"/>
    </style:style>
    <style:style style:family="graphic" style:name="gr23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49">
      <style:text-properties/>
      <style:paragraph-properties/>
    </style:style>
    <style:style style:family="graphic" style:name="gr23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0">
      <style:text-properties/>
      <style:paragraph-properties fo:text-align="left" fo:margin-left="0pt"/>
    </style:style>
    <style:style style:family="graphic" style:name="gr235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1">
      <style:text-properties/>
      <style:paragraph-properties fo:text-align="left" fo:margin-left="0pt"/>
    </style:style>
    <style:style style:family="graphic" style:name="gr23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52">
      <style:text-properties/>
      <style:paragraph-properties fo:text-align="left" fo:margin-left="0pt"/>
    </style:style>
    <style:style style:family="graphic" style:name="gr23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53">
      <style:text-properties/>
      <style:paragraph-properties fo:text-align="center" fo:margin-left="0pt"/>
    </style:style>
    <style:style style:family="text" style:name="T92">
      <style:text-properties fo:color="#000000" fo:font-family="Cantarell" style:font-family-complex="Cantarell" fo:font-size="14pt" style:font-size-asian="14pt" style:font-size-complex="14pt"/>
    </style:style>
    <style:style style:family="graphic" style:name="gr238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254">
      <style:text-properties/>
      <style:paragraph-properties/>
    </style:style>
    <style:style style:family="graphic" style:name="gr239">
      <style:graphic-properties draw:fill="none" draw:auto-grow-height="false" draw:auto-grow-width="false" draw:stroke="solid" svg:stroke-color="#000000" svg:stroke-width="0.03528cm"/>
    </style:style>
    <style:style style:family="paragraph" style:name="P255">
      <style:text-properties/>
      <style:paragraph-properties/>
    </style:style>
    <style:style style:family="graphic" style:name="gr24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56">
      <style:text-properties/>
      <style:paragraph-properties/>
    </style:style>
    <style:style style:family="drawing-page" style:name="dp11">
      <style:drawing-page-properties/>
    </style:style>
    <style:style style:family="presentation" style:name="pr18">
      <style:graphic-properties draw:fill="none" draw:auto-grow-height="false" draw:auto-grow-width="false" draw:stroke="none" fo:background-color="transparent"/>
    </style:style>
    <style:style style:family="paragraph" style:name="P257">
      <style:text-properties/>
      <style:paragraph-properties/>
    </style:style>
    <style:style style:family="presentation" style:name="pr19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58">
      <style:text-properties/>
      <style:paragraph-properties/>
    </style:style>
    <style:style style:family="presentation" style:name="pr20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59">
      <style:text-properties/>
      <style:paragraph-properties fo:text-align="right"/>
    </style:style>
    <style:style style:family="text" style:name="T93">
      <style:text-properties/>
    </style:style>
    <style:style style:family="drawing-page" style:name="dp12">
      <style:drawing-page-properties/>
    </style:style>
    <style:style style:family="graphic" style:name="gr241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60">
      <style:text-properties/>
      <style:paragraph-properties fo:text-align="left" fo:margin-left="0pt"/>
    </style:style>
    <style:style style:family="graphic" style:name="gr24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61">
      <style:text-properties/>
      <style:paragraph-properties fo:text-align="left" fo:margin-left="0pt"/>
    </style:style>
    <style:style style:family="graphic" style:name="gr24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2">
      <style:text-properties/>
      <style:paragraph-properties fo:line-height="14.13pt" fo:text-align="center" fo:margin-left="0pt" fo:margin-top="0pt" fo:margin-bottom="0pt"/>
    </style:style>
    <style:style style:family="text" style:name="T94">
      <style:text-properties fo:color="#000000" fo:font-family="Cantarell" style:font-family-complex="Cantarell" fo:font-size="10pt" style:font-size-asian="10pt" style:font-size-complex="10pt"/>
    </style:style>
    <style:style style:family="text" style:name="T95">
      <style:text-properties fo:color="#000000" fo:font-family="Cantarell" style:font-family-complex="Cantarell" fo:font-size="10pt" style:font-size-asian="10pt" style:font-size-complex="10pt"/>
    </style:style>
    <style:style style:family="text" style:name="T96">
      <style:text-properties fo:color="#000000" fo:font-family="Cantarell" style:font-family-complex="Cantarell" fo:font-size="10pt" style:font-size-asian="10pt" style:font-size-complex="10pt"/>
    </style:style>
    <style:style style:family="graphic" style:name="gr244">
      <style:graphic-properties draw:fill="none" draw:auto-grow-height="false" draw:auto-grow-width="false" draw:stroke="solid" svg:stroke-color="#000000" svg:stroke-width="0.03528cm"/>
    </style:style>
    <style:style style:family="paragraph" style:name="P263">
      <style:text-properties/>
      <style:paragraph-properties fo:text-align="left" fo:margin-left="0pt"/>
    </style:style>
    <style:style style:family="graphic" style:name="gr245">
      <style:graphic-properties draw:fill="none" draw:auto-grow-height="false" draw:auto-grow-width="false" draw:stroke="solid" svg:stroke-color="#000000" svg:stroke-width="0.03528cm"/>
    </style:style>
    <style:style style:family="paragraph" style:name="P264">
      <style:text-properties/>
      <style:paragraph-properties fo:text-align="left" fo:margin-left="0pt"/>
    </style:style>
    <style:style style:family="graphic" style:name="gr246">
      <style:graphic-properties draw:fill="none" draw:auto-grow-height="false" draw:auto-grow-width="false" draw:stroke="solid" svg:stroke-color="#000000" svg:stroke-width="0.03528cm"/>
    </style:style>
    <style:style style:family="paragraph" style:name="P265">
      <style:text-properties/>
      <style:paragraph-properties fo:text-align="left" fo:margin-left="0pt"/>
    </style:style>
    <style:style style:family="graphic" style:name="gr24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66">
      <style:text-properties/>
      <style:paragraph-properties fo:text-align="left" fo:margin-left="0pt"/>
    </style:style>
    <style:style style:family="graphic" style:name="gr24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7">
      <style:text-properties/>
      <style:paragraph-properties fo:line-height="14.12pt" fo:text-align="center" fo:margin-left="0pt" fo:margin-top="0pt" fo:margin-bottom="0pt"/>
    </style:style>
    <style:style style:family="text" style:name="T97">
      <style:text-properties fo:color="#000000" fo:font-family="Cantarell" style:font-family-complex="Cantarell" fo:font-size="10pt" style:font-size-asian="10pt" style:font-size-complex="10pt"/>
    </style:style>
    <style:style style:family="text" style:name="T98">
      <style:text-properties fo:color="#000000" fo:font-family="Cantarell" style:font-family-complex="Cantarell" fo:font-size="10pt" style:font-size-asian="10pt" style:font-size-complex="10pt"/>
    </style:style>
    <style:style style:family="text" style:name="T99">
      <style:text-properties fo:color="#000000" fo:font-family="Cantarell" style:font-family-complex="Cantarell" fo:font-size="10pt" style:font-size-asian="10pt" style:font-size-complex="10pt"/>
    </style:style>
    <style:style style:family="graphic" style:name="gr249">
      <style:graphic-properties draw:fill="none" draw:auto-grow-height="false" draw:auto-grow-width="false" draw:stroke="solid" svg:stroke-color="#000000" svg:stroke-width="0.03528cm"/>
    </style:style>
    <style:style style:family="paragraph" style:name="P268">
      <style:text-properties/>
      <style:paragraph-properties fo:text-align="left" fo:margin-left="0pt"/>
    </style:style>
    <style:style style:family="graphic" style:name="gr250">
      <style:graphic-properties draw:fill="none" draw:auto-grow-height="false" draw:auto-grow-width="false" draw:stroke="solid" svg:stroke-color="#000000" svg:stroke-width="0.03528cm"/>
    </style:style>
    <style:style style:family="paragraph" style:name="P269">
      <style:text-properties/>
      <style:paragraph-properties fo:text-align="left" fo:margin-left="0pt"/>
    </style:style>
    <style:style style:family="graphic" style:name="gr251">
      <style:graphic-properties draw:fill="none" draw:auto-grow-height="false" draw:auto-grow-width="false" draw:stroke="solid" svg:stroke-color="#000000" svg:stroke-width="0.03528cm"/>
    </style:style>
    <style:style style:family="paragraph" style:name="P270">
      <style:text-properties/>
      <style:paragraph-properties fo:text-align="left" fo:margin-left="0pt"/>
    </style:style>
    <style:style style:family="graphic" style:name="gr25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271">
      <style:text-properties/>
      <style:paragraph-properties fo:text-align="left" fo:margin-left="0pt"/>
    </style:style>
    <style:style style:family="graphic" style:name="gr25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2">
      <style:text-properties/>
      <style:paragraph-properties fo:line-height="14.12pt" fo:text-align="center" fo:margin-left="0pt" fo:margin-top="0pt" fo:margin-bottom="0pt"/>
    </style:style>
    <style:style style:family="text" style:name="T100">
      <style:text-properties fo:color="#000000" fo:font-family="Cantarell" style:font-family-complex="Cantarell" fo:font-size="10pt" style:font-size-asian="10pt" style:font-size-complex="10pt"/>
    </style:style>
    <style:style style:family="text" style:name="T101">
      <style:text-properties fo:color="#000000" fo:font-family="Cantarell" style:font-family-complex="Cantarell" fo:font-size="10pt" style:font-size-asian="10pt" style:font-size-complex="10pt"/>
    </style:style>
    <style:style style:family="text" style:name="T102">
      <style:text-properties fo:color="#000000" fo:font-family="Cantarell" style:font-family-complex="Cantarell" fo:font-size="10pt" style:font-size-asian="10pt" style:font-size-complex="10pt"/>
    </style:style>
    <style:style style:family="graphic" style:name="gr254">
      <style:graphic-properties draw:fill="none" draw:auto-grow-height="false" draw:auto-grow-width="false" draw:stroke="solid" svg:stroke-color="#000000" svg:stroke-width="0.03528cm"/>
    </style:style>
    <style:style style:family="paragraph" style:name="P273">
      <style:text-properties/>
      <style:paragraph-properties fo:text-align="left" fo:margin-left="0pt"/>
    </style:style>
    <style:style style:family="graphic" style:name="gr255">
      <style:graphic-properties draw:fill="none" draw:auto-grow-height="false" draw:auto-grow-width="false" draw:stroke="solid" svg:stroke-color="#000000" svg:stroke-width="0.03528cm"/>
    </style:style>
    <style:style style:family="paragraph" style:name="P274">
      <style:text-properties/>
      <style:paragraph-properties fo:text-align="left" fo:margin-left="0pt"/>
    </style:style>
    <style:style style:family="graphic" style:name="gr256">
      <style:graphic-properties draw:fill="none" draw:auto-grow-height="false" draw:auto-grow-width="false" draw:stroke="solid" svg:stroke-color="#000000" svg:stroke-width="0.03528cm"/>
    </style:style>
    <style:style style:family="paragraph" style:name="P275">
      <style:text-properties/>
      <style:paragraph-properties fo:text-align="left" fo:margin-left="0pt"/>
    </style:style>
    <style:style style:family="graphic" style:name="gr25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6">
      <style:text-properties/>
      <style:paragraph-properties fo:text-align="left" fo:margin-left="0pt"/>
    </style:style>
    <style:style style:family="text" style:name="T103">
      <style:text-properties fo:color="#000000" fo:font-family="Cantarell" style:font-family-complex="Cantarell" fo:font-size="14pt" style:font-size-asian="14pt" style:font-size-complex="14pt"/>
    </style:style>
    <style:style style:family="graphic" style:name="gr25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7">
      <style:text-properties/>
      <style:paragraph-properties fo:text-align="left" fo:margin-left="0pt"/>
    </style:style>
    <style:style style:family="text" style:name="T104">
      <style:text-properties fo:color="#000000" fo:font-family="Cantarell" style:font-family-complex="Cantarell" fo:font-size="14pt" style:font-size-asian="14pt" style:font-size-complex="14pt"/>
    </style:style>
    <style:style style:family="graphic" style:name="gr25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8">
      <style:text-properties/>
      <style:paragraph-properties fo:text-align="left" fo:margin-left="0pt"/>
    </style:style>
    <style:style style:family="text" style:name="T105">
      <style:text-properties fo:color="#000000" fo:font-family="Cantarell" style:font-family-complex="Cantarell" fo:font-size="14pt" style:font-size-asian="14pt" style:font-size-complex="14pt"/>
    </style:style>
    <style:style style:family="text" style:name="T106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26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79">
      <style:text-properties/>
      <style:paragraph-properties fo:text-align="center" fo:margin-left="0pt"/>
    </style:style>
    <style:style style:family="text" style:name="T107">
      <style:text-properties fo:color="#000000" fo:font-family="Cantarell" style:font-family-complex="Cantarell" fo:font-size="14pt" style:font-size-asian="14pt" style:font-size-complex="14pt"/>
    </style:style>
    <style:style style:family="graphic" style:name="gr26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80">
      <style:text-properties/>
      <style:paragraph-properties fo:text-align="center" fo:margin-left="0pt"/>
    </style:style>
    <style:style style:family="text" style:name="T108">
      <style:text-properties fo:color="#000000" fo:font-family="Cantarell" style:font-family-complex="Cantarell" fo:font-size="14pt" style:font-size-asian="14pt" style:font-size-complex="14pt"/>
    </style:style>
    <style:style style:family="graphic" style:name="gr26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281">
      <style:text-properties/>
      <style:paragraph-properties/>
    </style:style>
    <style:style style:family="graphic" style:name="gr26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2">
      <style:text-properties/>
      <style:paragraph-properties/>
    </style:style>
    <style:style style:family="graphic" style:name="gr264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283">
      <style:text-properties/>
      <style:paragraph-properties fo:text-align="left" fo:margin-left="0pt"/>
    </style:style>
    <style:style style:family="graphic" style:name="gr265">
      <style:graphic-properties draw:fill-color="#ED7D31" draw:fill="solid" draw:auto-grow-height="false" draw:auto-grow-width="false" draw:stroke="none" fo:background-color="transparent"/>
    </style:style>
    <style:style style:family="paragraph" style:name="P284">
      <style:text-properties/>
      <style:paragraph-properties fo:text-align="left" fo:margin-left="0pt"/>
    </style:style>
    <style:style style:family="graphic" style:name="gr266">
      <style:graphic-properties draw:fill-color="#547F34" draw:fill="solid" draw:auto-grow-height="false" draw:auto-grow-width="false" draw:stroke="none"/>
    </style:style>
    <style:style style:family="paragraph" style:name="P285">
      <style:text-properties/>
      <style:paragraph-properties fo:text-align="left" fo:margin-left="0pt"/>
    </style:style>
    <style:style style:family="graphic" style:name="gr26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6">
      <style:text-properties/>
      <style:paragraph-properties/>
    </style:style>
    <style:style style:family="graphic" style:name="gr26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7">
      <style:text-properties/>
      <style:paragraph-properties/>
    </style:style>
    <style:style style:family="graphic" style:name="gr26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288">
      <style:text-properties/>
      <style:paragraph-properties/>
    </style:style>
    <style:style style:family="graphic" style:name="gr270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289">
      <style:text-properties/>
      <style:paragraph-properties/>
    </style:style>
    <style:style style:family="graphic" style:name="gr271">
      <style:graphic-properties draw:fill="none" draw:auto-grow-height="false" draw:auto-grow-width="false" draw:stroke="solid" svg:stroke-color="#000000" svg:stroke-width="0.03528cm"/>
    </style:style>
    <style:style style:family="paragraph" style:name="P290">
      <style:text-properties/>
      <style:paragraph-properties/>
    </style:style>
    <style:style style:family="graphic" style:name="gr272">
      <style:graphic-properties draw:fill="none" draw:auto-grow-height="false" draw:auto-grow-width="false" draw:stroke="solid" svg:stroke-color="#000000" svg:stroke-width="0.03528cm"/>
    </style:style>
    <style:style style:family="paragraph" style:name="P291">
      <style:text-properties/>
      <style:paragraph-properties/>
    </style:style>
    <style:style style:family="graphic" style:name="gr273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292">
      <style:text-properties/>
      <style:paragraph-properties fo:text-align="center" fo:margin-left="0pt"/>
    </style:style>
    <style:style style:family="text" style:name="T109">
      <style:text-properties fo:font-family="Cantarell" style:font-family-complex="Cantarell" fo:font-size="14pt" style:font-size-asian="14pt" style:font-size-complex="14pt"/>
    </style:style>
    <style:style style:family="graphic" style:name="gr274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293">
      <style:text-properties/>
      <style:paragraph-properties/>
    </style:style>
    <style:style style:family="graphic" style:name="gr27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4">
      <style:text-properties/>
      <style:paragraph-properties fo:text-align="center" fo:margin-left="0pt"/>
    </style:style>
    <style:style style:family="text" style:name="T110">
      <style:text-properties fo:color="#000000" fo:font-family="Cantarell" style:font-family-complex="Cantarell" fo:font-size="10pt" style:font-size-asian="10pt" style:font-size-complex="10pt"/>
    </style:style>
    <style:style style:family="graphic" style:name="gr276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295">
      <style:text-properties/>
      <style:paragraph-properties/>
    </style:style>
    <style:style style:family="graphic" style:name="gr277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296">
      <style:text-properties/>
      <style:paragraph-properties/>
    </style:style>
    <style:style style:family="graphic" style:name="gr278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297">
      <style:text-properties/>
      <style:paragraph-properties/>
    </style:style>
    <style:style style:family="graphic" style:name="gr279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298">
      <style:text-properties/>
      <style:paragraph-properties/>
    </style:style>
    <style:style style:family="graphic" style:name="gr28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299">
      <style:text-properties/>
      <style:paragraph-properties fo:text-align="left" fo:margin-left="0pt"/>
    </style:style>
    <style:style style:family="text" style:name="T111">
      <style:text-properties fo:color="#000000" fo:font-family="Cantarell" style:font-family-complex="Cantarell" fo:font-size="10pt" style:font-size-asian="10pt" style:font-size-complex="10pt"/>
    </style:style>
    <style:style style:family="graphic" style:name="gr281">
      <style:graphic-properties draw:fill="none" draw:auto-grow-height="false" draw:auto-grow-width="false" draw:stroke="solid" draw:marker-end="TriangleMarker" draw:marker-end-width="2.778pt" svg:stroke-color="#000000" svg:stroke-width="0.03528cm"/>
    </style:style>
    <style:style style:family="paragraph" style:name="P300">
      <style:text-properties/>
      <style:paragraph-properties/>
    </style:style>
    <style:style style:family="graphic" style:name="gr282">
      <style:graphic-properties draw:fill="none" draw:auto-grow-height="false" draw:auto-grow-width="false" draw:stroke="solid" svg:stroke-color="#000000" svg:stroke-width="0.03528cm"/>
    </style:style>
    <style:style style:family="paragraph" style:name="P301">
      <style:text-properties/>
      <style:paragraph-properties/>
    </style:style>
    <style:style style:family="graphic" style:name="gr283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02">
      <style:text-properties/>
      <style:paragraph-properties/>
    </style:style>
    <style:style style:family="graphic" style:name="gr284">
      <style:graphic-properties draw:fill="none" draw:auto-grow-height="false" draw:auto-grow-width="false" draw:stroke="solid" svg:stroke-color="#000000" svg:stroke-width="0.03528cm"/>
    </style:style>
    <style:style style:family="paragraph" style:name="P303">
      <style:text-properties/>
      <style:paragraph-properties/>
    </style:style>
    <style:style style:family="drawing-page" style:name="dp13">
      <style:drawing-page-properties/>
    </style:style>
    <style:style style:family="presentation" style:name="pr21">
      <style:graphic-properties draw:fill="none" draw:auto-grow-height="false" draw:auto-grow-width="false" draw:stroke="none" fo:background-color="transparent"/>
    </style:style>
    <style:style style:family="paragraph" style:name="P304">
      <style:text-properties/>
      <style:paragraph-properties/>
    </style:style>
    <style:style style:family="presentation" style:name="pr2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05">
      <style:text-properties/>
      <style:paragraph-properties/>
    </style:style>
    <style:style style:family="presentation" style:name="pr23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06">
      <style:text-properties/>
      <style:paragraph-properties fo:text-align="right"/>
    </style:style>
    <style:style style:family="text" style:name="T112">
      <style:text-properties/>
    </style:style>
    <style:style style:family="drawing-page" style:name="dp14">
      <style:drawing-page-properties/>
    </style:style>
    <style:style style:family="graphic" style:name="gr28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7">
      <style:text-properties/>
      <style:paragraph-properties/>
    </style:style>
    <style:style style:family="text" style:name="T113">
      <style:text-properties/>
    </style:style>
    <style:style style:family="graphic" style:name="gr28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08">
      <style:text-properties/>
      <style:paragraph-properties fo:text-align="center" fo:margin-left="0pt"/>
    </style:style>
    <style:style style:family="text" style:name="T114">
      <style:text-properties fo:color="#000000" fo:font-family="Cantarell" style:font-family-complex="Cantarell" fo:font-size="14pt" style:font-size-asian="14pt" style:font-size-complex="14pt"/>
    </style:style>
    <style:style style:family="graphic" style:name="gr28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09">
      <style:text-properties/>
      <style:paragraph-properties/>
    </style:style>
    <style:style style:family="graphic" style:name="gr288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0">
      <style:text-properties/>
      <style:paragraph-properties/>
    </style:style>
    <style:style style:family="graphic" style:name="gr289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11">
      <style:text-properties/>
      <style:paragraph-properties fo:text-align="left" fo:margin-left="0pt"/>
    </style:style>
    <style:style style:family="graphic" style:name="gr290">
      <style:graphic-properties draw:fill-color="#ED7D31" draw:fill="solid" draw:auto-grow-height="false" draw:auto-grow-width="false" draw:stroke="none" fo:background-color="transparent"/>
    </style:style>
    <style:style style:family="paragraph" style:name="P312">
      <style:text-properties/>
      <style:paragraph-properties fo:text-align="left" fo:margin-left="0pt"/>
    </style:style>
    <style:style style:family="graphic" style:name="gr291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13">
      <style:text-properties/>
      <style:paragraph-properties/>
    </style:style>
    <style:style style:family="graphic" style:name="gr292">
      <style:graphic-properties draw:fill="none" draw:auto-grow-height="false" draw:auto-grow-width="false" draw:stroke="solid" draw:marker-end="TriangleMarker" draw:marker-end-width="2.778pt" svg:stroke-color="#000000" svg:stroke-width="0.03528cm"/>
    </style:style>
    <style:style style:family="paragraph" style:name="P314">
      <style:text-properties/>
      <style:paragraph-properties/>
    </style:style>
    <style:style style:family="graphic" style:name="gr293">
      <style:graphic-properties draw:fill="none" draw:auto-grow-height="false" draw:auto-grow-width="false" draw:stroke="solid" svg:stroke-color="#000000" svg:stroke-width="0.03528cm"/>
    </style:style>
    <style:style style:family="paragraph" style:name="P315">
      <style:text-properties/>
      <style:paragraph-properties/>
    </style:style>
    <style:style style:family="graphic" style:name="gr294">
      <style:graphic-properties draw:fill-color="#547F34" draw:fill="solid" draw:auto-grow-height="false" draw:auto-grow-width="false" draw:stroke="none"/>
    </style:style>
    <style:style style:family="paragraph" style:name="P316">
      <style:text-properties/>
      <style:paragraph-properties fo:text-align="left" fo:margin-left="0pt"/>
    </style:style>
    <style:style style:family="graphic" style:name="gr295">
      <style:graphic-properties draw:fill-color="#244161" draw:fill="solid" draw:auto-grow-height="false" draw:auto-grow-width="false" draw:stroke="none"/>
    </style:style>
    <style:style style:family="paragraph" style:name="P317">
      <style:text-properties/>
      <style:paragraph-properties fo:text-align="left" fo:margin-left="0pt"/>
    </style:style>
    <style:style style:family="graphic" style:name="gr29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8">
      <style:text-properties/>
      <style:paragraph-properties fo:text-align="left" fo:margin-left="0pt"/>
    </style:style>
    <style:style style:family="graphic" style:name="gr29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19">
      <style:text-properties/>
      <style:paragraph-properties fo:text-align="left" fo:margin-left="0pt"/>
    </style:style>
    <style:style style:family="graphic" style:name="gr29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0">
      <style:text-properties/>
      <style:paragraph-properties fo:text-align="left" fo:margin-left="0pt"/>
    </style:style>
    <style:style style:family="graphic" style:name="gr29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1">
      <style:text-properties/>
      <style:paragraph-properties fo:text-align="center" fo:margin-left="0pt"/>
    </style:style>
    <style:style style:family="text" style:name="T115">
      <style:text-properties fo:color="#000000" fo:font-family="Cantarell" style:font-family-complex="Cantarell" fo:font-size="14pt" style:font-size-asian="14pt" style:font-size-complex="14pt"/>
    </style:style>
    <style:style style:family="graphic" style:name="gr300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322">
      <style:text-properties/>
      <style:paragraph-properties/>
    </style:style>
    <style:style style:family="graphic" style:name="gr30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23">
      <style:text-properties/>
      <style:paragraph-properties fo:text-align="center" fo:margin-left="0pt"/>
    </style:style>
    <style:style style:family="text" style:name="T116">
      <style:text-properties fo:color="#000000" fo:font-family="Cantarell" style:font-family-complex="Cantarell" fo:font-size="14pt" style:font-size-asian="14pt" style:font-size-complex="14pt"/>
    </style:style>
    <style:style style:family="graphic" style:name="gr302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24">
      <style:text-properties/>
      <style:paragraph-properties/>
    </style:style>
    <style:style style:family="graphic" style:name="gr303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25">
      <style:text-properties/>
      <style:paragraph-properties fo:text-align="left" fo:margin-left="0pt"/>
    </style:style>
    <style:style style:family="graphic" style:name="gr304">
      <style:graphic-properties draw:fill-color="#FFFFFF" draw:fill="solid" draw:auto-grow-height="false" draw:auto-grow-width="false" draw:stroke="none" fo:background-color="transparent"/>
    </style:style>
    <style:style style:family="paragraph" style:name="P326">
      <style:text-properties/>
      <style:paragraph-properties fo:text-align="left" fo:margin-left="0pt"/>
    </style:style>
    <style:style style:family="graphic" style:name="gr305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27">
      <style:text-properties/>
      <style:paragraph-properties/>
    </style:style>
    <style:style style:family="graphic" style:name="gr306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8">
      <style:text-properties/>
      <style:paragraph-properties fo:text-align="left" fo:margin-left="0pt"/>
    </style:style>
    <style:style style:family="graphic" style:name="gr307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29">
      <style:text-properties/>
      <style:paragraph-properties fo:text-align="left" fo:margin-left="0pt"/>
    </style:style>
    <style:style style:family="graphic" style:name="gr308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30">
      <style:text-properties/>
      <style:paragraph-properties fo:text-align="left" fo:margin-left="0pt"/>
    </style:style>
    <style:style style:family="graphic" style:name="gr30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1">
      <style:text-properties/>
      <style:paragraph-properties fo:text-align="center" fo:margin-left="0pt"/>
    </style:style>
    <style:style style:family="text" style:name="T117">
      <style:text-properties fo:color="#000000" fo:font-family="Cantarell" style:font-family-complex="Cantarell" fo:font-size="14pt" style:font-size-asian="14pt" style:font-size-complex="14pt"/>
    </style:style>
    <style:style style:family="graphic" style:name="gr310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32">
      <style:text-properties/>
      <style:paragraph-properties/>
    </style:style>
    <style:style style:family="graphic" style:name="gr311">
      <style:graphic-properties draw:fill="none" draw:auto-grow-height="false" draw:auto-grow-width="false" draw:stroke="solid" svg:stroke-color="#000000" svg:stroke-width="0.03528cm"/>
    </style:style>
    <style:style style:family="paragraph" style:name="P333">
      <style:text-properties/>
      <style:paragraph-properties/>
    </style:style>
    <style:style style:family="graphic" style:name="gr312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334">
      <style:text-properties/>
      <style:paragraph-properties fo:text-align="center" fo:margin-left="0pt"/>
    </style:style>
    <style:style style:family="text" style:name="T118">
      <style:text-properties fo:font-family="Cantarell" style:font-family-complex="Cantarell" fo:font-size="14pt" style:font-size-asian="14pt" style:font-size-complex="14pt"/>
    </style:style>
    <style:style style:family="graphic" style:name="gr313">
      <style:graphic-properties draw:fill="none" draw:auto-grow-height="false" draw:auto-grow-width="false" draw:stroke="solid" svg:stroke-color="#000000" svg:stroke-width="0.03528cm"/>
    </style:style>
    <style:style style:family="paragraph" style:name="P335">
      <style:text-properties/>
      <style:paragraph-properties/>
    </style:style>
    <style:style style:family="graphic" style:name="gr314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36">
      <style:text-properties/>
      <style:paragraph-properties/>
    </style:style>
    <style:style style:family="graphic" style:name="gr315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337">
      <style:text-properties/>
      <style:paragraph-properties/>
    </style:style>
    <style:style style:family="graphic" style:name="gr31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38">
      <style:text-properties/>
      <style:paragraph-properties fo:text-align="center" fo:margin-left="0pt"/>
    </style:style>
    <style:style style:family="text" style:name="T119">
      <style:text-properties fo:color="#000000" fo:font-family="Cantarell" style:font-family-complex="Cantarell" fo:font-size="10pt" style:font-size-asian="10pt" style:font-size-complex="10pt"/>
    </style:style>
    <style:style style:family="graphic" style:name="gr317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39">
      <style:text-properties/>
      <style:paragraph-properties/>
    </style:style>
    <style:style style:family="graphic" style:name="gr318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340">
      <style:text-properties/>
      <style:paragraph-properties/>
    </style:style>
    <style:style style:family="graphic" style:name="gr319">
      <style:graphic-properties draw:fill="none" draw:auto-grow-height="false" draw:auto-grow-width="false" draw:stroke="solid" draw:marker-end="TriangleMarker" draw:marker-end-width="1.196pt" svg:stroke-color="#000000" svg:stroke-width="0.03528cm" style:mirror="vertical"/>
    </style:style>
    <style:style style:family="paragraph" style:name="P341">
      <style:text-properties/>
      <style:paragraph-properties/>
    </style:style>
    <style:style style:family="graphic" style:name="gr320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42">
      <style:text-properties/>
      <style:paragraph-properties/>
    </style:style>
    <style:style style:family="graphic" style:name="gr32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43">
      <style:text-properties/>
      <style:paragraph-properties fo:text-align="left" fo:margin-left="0pt"/>
    </style:style>
    <style:style style:family="text" style:name="T120">
      <style:text-properties fo:color="#000000" fo:font-family="Cantarell" style:font-family-complex="Cantarell" fo:font-size="10pt" style:font-size-asian="10pt" style:font-size-complex="10pt"/>
    </style:style>
    <style:style style:family="graphic" style:name="gr322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44">
      <style:text-properties/>
      <style:paragraph-properties fo:text-align="left" fo:margin-left="0pt"/>
    </style:style>
    <style:style style:family="graphic" style:name="gr32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45">
      <style:text-properties/>
      <style:paragraph-properties fo:line-height="14.11pt" fo:text-align="center" fo:margin-left="0pt" fo:margin-top="0pt" fo:margin-bottom="0pt"/>
    </style:style>
    <style:style style:family="text" style:name="T121">
      <style:text-properties fo:color="#000000" fo:font-family="Cantarell" style:font-family-complex="Cantarell" fo:font-size="10pt" style:font-size-asian="10pt" style:font-size-complex="10pt"/>
    </style:style>
    <style:style style:family="text" style:name="T122">
      <style:text-properties fo:color="#000000" fo:font-family="Cantarell" style:font-family-complex="Cantarell" fo:font-size="10pt" style:font-size-asian="10pt" style:font-size-complex="10pt"/>
    </style:style>
    <style:style style:family="text" style:name="T123">
      <style:text-properties fo:color="#000000" fo:font-family="Cantarell" style:font-family-complex="Cantarell" fo:font-size="10pt" style:font-size-asian="10pt" style:font-size-complex="10pt"/>
    </style:style>
    <style:style style:family="graphic" style:name="gr324">
      <style:graphic-properties draw:fill="none" draw:auto-grow-height="false" draw:auto-grow-width="false" draw:stroke="solid" svg:stroke-color="#000000" svg:stroke-width="0.03528cm"/>
    </style:style>
    <style:style style:family="paragraph" style:name="P346">
      <style:text-properties/>
      <style:paragraph-properties fo:text-align="left" fo:margin-left="0pt"/>
    </style:style>
    <style:style style:family="graphic" style:name="gr325">
      <style:graphic-properties draw:fill="none" draw:auto-grow-height="false" draw:auto-grow-width="false" draw:stroke="solid" svg:stroke-color="#000000" svg:stroke-width="0.03528cm"/>
    </style:style>
    <style:style style:family="paragraph" style:name="P347">
      <style:text-properties/>
      <style:paragraph-properties fo:text-align="left" fo:margin-left="0pt"/>
    </style:style>
    <style:style style:family="graphic" style:name="gr326">
      <style:graphic-properties draw:fill="none" draw:auto-grow-height="false" draw:auto-grow-width="false" draw:stroke="solid" svg:stroke-color="#000000" svg:stroke-width="0.03528cm"/>
    </style:style>
    <style:style style:family="paragraph" style:name="P348">
      <style:text-properties/>
      <style:paragraph-properties fo:text-align="left" fo:margin-left="0pt"/>
    </style:style>
    <style:style style:family="graphic" style:name="gr327">
      <style:graphic-properties draw:fill="none" draw:auto-grow-height="false" draw:auto-grow-width="false" draw:stroke="solid" svg:stroke-color="#000000" svg:stroke-width="0.03528cm"/>
    </style:style>
    <style:style style:family="paragraph" style:name="P349">
      <style:text-properties/>
      <style:paragraph-properties/>
    </style:style>
    <style:style style:family="graphic" style:name="gr32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50">
      <style:text-properties/>
      <style:paragraph-properties fo:text-align="left" fo:margin-left="0pt"/>
    </style:style>
    <style:style style:family="text" style:name="T124">
      <style:text-properties fo:color="#000000" fo:font-family="Cantarell" style:font-family-complex="Cantarell" fo:font-size="14pt" style:font-size-asian="14pt" style:font-size-complex="14pt"/>
    </style:style>
    <style:style style:family="text" style:name="T125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29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51">
      <style:text-properties/>
      <style:paragraph-properties/>
    </style:style>
    <style:style style:family="drawing-page" style:name="dp15">
      <style:drawing-page-properties/>
    </style:style>
    <style:style style:family="presentation" style:name="pr24">
      <style:graphic-properties draw:fill="none" draw:auto-grow-height="false" draw:auto-grow-width="false" draw:stroke="none" fo:background-color="transparent"/>
    </style:style>
    <style:style style:family="paragraph" style:name="P352">
      <style:text-properties/>
      <style:paragraph-properties/>
    </style:style>
    <style:style style:family="presentation" style:name="pr2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53">
      <style:text-properties/>
      <style:paragraph-properties/>
    </style:style>
    <style:style style:family="presentation" style:name="pr26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54">
      <style:text-properties/>
      <style:paragraph-properties fo:text-align="right"/>
    </style:style>
    <style:style style:family="text" style:name="T126">
      <style:text-properties/>
    </style:style>
    <style:style style:family="drawing-page" style:name="dp16">
      <style:drawing-page-properties/>
    </style:style>
    <style:style style:family="graphic" style:name="gr33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55">
      <style:text-properties/>
      <style:paragraph-properties/>
    </style:style>
    <style:style style:family="text" style:name="T127">
      <style:text-properties/>
    </style:style>
    <style:style style:family="graphic" style:name="gr33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56">
      <style:text-properties/>
      <style:paragraph-properties fo:text-align="center" fo:margin-left="0pt"/>
    </style:style>
    <style:style style:family="text" style:name="T128">
      <style:text-properties fo:color="#000000" fo:font-family="Cantarell" style:font-family-complex="Cantarell" fo:font-size="14pt" style:font-size-asian="14pt" style:font-size-complex="14pt"/>
    </style:style>
    <style:style style:family="graphic" style:name="gr33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357">
      <style:text-properties/>
      <style:paragraph-properties/>
    </style:style>
    <style:style style:family="graphic" style:name="gr333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58">
      <style:text-properties/>
      <style:paragraph-properties/>
    </style:style>
    <style:style style:family="graphic" style:name="gr334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59">
      <style:text-properties/>
      <style:paragraph-properties fo:text-align="left" fo:margin-left="0pt"/>
    </style:style>
    <style:style style:family="graphic" style:name="gr335">
      <style:graphic-properties draw:fill-color="#ED7D31" draw:fill="solid" draw:auto-grow-height="false" draw:auto-grow-width="false" draw:stroke="none" fo:background-color="transparent"/>
    </style:style>
    <style:style style:family="paragraph" style:name="P360">
      <style:text-properties/>
      <style:paragraph-properties fo:text-align="left" fo:margin-left="0pt"/>
    </style:style>
    <style:style style:family="graphic" style:name="gr33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61">
      <style:text-properties/>
      <style:paragraph-properties/>
    </style:style>
    <style:style style:family="graphic" style:name="gr337">
      <style:graphic-properties draw:fill="none" draw:auto-grow-height="false" draw:auto-grow-width="false" draw:stroke="solid" draw:marker-end="TriangleMarker" draw:marker-end-width="2.806pt" svg:stroke-color="#000000" svg:stroke-width="0.03528cm"/>
    </style:style>
    <style:style style:family="paragraph" style:name="P362">
      <style:text-properties/>
      <style:paragraph-properties/>
    </style:style>
    <style:style style:family="graphic" style:name="gr338">
      <style:graphic-properties draw:fill="none" draw:auto-grow-height="false" draw:auto-grow-width="false" draw:stroke="solid" svg:stroke-color="#000000" svg:stroke-width="0.03528cm"/>
    </style:style>
    <style:style style:family="paragraph" style:name="P363">
      <style:text-properties/>
      <style:paragraph-properties/>
    </style:style>
    <style:style style:family="graphic" style:name="gr339">
      <style:graphic-properties draw:fill-color="#547F34" draw:fill="solid" draw:auto-grow-height="false" draw:auto-grow-width="false" draw:stroke="none"/>
    </style:style>
    <style:style style:family="paragraph" style:name="P364">
      <style:text-properties/>
      <style:paragraph-properties fo:text-align="left" fo:margin-left="0pt"/>
    </style:style>
    <style:style style:family="graphic" style:name="gr340">
      <style:graphic-properties draw:fill-color="#244161" draw:fill="solid" draw:auto-grow-height="false" draw:auto-grow-width="false" draw:stroke="none"/>
    </style:style>
    <style:style style:family="paragraph" style:name="P365">
      <style:text-properties/>
      <style:paragraph-properties fo:text-align="left" fo:margin-left="0pt"/>
    </style:style>
    <style:style style:family="graphic" style:name="gr34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66">
      <style:text-properties/>
      <style:paragraph-properties fo:text-align="left" fo:margin-left="0pt"/>
    </style:style>
    <style:style style:family="graphic" style:name="gr34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67">
      <style:text-properties/>
      <style:paragraph-properties fo:text-align="left" fo:margin-left="0pt"/>
    </style:style>
    <style:style style:family="graphic" style:name="gr34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68">
      <style:text-properties/>
      <style:paragraph-properties fo:text-align="left" fo:margin-left="0pt"/>
    </style:style>
    <style:style style:family="graphic" style:name="gr34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69">
      <style:text-properties/>
      <style:paragraph-properties fo:text-align="center" fo:margin-left="0pt"/>
    </style:style>
    <style:style style:family="text" style:name="T129">
      <style:text-properties fo:color="#000000" fo:font-family="Cantarell" style:font-family-complex="Cantarell" fo:font-size="14pt" style:font-size-asian="14pt" style:font-size-complex="14pt"/>
    </style:style>
    <style:style style:family="graphic" style:name="gr345">
      <style:graphic-properties draw:fill="none" draw:auto-grow-height="false" draw:auto-grow-width="false" draw:stroke="solid" draw:marker-end="TriangleMarker" draw:marker-end-width="1.287pt" svg:stroke-color="#000000" svg:stroke-width="0.03528cm"/>
    </style:style>
    <style:style style:family="paragraph" style:name="P370">
      <style:text-properties/>
      <style:paragraph-properties/>
    </style:style>
    <style:style style:family="graphic" style:name="gr34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71">
      <style:text-properties/>
      <style:paragraph-properties fo:text-align="center" fo:margin-left="0pt"/>
    </style:style>
    <style:style style:family="text" style:name="T130">
      <style:text-properties fo:color="#000000" fo:font-family="Cantarell" style:font-family-complex="Cantarell" fo:font-size="14pt" style:font-size-asian="14pt" style:font-size-complex="14pt"/>
    </style:style>
    <style:style style:family="graphic" style:name="gr347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72">
      <style:text-properties/>
      <style:paragraph-properties/>
    </style:style>
    <style:style style:family="graphic" style:name="gr348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373">
      <style:text-properties/>
      <style:paragraph-properties fo:text-align="left" fo:margin-left="0pt"/>
    </style:style>
    <style:style style:family="graphic" style:name="gr349">
      <style:graphic-properties draw:fill-color="#FFFFFF" draw:fill="solid" draw:auto-grow-height="false" draw:auto-grow-width="false" draw:stroke="none" fo:background-color="transparent"/>
    </style:style>
    <style:style style:family="paragraph" style:name="P374">
      <style:text-properties/>
      <style:paragraph-properties fo:text-align="left" fo:margin-left="0pt"/>
    </style:style>
    <style:style style:family="graphic" style:name="gr350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375">
      <style:text-properties/>
      <style:paragraph-properties/>
    </style:style>
    <style:style style:family="graphic" style:name="gr351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76">
      <style:text-properties/>
      <style:paragraph-properties fo:text-align="left" fo:margin-left="0pt"/>
    </style:style>
    <style:style style:family="graphic" style:name="gr35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77">
      <style:text-properties/>
      <style:paragraph-properties fo:text-align="left" fo:margin-left="0pt"/>
    </style:style>
    <style:style style:family="graphic" style:name="gr35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78">
      <style:text-properties/>
      <style:paragraph-properties fo:text-align="left" fo:margin-left="0pt"/>
    </style:style>
    <style:style style:family="graphic" style:name="gr35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79">
      <style:text-properties/>
      <style:paragraph-properties fo:text-align="center" fo:margin-left="0pt"/>
    </style:style>
    <style:style style:family="text" style:name="T131">
      <style:text-properties fo:color="#000000" fo:font-family="Cantarell" style:font-family-complex="Cantarell" fo:font-size="14pt" style:font-size-asian="14pt" style:font-size-complex="14pt"/>
    </style:style>
    <style:style style:family="graphic" style:name="gr355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380">
      <style:text-properties/>
      <style:paragraph-properties/>
    </style:style>
    <style:style style:family="graphic" style:name="gr356">
      <style:graphic-properties draw:fill="none" draw:auto-grow-height="false" draw:auto-grow-width="false" draw:stroke="solid" svg:stroke-color="#000000" svg:stroke-width="0.03528cm"/>
    </style:style>
    <style:style style:family="paragraph" style:name="P381">
      <style:text-properties/>
      <style:paragraph-properties/>
    </style:style>
    <style:style style:family="graphic" style:name="gr357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382">
      <style:text-properties/>
      <style:paragraph-properties fo:text-align="center" fo:margin-left="0pt"/>
    </style:style>
    <style:style style:family="text" style:name="T132">
      <style:text-properties fo:font-family="Cantarell" style:font-family-complex="Cantarell" fo:font-size="14pt" style:font-size-asian="14pt" style:font-size-complex="14pt"/>
    </style:style>
    <style:style style:family="graphic" style:name="gr358">
      <style:graphic-properties draw:fill="none" draw:auto-grow-height="false" draw:auto-grow-width="false" draw:stroke="solid" svg:stroke-color="#000000" svg:stroke-width="0.03528cm"/>
    </style:style>
    <style:style style:family="paragraph" style:name="P383">
      <style:text-properties/>
      <style:paragraph-properties/>
    </style:style>
    <style:style style:family="graphic" style:name="gr359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84">
      <style:text-properties/>
      <style:paragraph-properties/>
    </style:style>
    <style:style style:family="graphic" style:name="gr36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85">
      <style:text-properties/>
      <style:paragraph-properties fo:text-align="center" fo:margin-left="0pt"/>
    </style:style>
    <style:style style:family="text" style:name="T133">
      <style:text-properties fo:color="#000000" fo:font-family="Cantarell" style:font-family-complex="Cantarell" fo:font-size="10pt" style:font-size-asian="10pt" style:font-size-complex="10pt"/>
    </style:style>
    <style:style style:family="graphic" style:name="gr361">
      <style:graphic-properties draw:fill="none" draw:auto-grow-height="false" draw:auto-grow-width="false" draw:stroke="solid" draw:marker-end="TriangleMarker" draw:marker-end-width="1.276pt" svg:stroke-color="#000000" svg:stroke-width="0.03528cm"/>
    </style:style>
    <style:style style:family="paragraph" style:name="P386">
      <style:text-properties/>
      <style:paragraph-properties/>
    </style:style>
    <style:style style:family="graphic" style:name="gr362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87">
      <style:text-properties/>
      <style:paragraph-properties/>
    </style:style>
    <style:style style:family="graphic" style:name="gr363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88">
      <style:text-properties/>
      <style:paragraph-properties/>
    </style:style>
    <style:style style:family="graphic" style:name="gr364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389">
      <style:text-properties/>
      <style:paragraph-properties/>
    </style:style>
    <style:style style:family="graphic" style:name="gr36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0">
      <style:text-properties/>
      <style:paragraph-properties fo:text-align="left" fo:margin-left="0pt"/>
    </style:style>
    <style:style style:family="text" style:name="T134">
      <style:text-properties fo:color="#000000" fo:font-family="Cantarell" style:font-family-complex="Cantarell" fo:font-size="10pt" style:font-size-asian="10pt" style:font-size-complex="10pt"/>
    </style:style>
    <style:style style:family="graphic" style:name="gr36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1">
      <style:text-properties/>
      <style:paragraph-properties fo:text-align="center" fo:margin-left="0pt"/>
    </style:style>
    <style:style style:family="text" style:name="T135">
      <style:text-properties fo:color="#000000" fo:font-family="Cantarell" style:font-family-complex="Cantarell" fo:font-size="18pt" style:font-size-asian="18pt" style:font-size-complex="18pt"/>
    </style:style>
    <style:style style:family="graphic" style:name="gr367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392">
      <style:text-properties/>
      <style:paragraph-properties fo:text-align="left" fo:margin-left="0pt"/>
    </style:style>
    <style:style style:family="graphic" style:name="gr36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93">
      <style:text-properties/>
      <style:paragraph-properties fo:line-height="14.12pt" fo:text-align="center" fo:margin-left="0pt" fo:margin-top="0pt" fo:margin-bottom="0pt"/>
    </style:style>
    <style:style style:family="text" style:name="T136">
      <style:text-properties fo:color="#000000" fo:font-family="Cantarell" style:font-family-complex="Cantarell" fo:font-size="10pt" style:font-size-asian="10pt" style:font-size-complex="10pt"/>
    </style:style>
    <style:style style:family="text" style:name="T137">
      <style:text-properties fo:color="#000000" fo:font-family="Cantarell" style:font-family-complex="Cantarell" fo:font-size="10pt" style:font-size-asian="10pt" style:font-size-complex="10pt"/>
    </style:style>
    <style:style style:family="text" style:name="T138">
      <style:text-properties fo:color="#000000" fo:font-family="Cantarell" style:font-family-complex="Cantarell" fo:font-size="10pt" style:font-size-asian="10pt" style:font-size-complex="10pt"/>
    </style:style>
    <style:style style:family="graphic" style:name="gr369">
      <style:graphic-properties draw:fill="none" draw:auto-grow-height="false" draw:auto-grow-width="false" draw:stroke="solid" svg:stroke-color="#000000" svg:stroke-width="0.03528cm"/>
    </style:style>
    <style:style style:family="paragraph" style:name="P394">
      <style:text-properties/>
      <style:paragraph-properties fo:text-align="left" fo:margin-left="0pt"/>
    </style:style>
    <style:style style:family="graphic" style:name="gr370">
      <style:graphic-properties draw:fill="none" draw:auto-grow-height="false" draw:auto-grow-width="false" draw:stroke="solid" svg:stroke-color="#000000" svg:stroke-width="0.03528cm"/>
    </style:style>
    <style:style style:family="paragraph" style:name="P395">
      <style:text-properties/>
      <style:paragraph-properties fo:text-align="left" fo:margin-left="0pt"/>
    </style:style>
    <style:style style:family="graphic" style:name="gr371">
      <style:graphic-properties draw:fill="none" draw:auto-grow-height="false" draw:auto-grow-width="false" draw:stroke="solid" svg:stroke-color="#000000" svg:stroke-width="0.03528cm"/>
    </style:style>
    <style:style style:family="paragraph" style:name="P396">
      <style:text-properties/>
      <style:paragraph-properties fo:text-align="left" fo:margin-left="0pt"/>
    </style:style>
    <style:style style:family="graphic" style:name="gr37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7">
      <style:text-properties/>
      <style:paragraph-properties fo:text-align="left" fo:margin-left="0pt"/>
    </style:style>
    <style:style style:family="text" style:name="T139">
      <style:text-properties fo:color="#000000" fo:font-family="Cantarell" style:font-family-complex="Cantarell" fo:font-size="14pt" style:font-size-asian="14pt" style:font-size-complex="14pt"/>
    </style:style>
    <style:style style:family="text" style:name="T140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73">
      <style:graphic-properties draw:fill="none" draw:auto-grow-height="false" draw:auto-grow-width="false" draw:stroke="solid" draw:marker-end="TriangleMarker" draw:marker-end-width="1.814pt" svg:stroke-color="#000000" svg:stroke-width="0.03528cm"/>
    </style:style>
    <style:style style:family="paragraph" style:name="P398">
      <style:text-properties/>
      <style:paragraph-properties/>
    </style:style>
    <style:style style:family="graphic" style:name="gr37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399">
      <style:text-properties/>
      <style:paragraph-properties fo:text-align="center" fo:margin-left="0pt"/>
    </style:style>
    <style:style style:family="text" style:name="T141">
      <style:text-properties fo:color="#000000" fo:font-family="Cantarell" style:font-family-complex="Cantarell" fo:font-size="14pt" style:font-size-asian="14pt" style:font-size-complex="14pt"/>
    </style:style>
    <style:style style:family="graphic" style:name="gr375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400">
      <style:text-properties/>
      <style:paragraph-properties/>
    </style:style>
    <style:style style:family="graphic" style:name="gr376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01">
      <style:text-properties/>
      <style:paragraph-properties/>
    </style:style>
    <style:style style:family="graphic" style:name="gr377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02">
      <style:text-properties/>
      <style:paragraph-properties fo:text-align="left" fo:margin-left="0pt"/>
    </style:style>
    <style:style style:family="graphic" style:name="gr378">
      <style:graphic-properties draw:fill-color="#ED7D31" draw:fill="solid" draw:auto-grow-height="false" draw:auto-grow-width="false" draw:stroke="none" fo:background-color="transparent"/>
    </style:style>
    <style:style style:family="paragraph" style:name="P403">
      <style:text-properties/>
      <style:paragraph-properties fo:text-align="left" fo:margin-left="0pt"/>
    </style:style>
    <style:style style:family="graphic" style:name="gr379">
      <style:graphic-properties draw:fill="none" draw:auto-grow-height="false" draw:auto-grow-width="false" draw:stroke="solid" draw:marker-end="TriangleMarker" draw:marker-end-width="1.293pt" svg:stroke-color="#000000" svg:stroke-width="0.03528cm"/>
    </style:style>
    <style:style style:family="paragraph" style:name="P404">
      <style:text-properties/>
      <style:paragraph-properties/>
    </style:style>
    <style:style style:family="graphic" style:name="gr380">
      <style:graphic-properties draw:fill-color="#547F34" draw:fill="solid" draw:auto-grow-height="false" draw:auto-grow-width="false" draw:stroke="none"/>
    </style:style>
    <style:style style:family="paragraph" style:name="P405">
      <style:text-properties/>
      <style:paragraph-properties fo:text-align="left" fo:margin-left="0pt"/>
    </style:style>
    <style:style style:family="graphic" style:name="gr381">
      <style:graphic-properties draw:fill-color="#244161" draw:fill="solid" draw:auto-grow-height="false" draw:auto-grow-width="false" draw:stroke="none"/>
    </style:style>
    <style:style style:family="paragraph" style:name="P406">
      <style:text-properties/>
      <style:paragraph-properties fo:text-align="left" fo:margin-left="0pt"/>
    </style:style>
    <style:style style:family="graphic" style:name="gr382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07">
      <style:text-properties/>
      <style:paragraph-properties fo:text-align="left" fo:margin-left="0pt"/>
    </style:style>
    <style:style style:family="graphic" style:name="gr383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08">
      <style:text-properties/>
      <style:paragraph-properties fo:text-align="left" fo:margin-left="0pt"/>
    </style:style>
    <style:style style:family="graphic" style:name="gr384">
      <style:graphic-properties draw:fill-color="#FFFFFF" draw:fill="solid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09">
      <style:text-properties/>
      <style:paragraph-properties fo:text-align="left" fo:margin-left="0pt"/>
    </style:style>
    <style:style style:family="graphic" style:name="gr385">
      <style:graphic-properties draw:fill="none" draw:auto-grow-height="false" draw:auto-grow-width="false" draw:stroke="solid" draw:marker-end="TriangleMarker" draw:marker-end-width="1.304pt" svg:stroke-color="#000000" svg:stroke-width="0.03528cm"/>
    </style:style>
    <style:style style:family="paragraph" style:name="P410">
      <style:text-properties/>
      <style:paragraph-properties/>
    </style:style>
    <style:style style:family="graphic" style:name="gr38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11">
      <style:text-properties/>
      <style:paragraph-properties fo:text-align="center" fo:margin-left="0pt"/>
    </style:style>
    <style:style style:family="text" style:name="T142">
      <style:text-properties fo:color="#000000" fo:font-family="Cantarell" style:font-family-complex="Cantarell" fo:font-size="14pt" style:font-size-asian="14pt" style:font-size-complex="14pt"/>
    </style:style>
    <style:style style:family="graphic" style:name="gr38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12">
      <style:text-properties/>
      <style:paragraph-properties fo:text-align="center" fo:margin-left="0pt"/>
    </style:style>
    <style:style style:family="text" style:name="T143">
      <style:text-properties fo:color="#000000" fo:font-family="Cantarell" style:font-family-complex="Cantarell" fo:font-size="14pt" style:font-size-asian="14pt" style:font-size-complex="14pt"/>
    </style:style>
    <style:style style:family="graphic" style:name="gr388">
      <style:graphic-properties draw:fill="none" draw:auto-grow-height="false" draw:auto-grow-width="false" draw:stroke="solid" draw:marker-end="" draw:marker-end-width="5pt" svg:stroke-color="#000000" svg:stroke-width="0.03528cm"/>
    </style:style>
    <style:style style:family="paragraph" style:name="P413">
      <style:text-properties/>
      <style:paragraph-properties/>
    </style:style>
    <style:style style:family="graphic" style:name="gr38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14">
      <style:text-properties/>
      <style:paragraph-properties fo:text-align="center" fo:margin-left="0pt"/>
    </style:style>
    <style:style style:family="text" style:name="T144">
      <style:text-properties fo:color="#000000" fo:font-family="Cantarell" style:font-family-complex="Cantarell" fo:font-size="14pt" style:font-size-asian="14pt" style:font-size-complex="14pt"/>
    </style:style>
    <style:style style:family="graphic" style:name="gr390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15">
      <style:text-properties/>
      <style:paragraph-properties fo:text-align="left" fo:margin-left="0pt"/>
    </style:style>
    <style:style style:family="text" style:name="T145">
      <style:text-properties fo:color="#000000" fo:font-family="Cantarell" style:font-family-complex="Cantarell" fo:font-size="14pt" style:font-size-asian="14pt" style:font-size-complex="14pt"/>
    </style:style>
    <style:style style:family="text" style:name="T146">
      <style:text-properties fo:color="#000000" style:text-position="-25%" fo:font-family="Cantarell" style:font-family-complex="Cantarell" fo:font-size="14pt" style:font-size-asian="14pt" style:font-size-complex="14pt"/>
    </style:style>
    <style:style style:family="graphic" style:name="gr39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16">
      <style:text-properties/>
      <style:paragraph-properties/>
    </style:style>
    <style:style style:family="graphic" style:name="gr392">
      <style:graphic-properties draw:fill="none" draw:auto-grow-height="false" draw:auto-grow-width="false" draw:stroke="solid" svg:stroke-color="#000000" svg:stroke-width="0.03528cm"/>
    </style:style>
    <style:style style:family="paragraph" style:name="P417">
      <style:text-properties/>
      <style:paragraph-properties/>
    </style:style>
    <style:style style:family="graphic" style:name="gr393">
      <style:graphic-properties draw:fill="none" draw:auto-grow-height="false" draw:auto-grow-width="false" draw:stroke="solid" svg:stroke-color="#000000" svg:stroke-width="0.03528cm" fo:border="0.03528cm solid #000000" fo:background-color="transparent"/>
    </style:style>
    <style:style style:family="paragraph" style:name="P418">
      <style:text-properties/>
      <style:paragraph-properties fo:text-align="left" fo:margin-left="0pt"/>
    </style:style>
    <style:style style:family="graphic" style:name="gr39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19">
      <style:text-properties/>
      <style:paragraph-properties fo:line-height="14.12pt" fo:text-align="center" fo:margin-left="0pt" fo:margin-top="0pt" fo:margin-bottom="0pt"/>
    </style:style>
    <style:style style:family="text" style:name="T147">
      <style:text-properties fo:color="#000000" fo:font-family="Cantarell" style:font-family-complex="Cantarell" fo:font-size="10pt" style:font-size-asian="10pt" style:font-size-complex="10pt"/>
    </style:style>
    <style:style style:family="text" style:name="T148">
      <style:text-properties fo:color="#000000" fo:font-family="Cantarell" style:font-family-complex="Cantarell" fo:font-size="10pt" style:font-size-asian="10pt" style:font-size-complex="10pt"/>
    </style:style>
    <style:style style:family="text" style:name="T149">
      <style:text-properties fo:color="#000000" fo:font-family="Cantarell" style:font-family-complex="Cantarell" fo:font-size="10pt" style:font-size-asian="10pt" style:font-size-complex="10pt"/>
    </style:style>
    <style:style style:family="graphic" style:name="gr395">
      <style:graphic-properties draw:fill="none" draw:auto-grow-height="false" draw:auto-grow-width="false" draw:stroke="solid" svg:stroke-color="#000000" svg:stroke-width="0.03528cm"/>
    </style:style>
    <style:style style:family="paragraph" style:name="P420">
      <style:text-properties/>
      <style:paragraph-properties fo:text-align="left" fo:margin-left="0pt"/>
    </style:style>
    <style:style style:family="graphic" style:name="gr396">
      <style:graphic-properties draw:fill="none" draw:auto-grow-height="false" draw:auto-grow-width="false" draw:stroke="solid" svg:stroke-color="#000000" svg:stroke-width="0.03528cm"/>
    </style:style>
    <style:style style:family="paragraph" style:name="P421">
      <style:text-properties/>
      <style:paragraph-properties fo:text-align="left" fo:margin-left="0pt"/>
    </style:style>
    <style:style style:family="graphic" style:name="gr397">
      <style:graphic-properties draw:fill="none" draw:auto-grow-height="false" draw:auto-grow-width="false" draw:stroke="solid" svg:stroke-color="#000000" svg:stroke-width="0.03528cm"/>
    </style:style>
    <style:style style:family="paragraph" style:name="P422">
      <style:text-properties/>
      <style:paragraph-properties fo:text-align="left" fo:margin-left="0pt"/>
    </style:style>
    <style:style style:family="graphic" style:name="gr398">
      <style:graphic-properties draw:fill="none" draw:auto-grow-height="false" draw:auto-grow-width="false" draw:stroke="solid" draw:marker-end="TriangleMarker" draw:marker-end-width="1.616pt" svg:stroke-color="#000000" svg:stroke-width="0.03528cm"/>
    </style:style>
    <style:style style:family="paragraph" style:name="P423">
      <style:text-properties/>
      <style:paragraph-properties/>
    </style:style>
    <style:style style:family="graphic" style:name="gr39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24">
      <style:text-properties/>
      <style:paragraph-properties/>
    </style:style>
    <style:style style:family="graphic" style:name="gr400">
      <style:graphic-properties draw:fill="none" draw:auto-grow-height="false" draw:auto-grow-width="false" draw:stroke="solid" svg:stroke-color="#000000" svg:stroke-width="0.03528cm"/>
    </style:style>
    <style:style style:family="paragraph" style:name="P425">
      <style:text-properties/>
      <style:paragraph-properties/>
    </style:style>
    <style:style style:family="graphic" style:name="gr401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26">
      <style:text-properties/>
      <style:paragraph-properties fo:text-align="center" fo:margin-left="0pt"/>
    </style:style>
    <style:style style:family="text" style:name="T150">
      <style:text-properties fo:color="#000000" fo:font-family="Cantarell" style:font-family-complex="Cantarell" fo:font-size="18pt" style:font-size-asian="18pt" style:font-size-complex="18pt"/>
    </style:style>
    <style:style style:family="drawing-page" style:name="dp17">
      <style:drawing-page-properties/>
    </style:style>
    <style:style style:family="presentation" style:name="pr27">
      <style:graphic-properties draw:fill="none" draw:auto-grow-height="false" draw:auto-grow-width="false" draw:stroke="none" fo:background-color="transparent"/>
    </style:style>
    <style:style style:family="paragraph" style:name="P427">
      <style:text-properties/>
      <style:paragraph-properties/>
    </style:style>
    <style:style style:family="presentation" style:name="pr2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28">
      <style:text-properties/>
      <style:paragraph-properties/>
    </style:style>
    <style:style style:family="presentation" style:name="pr29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29">
      <style:text-properties/>
      <style:paragraph-properties fo:text-align="right"/>
    </style:style>
    <style:style style:family="text" style:name="T151">
      <style:text-properties/>
    </style:style>
    <style:style style:family="drawing-page" style:name="dp18">
      <style:drawing-page-properties/>
    </style:style>
    <style:style style:family="graphic" style:name="gr402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0">
      <style:text-properties/>
      <style:paragraph-properties fo:text-align="left" fo:margin-left="0pt"/>
    </style:style>
    <style:style style:family="graphic" style:name="gr403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1">
      <style:text-properties/>
      <style:paragraph-properties fo:text-align="left" fo:margin-left="0pt"/>
    </style:style>
    <style:style style:family="graphic" style:name="gr404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2">
      <style:text-properties/>
      <style:paragraph-properties fo:text-align="left" fo:margin-left="0pt"/>
    </style:style>
    <style:style style:family="graphic" style:name="gr405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3">
      <style:text-properties/>
      <style:paragraph-properties fo:text-align="left" fo:margin-left="0pt"/>
    </style:style>
    <style:style style:family="graphic" style:name="gr406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4">
      <style:text-properties/>
      <style:paragraph-properties fo:text-align="left" fo:margin-left="0pt"/>
    </style:style>
    <style:style style:family="graphic" style:name="gr407">
      <style:graphic-properties draw:fill-color="#ED7D31" draw:fill="solid" draw:auto-grow-height="false" draw:auto-grow-width="false" draw:stroke="none" fo:background-color="transparent"/>
    </style:style>
    <style:style style:family="paragraph" style:name="P435">
      <style:text-properties/>
      <style:paragraph-properties fo:text-align="left" fo:margin-left="0pt"/>
    </style:style>
    <style:style style:family="graphic" style:name="gr408">
      <style:graphic-properties draw:fill-color="#547F34" draw:fill="solid" draw:auto-grow-height="false" draw:auto-grow-width="false" draw:stroke="none"/>
    </style:style>
    <style:style style:family="paragraph" style:name="P436">
      <style:text-properties/>
      <style:paragraph-properties fo:text-align="left" fo:margin-left="0pt"/>
    </style:style>
    <style:style style:family="graphic" style:name="gr409">
      <style:graphic-properties draw:fill-color="#244161" draw:fill="solid" draw:auto-grow-height="false" draw:auto-grow-width="false" draw:stroke="none"/>
    </style:style>
    <style:style style:family="paragraph" style:name="P437">
      <style:text-properties/>
      <style:paragraph-properties fo:text-align="left" fo:margin-left="0pt"/>
    </style:style>
    <style:style style:family="graphic" style:name="gr410">
      <style:graphic-properties draw:fill-color="#000000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38">
      <style:text-properties/>
      <style:paragraph-properties fo:text-align="left" fo:margin-left="0pt"/>
    </style:style>
    <style:style style:family="graphic" style:name="gr411">
      <style:graphic-properties draw:fill-color="#FFFFFF" draw:fill="solid" draw:auto-grow-height="false" draw:auto-grow-width="false" draw:stroke="none" fo:background-color="transparent"/>
    </style:style>
    <style:style style:family="paragraph" style:name="P439">
      <style:text-properties/>
      <style:paragraph-properties fo:text-align="left" fo:margin-left="0pt"/>
    </style:style>
    <style:style style:family="graphic" style:name="gr412">
      <style:graphic-properties draw:fill="none" draw:auto-grow-height="false" draw:auto-grow-width="false" draw:stroke="solid" draw:marker-end="TriangleMarker" draw:marker-end-width="0.6463pt" svg:stroke-color="#000000" svg:stroke-width="0.03528cm" style:mirror="horizontal"/>
    </style:style>
    <style:style style:family="paragraph" style:name="P440">
      <style:text-properties/>
      <style:paragraph-properties/>
    </style:style>
    <style:style style:family="graphic" style:name="gr413">
      <style:graphic-properties draw:fill="none" draw:auto-grow-height="false" draw:auto-grow-width="false" draw:stroke="solid" draw:marker-end="TriangleMarker" draw:marker-end-width="0.6463pt" svg:stroke-color="#000000" svg:stroke-width="0.03528cm" style:mirror="horizontal"/>
    </style:style>
    <style:style style:family="paragraph" style:name="P441">
      <style:text-properties/>
      <style:paragraph-properties/>
    </style:style>
    <style:style style:family="graphic" style:name="gr41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42">
      <style:text-properties/>
      <style:paragraph-properties fo:text-align="center" fo:margin-left="0pt"/>
    </style:style>
    <style:style style:family="text" style:name="T152">
      <style:text-properties fo:color="#000000" fo:font-family="Cantarell" style:font-family-complex="Cantarell" fo:font-size="14pt" style:font-size-asian="14pt" style:font-size-complex="14pt"/>
    </style:style>
    <style:style style:family="graphic" style:name="gr415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43">
      <style:text-properties/>
      <style:paragraph-properties fo:text-align="left" fo:margin-left="0pt"/>
    </style:style>
    <style:style style:family="graphic" style:name="gr416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44">
      <style:text-properties/>
      <style:paragraph-properties/>
    </style:style>
    <style:style style:family="graphic" style:name="gr417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45">
      <style:text-properties/>
      <style:paragraph-properties/>
    </style:style>
    <style:style style:family="graphic" style:name="gr418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46">
      <style:text-properties/>
      <style:paragraph-properties/>
    </style:style>
    <style:style style:family="graphic" style:name="gr419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47">
      <style:text-properties/>
      <style:paragraph-properties/>
    </style:style>
    <style:style style:family="graphic" style:name="gr420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48">
      <style:text-properties/>
      <style:paragraph-properties/>
    </style:style>
    <style:style style:family="graphic" style:name="gr421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49">
      <style:text-properties/>
      <style:paragraph-properties/>
    </style:style>
    <style:style style:family="graphic" style:name="gr422">
      <style:graphic-properties draw:fill="none" draw:auto-grow-height="false" draw:auto-grow-width="false" draw:stroke="solid" svg:stroke-color="#000000" svg:stroke-width="0.05292cm"/>
    </style:style>
    <style:style style:family="paragraph" style:name="P450">
      <style:text-properties/>
      <style:paragraph-properties/>
    </style:style>
    <style:style style:family="graphic" style:name="gr423">
      <style:graphic-properties draw:fill="none" draw:auto-grow-height="false" draw:auto-grow-width="false" draw:stroke="solid" svg:stroke-color="#000000" svg:stroke-width="0.05292cm"/>
    </style:style>
    <style:style style:family="paragraph" style:name="P451">
      <style:text-properties/>
      <style:paragraph-properties/>
    </style:style>
    <style:style style:family="graphic" style:name="gr424">
      <style:graphic-properties draw:fill="none" draw:auto-grow-height="false" draw:auto-grow-width="false" draw:stroke="solid" svg:stroke-color="#000000" svg:stroke-width="0.05292cm"/>
    </style:style>
    <style:style style:family="paragraph" style:name="P452">
      <style:text-properties/>
      <style:paragraph-properties/>
    </style:style>
    <style:style style:family="graphic" style:name="gr425">
      <style:graphic-properties draw:fill="none" draw:auto-grow-height="false" draw:auto-grow-width="false" draw:stroke="solid" svg:stroke-color="#000000" svg:stroke-width="0.05292cm"/>
    </style:style>
    <style:style style:family="paragraph" style:name="P453">
      <style:text-properties/>
      <style:paragraph-properties/>
    </style:style>
    <style:style style:family="graphic" style:name="gr426">
      <style:graphic-properties draw:fill="none" draw:auto-grow-height="false" draw:auto-grow-width="false" draw:stroke="solid" svg:stroke-color="#000000" svg:stroke-width="0.05292cm"/>
    </style:style>
    <style:style style:family="paragraph" style:name="P454">
      <style:text-properties/>
      <style:paragraph-properties/>
    </style:style>
    <style:style style:family="graphic" style:name="gr427">
      <style:graphic-properties draw:fill="none" draw:auto-grow-height="false" draw:auto-grow-width="false" draw:stroke="solid" svg:stroke-color="#000000" svg:stroke-width="0.05292cm"/>
    </style:style>
    <style:style style:family="paragraph" style:name="P455">
      <style:text-properties/>
      <style:paragraph-properties/>
    </style:style>
    <style:style style:family="graphic" style:name="gr428">
      <style:graphic-properties draw:fill="none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56">
      <style:text-properties/>
      <style:paragraph-properties fo:text-align="left" fo:margin-left="0pt"/>
    </style:style>
    <style:style style:family="graphic" style:name="gr429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57">
      <style:text-properties/>
      <style:paragraph-properties fo:text-align="left" fo:margin-left="0pt"/>
    </style:style>
    <style:style style:family="graphic" style:name="gr430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58">
      <style:text-properties/>
      <style:paragraph-properties fo:text-align="left" fo:margin-left="0pt"/>
    </style:style>
    <style:style style:family="graphic" style:name="gr431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59">
      <style:text-properties/>
      <style:paragraph-properties/>
    </style:style>
    <style:style style:family="graphic" style:name="gr432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60">
      <style:text-properties/>
      <style:paragraph-properties/>
    </style:style>
    <style:style style:family="graphic" style:name="gr433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61">
      <style:text-properties/>
      <style:paragraph-properties/>
    </style:style>
    <style:style style:family="graphic" style:name="gr434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62">
      <style:text-properties/>
      <style:paragraph-properties/>
    </style:style>
    <style:style style:family="graphic" style:name="gr435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63">
      <style:text-properties/>
      <style:paragraph-properties/>
    </style:style>
    <style:style style:family="graphic" style:name="gr436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64">
      <style:text-properties/>
      <style:paragraph-properties/>
    </style:style>
    <style:style style:family="graphic" style:name="gr437">
      <style:graphic-properties draw:fill="none" draw:auto-grow-height="false" draw:auto-grow-width="false" draw:stroke="solid" svg:stroke-color="#000000" svg:stroke-width="0.05292cm"/>
    </style:style>
    <style:style style:family="paragraph" style:name="P465">
      <style:text-properties/>
      <style:paragraph-properties/>
    </style:style>
    <style:style style:family="graphic" style:name="gr438">
      <style:graphic-properties draw:fill="none" draw:auto-grow-height="false" draw:auto-grow-width="false" draw:stroke="solid" svg:stroke-color="#000000" svg:stroke-width="0.05292cm"/>
    </style:style>
    <style:style style:family="paragraph" style:name="P466">
      <style:text-properties/>
      <style:paragraph-properties/>
    </style:style>
    <style:style style:family="graphic" style:name="gr439">
      <style:graphic-properties draw:fill="none" draw:auto-grow-height="false" draw:auto-grow-width="false" draw:stroke="solid" svg:stroke-color="#000000" svg:stroke-width="0.05292cm"/>
    </style:style>
    <style:style style:family="paragraph" style:name="P467">
      <style:text-properties/>
      <style:paragraph-properties/>
    </style:style>
    <style:style style:family="graphic" style:name="gr440">
      <style:graphic-properties draw:fill="none" draw:auto-grow-height="false" draw:auto-grow-width="false" draw:stroke="solid" svg:stroke-color="#000000" svg:stroke-width="0.05292cm"/>
    </style:style>
    <style:style style:family="paragraph" style:name="P468">
      <style:text-properties/>
      <style:paragraph-properties/>
    </style:style>
    <style:style style:family="graphic" style:name="gr441">
      <style:graphic-properties draw:fill="none" draw:auto-grow-height="false" draw:auto-grow-width="false" draw:stroke="solid" svg:stroke-color="#000000" svg:stroke-width="0.05292cm"/>
    </style:style>
    <style:style style:family="paragraph" style:name="P469">
      <style:text-properties/>
      <style:paragraph-properties/>
    </style:style>
    <style:style style:family="graphic" style:name="gr442">
      <style:graphic-properties draw:fill="none" draw:auto-grow-height="false" draw:auto-grow-width="false" draw:stroke="solid" svg:stroke-color="#000000" svg:stroke-width="0.05292cm"/>
    </style:style>
    <style:style style:family="paragraph" style:name="P470">
      <style:text-properties/>
      <style:paragraph-properties/>
    </style:style>
    <style:style style:family="graphic" style:name="gr443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71">
      <style:text-properties/>
      <style:paragraph-properties fo:text-align="left" fo:margin-left="0pt"/>
    </style:style>
    <style:style style:family="graphic" style:name="gr444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72">
      <style:text-properties/>
      <style:paragraph-properties fo:text-align="left" fo:margin-left="0pt"/>
    </style:style>
    <style:style style:family="graphic" style:name="gr445">
      <style:graphic-properties draw:fill-color="#FFFFFF" draw:fill="solid" draw:auto-grow-height="false" draw:auto-grow-width="false" draw:stroke="solid" svg:stroke-color="#000000" svg:stroke-width="0.07938cm" fo:border="0.07938cm solid #000000" fo:background-color="transparent"/>
    </style:style>
    <style:style style:family="paragraph" style:name="P473">
      <style:text-properties/>
      <style:paragraph-properties fo:text-align="left" fo:margin-left="0pt"/>
    </style:style>
    <style:style style:family="graphic" style:name="gr446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74">
      <style:text-properties/>
      <style:paragraph-properties/>
    </style:style>
    <style:style style:family="graphic" style:name="gr447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75">
      <style:text-properties/>
      <style:paragraph-properties/>
    </style:style>
    <style:style style:family="graphic" style:name="gr448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76">
      <style:text-properties/>
      <style:paragraph-properties/>
    </style:style>
    <style:style style:family="graphic" style:name="gr449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77">
      <style:text-properties/>
      <style:paragraph-properties/>
    </style:style>
    <style:style style:family="graphic" style:name="gr450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78">
      <style:text-properties/>
      <style:paragraph-properties/>
    </style:style>
    <style:style style:family="graphic" style:name="gr451">
      <style:graphic-properties draw:fill="none" draw:auto-grow-height="false" draw:auto-grow-width="false" draw:stroke="solid" svg:stroke-color="#000000" svg:stroke-width="0.05292cm" style:mirror="horizontal"/>
    </style:style>
    <style:style style:family="paragraph" style:name="P479">
      <style:text-properties/>
      <style:paragraph-properties/>
    </style:style>
    <style:style style:family="graphic" style:name="gr452">
      <style:graphic-properties draw:fill="none" draw:auto-grow-height="false" draw:auto-grow-width="false" draw:stroke="solid" svg:stroke-color="#000000" svg:stroke-width="0.05292cm"/>
    </style:style>
    <style:style style:family="paragraph" style:name="P480">
      <style:text-properties/>
      <style:paragraph-properties/>
    </style:style>
    <style:style style:family="graphic" style:name="gr453">
      <style:graphic-properties draw:fill="none" draw:auto-grow-height="false" draw:auto-grow-width="false" draw:stroke="solid" svg:stroke-color="#000000" svg:stroke-width="0.05292cm"/>
    </style:style>
    <style:style style:family="paragraph" style:name="P481">
      <style:text-properties/>
      <style:paragraph-properties/>
    </style:style>
    <style:style style:family="graphic" style:name="gr454">
      <style:graphic-properties draw:fill="none" draw:auto-grow-height="false" draw:auto-grow-width="false" draw:stroke="solid" svg:stroke-color="#000000" svg:stroke-width="0.05292cm"/>
    </style:style>
    <style:style style:family="paragraph" style:name="P482">
      <style:text-properties/>
      <style:paragraph-properties/>
    </style:style>
    <style:style style:family="graphic" style:name="gr455">
      <style:graphic-properties draw:fill="none" draw:auto-grow-height="false" draw:auto-grow-width="false" draw:stroke="solid" svg:stroke-color="#000000" svg:stroke-width="0.05292cm"/>
    </style:style>
    <style:style style:family="paragraph" style:name="P483">
      <style:text-properties/>
      <style:paragraph-properties/>
    </style:style>
    <style:style style:family="graphic" style:name="gr456">
      <style:graphic-properties draw:fill="none" draw:auto-grow-height="false" draw:auto-grow-width="false" draw:stroke="solid" svg:stroke-color="#000000" svg:stroke-width="0.05292cm"/>
    </style:style>
    <style:style style:family="paragraph" style:name="P484">
      <style:text-properties/>
      <style:paragraph-properties/>
    </style:style>
    <style:style style:family="graphic" style:name="gr457">
      <style:graphic-properties draw:fill="none" draw:auto-grow-height="false" draw:auto-grow-width="false" draw:stroke="solid" svg:stroke-color="#000000" svg:stroke-width="0.05292cm"/>
    </style:style>
    <style:style style:family="paragraph" style:name="P485">
      <style:text-properties/>
      <style:paragraph-properties/>
    </style:style>
    <style:style style:family="graphic" style:name="gr458">
      <style:graphic-properties draw:fill="none" draw:auto-grow-height="false" draw:auto-grow-width="false" draw:stroke="solid" draw:marker-end="TriangleMarker" draw:marker-end-width="0.6463pt" svg:stroke-color="#000000" svg:stroke-width="0.03528cm" style:mirror="horizontal"/>
    </style:style>
    <style:style style:family="paragraph" style:name="P486">
      <style:text-properties/>
      <style:paragraph-properties/>
    </style:style>
    <style:style style:family="graphic" style:name="gr459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87">
      <style:text-properties/>
      <style:paragraph-properties/>
    </style:style>
    <style:style style:family="graphic" style:name="gr460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88">
      <style:text-properties/>
      <style:paragraph-properties/>
    </style:style>
    <style:style style:family="graphic" style:name="gr46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489">
      <style:text-properties/>
      <style:paragraph-properties/>
    </style:style>
    <style:style style:family="graphic" style:name="gr462">
      <style:graphic-properties draw:fill="none" draw:auto-grow-height="false" draw:auto-grow-width="false" draw:stroke="solid" draw:marker-end="TriangleMarker" draw:marker-end-width="0.6462pt" svg:stroke-color="#000000" svg:stroke-width="0.03528cm" style:mirror="horizontal"/>
    </style:style>
    <style:style style:family="paragraph" style:name="P490">
      <style:text-properties/>
      <style:paragraph-properties/>
    </style:style>
    <style:style style:family="graphic" style:name="gr463">
      <style:graphic-properties draw:fill="none" draw:auto-grow-height="false" draw:auto-grow-width="false" draw:stroke="solid" draw:marker-end="TriangleMarker" draw:marker-end-width="0.6463pt" svg:stroke-color="#000000" svg:stroke-width="0.03528cm" style:mirror="horizontal"/>
    </style:style>
    <style:style style:family="paragraph" style:name="P491">
      <style:text-properties/>
      <style:paragraph-properties/>
    </style:style>
    <style:style style:family="graphic" style:name="gr464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2">
      <style:text-properties/>
      <style:paragraph-properties/>
    </style:style>
    <style:style style:family="text" style:name="T153">
      <style:text-properties style:text-line-through-type="none"/>
    </style:style>
    <style:style style:family="text" style:name="T154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text" style:name="T155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graphic" style:name="gr465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3">
      <style:text-properties/>
      <style:paragraph-properties/>
    </style:style>
    <style:style style:family="text" style:name="T156">
      <style:text-properties style:text-line-through-type="none"/>
    </style:style>
    <style:style style:family="text" style:name="T157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text" style:name="T158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graphic" style:name="gr46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4">
      <style:text-properties/>
      <style:paragraph-properties fo:text-align="center"/>
    </style:style>
    <style:style style:family="text" style:name="T159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text" style:name="T160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text" style:name="T161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text" style:name="T162">
      <style:text-properties fo:color="#000000" fo:font-family="Arial" style:font-family-complex="Arial" fo:font-size="10pt" style:font-size-asian="10pt" style:font-size-complex="10pt" fo:letter-spacing="0pt" fo:language="en" fo:country="US" style:text-underline-type="none"/>
    </style:style>
    <style:style style:family="graphic" style:name="gr46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495">
      <style:text-properties/>
      <style:paragraph-properties/>
    </style:style>
    <style:style style:family="text" style:name="T163">
      <style:text-properties/>
    </style:style>
    <style:style style:family="drawing-page" style:name="dp19">
      <style:drawing-page-properties/>
    </style:style>
    <style:style style:family="presentation" style:name="pr30">
      <style:graphic-properties draw:fill="none" draw:auto-grow-height="false" draw:auto-grow-width="false" draw:stroke="none" fo:background-color="transparent"/>
    </style:style>
    <style:style style:family="paragraph" style:name="P496">
      <style:text-properties/>
      <style:paragraph-properties/>
    </style:style>
    <style:style style:family="presentation" style:name="pr31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97">
      <style:text-properties/>
      <style:paragraph-properties/>
    </style:style>
    <style:style style:family="presentation" style:name="pr32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98">
      <style:text-properties/>
      <style:paragraph-properties fo:text-align="right"/>
    </style:style>
    <style:style style:family="text" style:name="T164">
      <style:text-properties/>
    </style:style>
    <style:style style:family="drawing-page" style:name="dp20">
      <style:drawing-page-properties/>
    </style:style>
    <style:style style:family="graphic" style:name="gr468">
      <style:graphic-properties draw:fill-color="#D8D8D8" draw:fill="solid" draw:auto-grow-height="false" draw:auto-grow-width="false" draw:stroke="none" fo:background-color="transparent"/>
    </style:style>
    <style:style style:family="paragraph" style:name="P499">
      <style:text-properties/>
      <style:paragraph-properties fo:text-align="left"/>
    </style:style>
    <style:style style:family="text" style:name="T165">
      <style:text-properties fo:font-variant="small-caps" fo:color="#000000" style:text-line-through-type="none" fo:font-family="Arial" style:font-family-complex="Arial" fo:font-size="12pt" style:font-size-asian="12pt" style:font-size-complex="12pt" fo:letter-spacing="0.56pt" fo:font-weight="bold"/>
    </style:style>
    <style:style style:family="graphic" style:name="gr46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00">
      <style:text-properties/>
      <style:paragraph-properties/>
    </style:style>
    <style:style style:family="text" style:name="T166">
      <style:text-properties/>
    </style:style>
    <style:style style:family="graphic" style:name="gr470">
      <style:graphic-properties draw:fill-color="#B5CBE4" draw:fill="solid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01">
      <style:text-properties/>
      <style:paragraph-properties fo:text-align="left"/>
    </style:style>
    <style:style style:family="text" style:name="T167">
      <style:text-properties fo:font-variant="small-caps" fo:color="#000000" style:text-line-through-type="none" fo:font-family="Arial" style:font-family-complex="Arial" fo:font-size="12pt" style:font-size-asian="12pt" style:font-size-complex="12pt" fo:letter-spacing="0.56pt" fo:font-weight="bold"/>
    </style:style>
    <style:style style:family="graphic" style:name="gr471">
      <style:graphic-properties draw:fill-color="#B5CBE4" draw:fill="solid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02">
      <style:text-properties/>
      <style:paragraph-properties fo:text-align="left"/>
    </style:style>
    <style:style style:family="text" style:name="T168">
      <style:text-properties fo:font-variant="small-caps" fo:color="#000000" style:text-line-through-type="none" fo:font-family="Arial" style:font-family-complex="Arial" fo:font-size="12pt" style:font-size-asian="12pt" style:font-size-complex="12pt" fo:letter-spacing="0.56pt" fo:font-weight="bold"/>
    </style:style>
    <style:style style:family="graphic" style:name="gr472">
      <style:graphic-properties draw:fill-color="#FABB8C" draw:fill="solid" draw:auto-grow-height="false" draw:auto-grow-width="false" draw:stroke="none" fo:background-color="transparent"/>
    </style:style>
    <style:style style:family="paragraph" style:name="P503">
      <style:text-properties/>
      <style:paragraph-properties fo:text-align="left"/>
    </style:style>
    <style:style style:family="text" style:name="T169">
      <style:text-properties fo:font-variant="small-caps" fo:color="#000000" style:text-line-through-type="none" fo:font-family="Arial" style:font-family-complex="Arial" fo:font-size="12pt" style:font-size-asian="12pt" style:font-size-complex="12pt" fo:letter-spacing="0.56pt" fo:font-weight="bold"/>
    </style:style>
    <style:style style:family="graphic" style:name="gr473">
      <style:graphic-properties draw:fill-color="#FABB8C" draw:fill="solid" draw:auto-grow-height="false" draw:auto-grow-width="false" draw:stroke="none" fo:background-color="transparent"/>
    </style:style>
    <style:style style:family="paragraph" style:name="P504">
      <style:text-properties/>
      <style:paragraph-properties fo:text-align="left"/>
    </style:style>
    <style:style style:family="text" style:name="T170">
      <style:text-properties fo:font-variant="small-caps" fo:color="#000000" style:text-line-through-type="none" fo:font-family="Arial" style:font-family-complex="Arial" fo:font-size="12pt" style:font-size-asian="12pt" style:font-size-complex="12pt" fo:letter-spacing="0.56pt" fo:font-weight="bold"/>
    </style:style>
    <style:style style:family="graphic" style:name="gr474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505">
      <style:text-properties/>
      <style:paragraph-properties fo:text-align="center" fo:margin-left="0pt"/>
    </style:style>
    <style:style style:family="text" style:name="T171">
      <style:text-properties fo:font-family="Cantarell" style:font-family-complex="Cantarell" fo:font-size="14pt" style:font-size-asian="14pt" style:font-size-complex="14pt"/>
    </style:style>
    <style:style style:family="graphic" style:name="gr475">
      <style:graphic-properties draw:fill="none" draw:auto-grow-height="false" draw:auto-grow-width="false" draw:stroke="solid" draw:marker-end="TriangleMarker" draw:marker-end-width="1.19pt" svg:stroke-color="#000000" svg:stroke-width="0.03528cm" style:mirror="vertical"/>
    </style:style>
    <style:style style:family="paragraph" style:name="P506">
      <style:text-properties/>
      <style:paragraph-properties/>
    </style:style>
    <style:style style:family="graphic" style:name="gr476">
      <style:graphic-properties draw:fill="none" draw:auto-grow-height="false" draw:auto-grow-width="false" draw:stroke="solid" draw:marker-end="TriangleMarker" draw:marker-end-width="1.276pt" svg:stroke-color="#000000" svg:stroke-width="0.03528cm"/>
    </style:style>
    <style:style style:family="paragraph" style:name="P507">
      <style:text-properties/>
      <style:paragraph-properties/>
    </style:style>
    <style:style style:family="graphic" style:name="gr477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508">
      <style:text-properties/>
      <style:paragraph-properties/>
    </style:style>
    <style:style style:family="graphic" style:name="gr478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509">
      <style:text-properties/>
      <style:paragraph-properties/>
    </style:style>
    <style:style style:family="graphic" style:name="gr479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510">
      <style:text-properties/>
      <style:paragraph-properties/>
    </style:style>
    <style:style style:family="graphic" style:name="gr480">
      <style:graphic-properties draw:fill="none" draw:textarea-vertical-align="top" draw:auto-grow-height="true" draw:fit-to-size="false" style:shrink-to-fit="false" draw:stroke="dash" svg:stroke-color="#205967" svg:stroke-width="0.05292cm" fo:border="0.05292cm none #205967" fo:padding-top="2.835pt" fo:padding-bottom="2.835pt" fo:padding-left="2.835pt" fo:padding-right="2.835pt" fo:background-color="transparent"/>
    </style:style>
    <style:style style:family="paragraph" style:name="P511">
      <style:text-properties/>
      <style:paragraph-properties fo:line-height="100%" fo:text-align="center" fo:margin-left="0pt"/>
    </style:style>
    <style:style style:family="text" style:name="T172">
      <style:text-properties fo:color="#000000" fo:font-family="Cantarell" style:font-family-complex="Cantarell" fo:font-size="11pt" style:font-size-asian="11pt" style:font-size-complex="11pt"/>
    </style:style>
    <style:style style:family="text" style:name="T173">
      <style:text-properties fo:color="#000000" style:text-position="-25%" fo:font-family="Cantarell" style:font-family-complex="Cantarell" fo:font-size="11pt" style:font-size-asian="11pt" style:font-size-complex="11pt"/>
    </style:style>
    <style:style style:family="paragraph" style:name="P512">
      <style:text-properties/>
      <style:paragraph-properties fo:line-height="100%" fo:text-align="center" fo:margin-left="0pt"/>
    </style:style>
    <style:style style:family="text" style:name="T174">
      <style:text-properties fo:color="#000000" fo:font-family="Cantarell" style:font-family-complex="Cantarell" fo:font-size="11pt" style:font-size-asian="11pt" style:font-size-complex="11pt"/>
    </style:style>
    <style:style style:family="text" style:name="T175">
      <style:text-properties fo:color="#000000" style:text-position="-25%" fo:font-family="Cantarell" style:font-family-complex="Cantarell" fo:font-size="11pt" style:font-size-asian="11pt" style:font-size-complex="11pt"/>
    </style:style>
    <style:style style:family="paragraph" style:name="P513">
      <style:text-properties/>
      <style:paragraph-properties fo:line-height="100%" fo:text-align="center" fo:margin-left="0pt"/>
    </style:style>
    <style:style style:family="text" style:name="T176">
      <style:text-properties fo:color="#000000" fo:font-family="Cantarell" style:font-family-complex="Cantarell" fo:font-size="11pt" style:font-size-asian="11pt" style:font-size-complex="11pt"/>
    </style:style>
    <style:style style:family="graphic" style:name="gr481">
      <style:graphic-properties draw:fill="none" draw:auto-grow-height="false" draw:auto-grow-width="false" draw:stroke="solid" draw:marker-end="TriangleMarker" draw:marker-end-width="3.005pt" svg:stroke-color="#000000" svg:stroke-width="0.03528cm"/>
    </style:style>
    <style:style style:family="paragraph" style:name="P514">
      <style:text-properties/>
      <style:paragraph-properties/>
    </style:style>
    <style:style style:family="graphic" style:name="gr482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15">
      <style:text-properties/>
      <style:paragraph-properties/>
    </style:style>
    <style:style style:family="text" style:name="T177">
      <style:text-properties style:text-line-through-type="none" fo:font-size="14pt" style:font-size-asian="14pt" style:font-size-complex="14pt"/>
    </style:style>
    <style:style style:family="text" style:name="T178">
      <style:text-properties style:text-line-through-type="none" style:text-position="-25%" fo:font-size="14pt" style:font-size-asian="14pt" style:font-size-complex="14pt"/>
    </style:style>
    <style:style style:family="graphic" style:name="gr483">
      <style:graphic-properties draw:fill="none" draw:textarea-vertical-align="middle" draw:auto-grow-height="false" draw:auto-grow-width="false" draw:stroke="solid" svg:stroke-color="#000000" svg:stroke-width="0.03528cm" fo:border="0.03528cm solid #000000" fo:padding-top="3.6pt" fo:padding-bottom="3.6pt" fo:padding-left="7.2pt" fo:padding-right="7.2pt" fo:background-color="transparent"/>
    </style:style>
    <style:style style:family="paragraph" style:name="P516">
      <style:text-properties/>
      <style:paragraph-properties fo:text-align="center" fo:margin-left="0pt"/>
    </style:style>
    <style:style style:family="text" style:name="T179">
      <style:text-properties fo:font-family="Cantarell" style:font-family-complex="Cantarell" fo:font-size="14pt" style:font-size-asian="14pt" style:font-size-complex="14pt"/>
    </style:style>
    <style:style style:family="graphic" style:name="gr484">
      <style:graphic-properties draw:fill="none" draw:auto-grow-height="false" draw:auto-grow-width="false" draw:stroke="solid" draw:marker-end="TriangleMarker" draw:marker-end-width="1.19pt" svg:stroke-color="#000000" svg:stroke-width="0.03528cm" style:mirror="vertical"/>
    </style:style>
    <style:style style:family="paragraph" style:name="P517">
      <style:text-properties/>
      <style:paragraph-properties/>
    </style:style>
    <style:style style:family="graphic" style:name="gr485">
      <style:graphic-properties draw:fill="none" draw:auto-grow-height="false" draw:auto-grow-width="false" draw:stroke="solid" draw:marker-end="TriangleMarker" draw:marker-end-width="2.693pt" svg:stroke-color="#000000" svg:stroke-width="0.03528cm"/>
    </style:style>
    <style:style style:family="paragraph" style:name="P518">
      <style:text-properties/>
      <style:paragraph-properties/>
    </style:style>
    <style:style style:family="graphic" style:name="gr486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519">
      <style:text-properties/>
      <style:paragraph-properties/>
    </style:style>
    <style:style style:family="graphic" style:name="gr487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520">
      <style:text-properties/>
      <style:paragraph-properties/>
    </style:style>
    <style:style style:family="graphic" style:name="gr488">
      <style:graphic-properties draw:fill="none" draw:auto-grow-height="false" draw:auto-grow-width="false" draw:stroke="solid" draw:marker-end="TriangleMarker" draw:marker-end-width="1.193pt" svg:stroke-color="#000000" svg:stroke-width="0.03528cm" style:mirror="vertical"/>
    </style:style>
    <style:style style:family="paragraph" style:name="P521">
      <style:text-properties/>
      <style:paragraph-properties/>
    </style:style>
    <style:style style:family="graphic" style:name="gr489">
      <style:graphic-properties draw:fill="none" draw:auto-grow-height="false" draw:auto-grow-width="false" draw:stroke="solid" draw:marker-end="TriangleMarker" draw:marker-end-width="1.19pt" svg:stroke-color="#000000" svg:stroke-width="0.03528cm" style:mirror="vertical"/>
    </style:style>
    <style:style style:family="paragraph" style:name="P522">
      <style:text-properties/>
      <style:paragraph-properties/>
    </style:style>
    <style:style style:family="graphic" style:name="gr490">
      <style:graphic-properties draw:fill="none" draw:auto-grow-height="false" draw:auto-grow-width="false" draw:stroke="solid" draw:marker-end="TriangleMarker" draw:marker-end-width="1.19pt" svg:stroke-color="#000000" svg:stroke-width="0.03528cm" style:mirror="vertical"/>
    </style:style>
    <style:style style:family="paragraph" style:name="P523">
      <style:text-properties/>
      <style:paragraph-properties/>
    </style:style>
    <style:style style:family="graphic" style:name="gr491">
      <style:graphic-properties draw:fill="none" draw:auto-grow-height="false" draw:auto-grow-width="false" draw:stroke="solid" draw:marker-end="TriangleMarker" draw:marker-end-width="1.19pt" svg:stroke-color="#000000" svg:stroke-width="0.03528cm" style:mirror="vertical"/>
    </style:style>
    <style:style style:family="paragraph" style:name="P524">
      <style:text-properties/>
      <style:paragraph-properties/>
    </style:style>
    <style:style style:family="graphic" style:name="gr492">
      <style:graphic-properties draw:fill="none" draw:auto-grow-height="false" draw:auto-grow-width="false" draw:stroke="solid" draw:marker-end="TriangleMarker" draw:marker-end-width="1.19pt" svg:stroke-color="#000000" svg:stroke-width="0.03528cm" style:mirror="vertical"/>
    </style:style>
    <style:style style:family="paragraph" style:name="P525">
      <style:text-properties/>
      <style:paragraph-properties/>
    </style:style>
    <style:style style:family="graphic" style:name="gr493">
      <style:graphic-properties draw:fill="none" draw:auto-grow-height="false" draw:auto-grow-width="false" draw:stroke="solid" draw:marker-end="TriangleMarker" draw:marker-end-width="3.741pt" svg:stroke-color="#205967" svg:stroke-width="0.05292cm"/>
    </style:style>
    <style:style style:family="paragraph" style:name="P526">
      <style:text-properties/>
      <style:paragraph-properties/>
    </style:style>
    <style:style style:family="graphic" style:name="gr494">
      <style:graphic-properties draw:fill="none" draw:auto-grow-height="false" draw:auto-grow-width="false" draw:stroke="solid" svg:stroke-color="#205967" svg:stroke-width="0.05292cm"/>
    </style:style>
    <style:style style:family="paragraph" style:name="P527">
      <style:text-properties/>
      <style:paragraph-properties/>
    </style:style>
    <style:style style:family="graphic" style:name="gr495">
      <style:graphic-properties draw:fill="none" draw:auto-grow-height="false" draw:auto-grow-width="false" draw:stroke="solid" svg:stroke-color="#205967" svg:stroke-width="0.05292cm"/>
    </style:style>
    <style:style style:family="paragraph" style:name="P528">
      <style:text-properties/>
      <style:paragraph-properties/>
    </style:style>
    <style:style style:family="graphic" style:name="gr49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29">
      <style:text-properties/>
      <style:paragraph-properties/>
    </style:style>
    <style:style style:family="text" style:name="T180">
      <style:text-properties style:text-line-through-type="none" fo:font-size="16pt" style:font-size-asian="16pt" style:font-size-complex="16pt"/>
    </style:style>
    <style:style style:family="graphic" style:name="gr497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30">
      <style:text-properties/>
      <style:paragraph-properties/>
    </style:style>
    <style:style style:family="text" style:name="T181">
      <style:text-properties style:text-line-through-type="none" fo:font-size="14pt" style:font-size-asian="14pt" style:font-size-complex="14pt"/>
    </style:style>
    <style:style style:family="text" style:name="T182">
      <style:text-properties style:text-line-through-type="none" style:text-position="-25%" fo:font-size="14pt" style:font-size-asian="14pt" style:font-size-complex="14pt"/>
    </style:style>
    <style:style style:family="graphic" style:name="gr49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31">
      <style:text-properties/>
      <style:paragraph-properties fo:text-align="center"/>
    </style:style>
    <style:style style:family="text" style:name="T183">
      <style:text-properties style:text-line-through-type="none" fo:font-size="16pt" style:font-size-asian="16pt" style:font-size-complex="16pt" fo:font-weight="bold"/>
    </style:style>
    <style:style style:family="graphic" style:name="gr499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32">
      <style:text-properties/>
      <style:paragraph-properties fo:text-align="center"/>
    </style:style>
    <style:style style:family="text" style:name="T184">
      <style:text-properties style:text-line-through-type="none" fo:font-size="16pt" style:font-size-asian="16pt" style:font-size-complex="16pt" fo:font-weight="bold"/>
    </style:style>
    <style:style style:family="graphic" style:name="gr500">
      <style:graphic-properties draw:fill="none" draw:auto-grow-height="false" draw:auto-grow-width="false" draw:stroke="solid" svg:stroke-color="#000000" svg:stroke-width="0.03528cm"/>
    </style:style>
    <style:style style:family="paragraph" style:name="P533">
      <style:text-properties/>
      <style:paragraph-properties/>
    </style:style>
    <style:style style:family="graphic" style:name="gr501">
      <style:graphic-properties draw:fill="none" draw:auto-grow-height="false" draw:auto-grow-width="false" draw:stroke="solid" svg:stroke-color="#000000" svg:stroke-width="0.03528cm"/>
    </style:style>
    <style:style style:family="paragraph" style:name="P534">
      <style:text-properties/>
      <style:paragraph-properties/>
    </style:style>
    <style:style style:family="graphic" style:name="gr502">
      <style:graphic-properties draw:fill="none" draw:auto-grow-height="false" draw:auto-grow-width="false" draw:stroke="solid" svg:stroke-color="#000000" svg:stroke-width="0.03528cm"/>
    </style:style>
    <style:style style:family="paragraph" style:name="P535">
      <style:text-properties/>
      <style:paragraph-properties/>
    </style:style>
    <style:style style:family="graphic" style:name="gr503">
      <style:graphic-properties draw:fill="none" draw:auto-grow-height="false" draw:auto-grow-width="false" draw:stroke="solid" svg:stroke-color="#000000" svg:stroke-width="0.03528cm"/>
    </style:style>
    <style:style style:family="paragraph" style:name="P536">
      <style:text-properties/>
      <style:paragraph-properties/>
    </style:style>
    <style:style style:family="graphic" style:name="gr504">
      <style:graphic-properties draw:fill="none" draw:auto-grow-height="false" draw:auto-grow-width="false" draw:stroke="solid" svg:stroke-color="#000000" svg:stroke-width="0.03528cm"/>
    </style:style>
    <style:style style:family="paragraph" style:name="P537">
      <style:text-properties/>
      <style:paragraph-properties/>
    </style:style>
    <style:style style:family="graphic" style:name="gr505">
      <style:graphic-properties draw:fill="none" draw:auto-grow-height="false" draw:auto-grow-width="false" draw:stroke="solid" svg:stroke-color="#000000" svg:stroke-width="0.03528cm"/>
    </style:style>
    <style:style style:family="paragraph" style:name="P538">
      <style:text-properties/>
      <style:paragraph-properties/>
    </style:style>
    <style:style style:family="graphic" style:name="gr506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539">
      <style:text-properties/>
      <style:paragraph-properties/>
    </style:style>
    <style:style style:family="graphic" style:name="gr507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540">
      <style:text-properties/>
      <style:paragraph-properties/>
    </style:style>
    <style:style style:family="graphic" style:name="gr508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541">
      <style:text-properties/>
      <style:paragraph-properties/>
    </style:style>
    <style:style style:family="graphic" style:name="gr509">
      <style:graphic-properties draw:fill="none" draw:auto-grow-height="false" draw:auto-grow-width="false" draw:stroke="solid" svg:stroke-color="#000000" svg:stroke-width="0.03528cm"/>
    </style:style>
    <style:style style:family="paragraph" style:name="P542">
      <style:text-properties/>
      <style:paragraph-properties/>
    </style:style>
    <style:style style:family="graphic" style:name="gr510">
      <style:graphic-properties draw:fill="none" draw:auto-grow-height="false" draw:auto-grow-width="false" draw:stroke="solid" svg:stroke-color="#000000" svg:stroke-width="0.03528cm"/>
    </style:style>
    <style:style style:family="paragraph" style:name="P543">
      <style:text-properties/>
      <style:paragraph-properties/>
    </style:style>
    <style:style style:family="graphic" style:name="gr511">
      <style:graphic-properties draw:fill="none" draw:auto-grow-height="false" draw:auto-grow-width="false" draw:stroke="solid" svg:stroke-color="#000000" svg:stroke-width="0.03528cm"/>
    </style:style>
    <style:style style:family="paragraph" style:name="P544">
      <style:text-properties/>
      <style:paragraph-properties/>
    </style:style>
    <style:style style:family="graphic" style:name="gr512">
      <style:graphic-properties draw:fill="none" draw:auto-grow-height="false" draw:auto-grow-width="false" draw:stroke="solid" svg:stroke-color="#000000" svg:stroke-width="0.03528cm"/>
    </style:style>
    <style:style style:family="paragraph" style:name="P545">
      <style:text-properties/>
      <style:paragraph-properties/>
    </style:style>
    <style:style style:family="graphic" style:name="gr513">
      <style:graphic-properties draw:fill="none" draw:auto-grow-height="false" draw:auto-grow-width="false" draw:stroke="solid" svg:stroke-color="#000000" svg:stroke-width="0.03528cm"/>
    </style:style>
    <style:style style:family="paragraph" style:name="P546">
      <style:text-properties/>
      <style:paragraph-properties/>
    </style:style>
    <style:style style:family="graphic" style:name="gr514">
      <style:graphic-properties draw:fill="none" draw:auto-grow-height="false" draw:auto-grow-width="false" draw:stroke="solid" svg:stroke-color="#000000" svg:stroke-width="0.03528cm"/>
    </style:style>
    <style:style style:family="paragraph" style:name="P547">
      <style:text-properties/>
      <style:paragraph-properties/>
    </style:style>
    <style:style style:family="graphic" style:name="gr515">
      <style:graphic-properties draw:fill="none" draw:auto-grow-height="false" draw:auto-grow-width="false" draw:stroke="solid" svg:stroke-color="#000000" svg:stroke-width="0.03528cm"/>
    </style:style>
    <style:style style:family="paragraph" style:name="P548">
      <style:text-properties/>
      <style:paragraph-properties/>
    </style:style>
    <style:style style:family="graphic" style:name="gr516">
      <style:graphic-properties draw:fill="none" draw:auto-grow-height="false" draw:auto-grow-width="false" draw:stroke="solid" svg:stroke-color="#000000" svg:stroke-width="0.03528cm"/>
    </style:style>
    <style:style style:family="paragraph" style:name="P549">
      <style:text-properties/>
      <style:paragraph-properties/>
    </style:style>
    <style:style style:family="graphic" style:name="gr517">
      <style:graphic-properties draw:fill="none" draw:auto-grow-height="false" draw:auto-grow-width="false" draw:stroke="solid" svg:stroke-color="#000000" svg:stroke-width="0.03528cm"/>
    </style:style>
    <style:style style:family="paragraph" style:name="P550">
      <style:text-properties/>
      <style:paragraph-properties/>
    </style:style>
    <style:style style:family="graphic" style:name="gr518">
      <style:graphic-properties draw:fill="none" draw:auto-grow-height="false" draw:auto-grow-width="false" draw:stroke="solid" svg:stroke-color="#000000" svg:stroke-width="0.03528cm"/>
    </style:style>
    <style:style style:family="paragraph" style:name="P551">
      <style:text-properties/>
      <style:paragraph-properties/>
    </style:style>
    <style:style style:family="graphic" style:name="gr519">
      <style:graphic-properties draw:fill="none" draw:auto-grow-height="false" draw:auto-grow-width="false" draw:stroke="solid" svg:stroke-color="#000000" svg:stroke-width="0.03528cm"/>
    </style:style>
    <style:style style:family="paragraph" style:name="P552">
      <style:text-properties/>
      <style:paragraph-properties/>
    </style:style>
    <style:style style:family="graphic" style:name="gr520">
      <style:graphic-properties draw:fill="none" draw:auto-grow-height="false" draw:auto-grow-width="false" draw:stroke="solid" svg:stroke-color="#000000" svg:stroke-width="0.03528cm"/>
    </style:style>
    <style:style style:family="paragraph" style:name="P553">
      <style:text-properties/>
      <style:paragraph-properties/>
    </style:style>
    <style:style style:family="graphic" style:name="gr521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554">
      <style:text-properties/>
      <style:paragraph-properties/>
    </style:style>
    <style:style style:family="graphic" style:name="gr522">
      <style:graphic-properties draw:fill="none" draw:auto-grow-height="false" draw:auto-grow-width="false" draw:stroke="solid" svg:stroke-color="#000000" svg:stroke-width="0.03528cm" style:mirror="horizontal"/>
    </style:style>
    <style:style style:family="paragraph" style:name="P555">
      <style:text-properties/>
      <style:paragraph-properties/>
    </style:style>
    <style:style style:family="graphic" style:name="gr523">
      <style:graphic-properties draw:fill="none" draw:auto-grow-height="false" draw:auto-grow-width="false" draw:stroke="solid" svg:stroke-color="#000000" svg:stroke-width="0.03528cm" style:mirror="vertical"/>
    </style:style>
    <style:style style:family="paragraph" style:name="P556">
      <style:text-properties/>
      <style:paragraph-properties/>
    </style:style>
    <style:style style:family="graphic" style:name="gr524">
      <style:graphic-properties draw:fill="none" draw:auto-grow-height="false" draw:auto-grow-width="false" draw:stroke="solid" svg:stroke-color="#000000" svg:stroke-width="0.03528cm"/>
    </style:style>
    <style:style style:family="paragraph" style:name="P557">
      <style:text-properties/>
      <style:paragraph-properties/>
    </style:style>
    <style:style style:family="graphic" style:name="gr525">
      <style:graphic-properties draw:fill="none" draw:auto-grow-height="false" draw:auto-grow-width="false" draw:stroke="solid" svg:stroke-color="#000000" svg:stroke-width="0.03528cm"/>
    </style:style>
    <style:style style:family="paragraph" style:name="P558">
      <style:text-properties/>
      <style:paragraph-properties/>
    </style:style>
    <style:style style:family="graphic" style:name="gr526">
      <style:graphic-properties draw:fill="none" draw:auto-grow-height="false" draw:auto-grow-width="false" draw:stroke="solid" svg:stroke-color="#000000" svg:stroke-width="0.03528cm"/>
    </style:style>
    <style:style style:family="paragraph" style:name="P559">
      <style:text-properties/>
      <style:paragraph-properties/>
    </style:style>
    <style:style style:family="graphic" style:name="gr527">
      <style:graphic-properties draw:fill="none" draw:auto-grow-height="false" draw:auto-grow-width="false" draw:stroke="solid" svg:stroke-color="#000000" svg:stroke-width="0.03528cm"/>
    </style:style>
    <style:style style:family="paragraph" style:name="P560">
      <style:text-properties/>
      <style:paragraph-properties/>
    </style:style>
    <style:style style:family="graphic" style:name="gr528">
      <style:graphic-properties draw:fill="none" draw:auto-grow-height="false" draw:auto-grow-width="false" draw:stroke="solid" svg:stroke-color="#000000" svg:stroke-width="0.03528cm"/>
    </style:style>
    <style:style style:family="paragraph" style:name="P561">
      <style:text-properties/>
      <style:paragraph-properties/>
    </style:style>
    <style:style style:family="graphic" style:name="gr529">
      <style:graphic-properties draw:fill="none" draw:auto-grow-height="false" draw:auto-grow-width="false" draw:stroke="solid" svg:stroke-color="#000000" svg:stroke-width="0.03528cm"/>
    </style:style>
    <style:style style:family="paragraph" style:name="P562">
      <style:text-properties/>
      <style:paragraph-properties/>
    </style:style>
    <style:style style:family="graphic" style:name="gr530">
      <style:graphic-properties draw:fill="none" draw:auto-grow-height="false" draw:auto-grow-width="false" draw:stroke="solid" draw:marker-end="TriangleMarker" draw:marker-end-width="3.965pt" svg:stroke-color="#000000" svg:stroke-width="0.03528cm"/>
    </style:style>
    <style:style style:family="paragraph" style:name="P563">
      <style:text-properties/>
      <style:paragraph-properties/>
    </style:style>
    <style:style style:family="graphic" style:name="gr531">
      <style:graphic-properties draw:fill="none" draw:auto-grow-height="false" draw:auto-grow-width="false" draw:stroke="solid" draw:marker-end="TriangleMarker" draw:marker-end-width="3.965pt" svg:stroke-color="#000000" svg:stroke-width="0.03528cm"/>
    </style:style>
    <style:style style:family="paragraph" style:name="P564">
      <style:text-properties/>
      <style:paragraph-properties/>
    </style:style>
    <style:style style:family="graphic" style:name="gr532">
      <style:graphic-properties draw:fill="none" draw:auto-grow-height="false" draw:auto-grow-width="false" draw:stroke="solid" draw:marker-end="TriangleMarker" draw:marker-end-width="3.26pt" svg:stroke-color="#000000" svg:stroke-width="0.03528cm"/>
    </style:style>
    <style:style style:family="paragraph" style:name="P565">
      <style:text-properties/>
      <style:paragraph-properties/>
    </style:style>
    <style:style style:family="graphic" style:name="gr533">
      <style:graphic-properties draw:fill="none" draw:auto-grow-height="false" draw:auto-grow-width="false" draw:stroke="solid" svg:stroke-color="#000000" svg:stroke-width="0.05292cm"/>
    </style:style>
    <style:style style:family="paragraph" style:name="P566">
      <style:text-properties/>
      <style:paragraph-properties/>
    </style:style>
    <style:style style:family="graphic" style:name="gr534">
      <style:graphic-properties draw:fill="none" draw:auto-grow-height="false" draw:auto-grow-width="false" draw:stroke="solid" svg:stroke-color="#000000" svg:stroke-width="0.05292cm"/>
    </style:style>
    <style:style style:family="paragraph" style:name="P567">
      <style:text-properties/>
      <style:paragraph-properties/>
    </style:style>
    <style:style style:family="graphic" style:name="gr535">
      <style:graphic-properties draw:fill="none" draw:auto-grow-height="false" draw:auto-grow-width="false" draw:stroke="solid" draw:marker-end="TriangleMarker" draw:marker-end-width="5pt" svg:stroke-color="#000000" svg:stroke-width="0.03528cm"/>
    </style:style>
    <style:style style:family="paragraph" style:name="P568">
      <style:text-properties/>
      <style:paragraph-properties/>
    </style:style>
    <style:style style:family="graphic" style:name="gr536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69">
      <style:text-properties/>
      <style:paragraph-properties fo:text-align="center"/>
    </style:style>
    <style:style style:family="text" style:name="T185">
      <style:text-properties style:text-line-through-type="none" fo:font-size="16pt" style:font-size-asian="16pt" style:font-size-complex="16pt" fo:font-weight="bold"/>
    </style:style>
    <style:style style:family="graphic" style:name="gr537">
      <style:graphic-properties draw:fill="none" draw:auto-grow-height="false" draw:auto-grow-width="false" draw:stroke="dash" draw:marker-end="TriangleMarker" draw:marker-end-width="5pt" svg:stroke-color="#C00000" svg:stroke-width="0.07938cm"/>
    </style:style>
    <style:style style:family="paragraph" style:name="P570">
      <style:text-properties/>
      <style:paragraph-properties/>
    </style:style>
    <style:style style:family="graphic" style:name="gr538">
      <style:graphic-properties draw:fill="none" draw:textarea-vertical-align="top" draw:auto-grow-height="true" draw:fit-to-size="false" style:shrink-to-fit="false" draw:stroke="none" fo:padding-top="3.6pt" fo:padding-bottom="3.6pt" fo:padding-left="7.2pt" fo:padding-right="7.2pt" fo:background-color="transparent"/>
    </style:style>
    <style:style style:family="paragraph" style:name="P571">
      <style:text-properties/>
      <style:paragraph-properties fo:text-align="right"/>
    </style:style>
    <style:style style:family="text" style:name="T186">
      <style:text-properties fo:color="#C00000" style:text-line-through-type="none" fo:font-size="11pt" style:font-size-asian="11pt" style:font-size-complex="11pt"/>
    </style:style>
    <style:style style:family="graphic" style:name="gr539">
      <style:graphic-properties draw:fill="none" draw:textarea-vertical-align="top" draw:auto-grow-height="true" draw:fit-to-size="false" style:shrink-to-fit="false" draw:stroke="dash" svg:stroke-color="#205967" svg:stroke-width="0.05292cm" fo:border="0.05292cm none #205967" fo:padding-top="2.835pt" fo:padding-bottom="2.835pt" fo:padding-left="2.835pt" fo:padding-right="2.835pt" fo:background-color="transparent"/>
    </style:style>
    <style:style style:family="paragraph" style:name="P572">
      <style:text-properties/>
      <style:paragraph-properties fo:line-height="100%" fo:text-align="center" fo:margin-left="0pt"/>
    </style:style>
    <style:style style:family="text" style:name="T187">
      <style:text-properties fo:color="#000000" fo:font-family="Cantarell" style:font-family-complex="Cantarell" fo:font-size="11pt" style:font-size-asian="11pt" style:font-size-complex="11pt"/>
    </style:style>
    <style:style style:family="text" style:name="T188">
      <style:text-properties fo:color="#000000" style:text-position="-25%" fo:font-family="Cantarell" style:font-family-complex="Cantarell" fo:font-size="11pt" style:font-size-asian="11pt" style:font-size-complex="11pt"/>
    </style:style>
    <style:style style:family="paragraph" style:name="P573">
      <style:text-properties/>
      <style:paragraph-properties fo:line-height="100%" fo:text-align="center" fo:margin-left="0pt"/>
    </style:style>
    <style:style style:family="text" style:name="T189">
      <style:text-properties fo:color="#000000" fo:font-family="Cantarell" style:font-family-complex="Cantarell" fo:font-size="11pt" style:font-size-asian="11pt" style:font-size-complex="11pt"/>
    </style:style>
    <style:style style:family="text" style:name="T190">
      <style:text-properties fo:color="#000000" style:text-position="-25%" fo:font-family="Cantarell" style:font-family-complex="Cantarell" fo:font-size="11pt" style:font-size-asian="11pt" style:font-size-complex="11pt"/>
    </style:style>
    <style:style style:family="paragraph" style:name="P574">
      <style:text-properties/>
      <style:paragraph-properties fo:line-height="100%" fo:text-align="center" fo:margin-left="0pt"/>
    </style:style>
    <style:style style:family="text" style:name="T191">
      <style:text-properties fo:color="#000000" fo:font-family="Cantarell" style:font-family-complex="Cantarell" fo:font-size="11pt" style:font-size-asian="11pt" style:font-size-complex="11pt"/>
    </style:style>
    <style:style style:family="graphic" style:name="gr540">
      <style:graphic-properties draw:fill="none" draw:auto-grow-height="false" draw:auto-grow-width="false" draw:stroke="solid" draw:marker-end="TriangleMarker" draw:marker-end-width="1.276pt" svg:stroke-color="#000000" svg:stroke-width="0.03528cm"/>
    </style:style>
    <style:style style:family="paragraph" style:name="P575">
      <style:text-properties/>
      <style:paragraph-properties/>
    </style:style>
    <style:style style:family="drawing-page" style:name="dp21">
      <style:drawing-page-properties/>
    </style:style>
    <style:style style:family="presentation" style:name="pr33">
      <style:graphic-properties draw:fill="none" draw:auto-grow-height="false" draw:auto-grow-width="false" draw:stroke="none" fo:background-color="transparent"/>
    </style:style>
    <style:style style:family="paragraph" style:name="P576">
      <style:text-properties/>
      <style:paragraph-properties/>
    </style:style>
    <style:style style:family="presentation" style:name="pr3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77">
      <style:text-properties/>
      <style:paragraph-properties/>
    </style:style>
    <style:style style:family="presentation" style:name="pr35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78">
      <style:text-properties/>
      <style:paragraph-properties fo:text-align="right"/>
    </style:style>
    <style:style style:family="text" style:name="T192"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/>
    <text:list-style style:name="L22"/>
    <text:list-style style:name="L23"/>
    <text:list-style style:name="L24"/>
    <text:list-style style:name="L25"/>
    <text:list-style style:name="L26"/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/>
    <text:list-style style:name="L35"/>
    <text:list-style style:name="L36"/>
    <text:list-style style:name="L37"/>
    <text:list-style style:name="L38"/>
    <text:list-style style:name="L39"/>
    <text:list-style style:name="L40"/>
    <text:list-style style:name="L41"/>
    <text:list-style style:name="L42"/>
    <text:list-style style:name="L43"/>
    <text:list-style style:name="L44"/>
    <text:list-style style:name="L45"/>
    <text:list-style style:name="L46"/>
    <text:list-style style:name="L47"/>
    <text:list-style style:name="L48"/>
    <text:list-style style:name="L49"/>
    <text:list-style style:name="L50"/>
    <text:list-style style:name="L51"/>
    <text:list-style style:name="L52"/>
    <text:list-style style:name="L53"/>
    <text:list-style style:name="L54"/>
    <text:list-style style:name="L55"/>
    <text:list-style style:name="L56"/>
    <text:list-style style:name="L57"/>
    <text:list-style style:name="L58"/>
    <text:list-style style:name="L59"/>
    <text:list-style style:name="L60"/>
    <text:list-style style:name="L61"/>
    <text:list-style style:name="L62"/>
    <text:list-style style:name="L63"/>
    <text:list-style style:name="L64"/>
    <text:list-style style:name="L65"/>
    <text:list-style style:name="L66"/>
    <text:list-style style:name="L67"/>
    <text:list-style style:name="L68"/>
    <text:list-style style:name="L69"/>
    <text:list-style style:name="L70"/>
    <text:list-style style:name="L71"/>
    <text:list-style style:name="L72"/>
    <text:list-style style:name="L73"/>
    <text:list-style style:name="L74"/>
    <text:list-style style:name="L75"/>
    <text:list-style style:name="L76"/>
    <text:list-style style:name="L77"/>
    <text:list-style style:name="L78"/>
    <text:list-style style:name="L79"/>
    <text:list-style style:name="L80"/>
    <text:list-style style:name="L81"/>
    <text:list-style style:name="L82"/>
    <text:list-style style:name="L83"/>
    <text:list-style style:name="L84"/>
    <text:list-style style:name="L85"/>
    <text:list-style style:name="L86"/>
    <text:list-style style:name="L87"/>
    <text:list-style style:name="L88"/>
    <text:list-style style:name="L89"/>
    <text:list-style style:name="L90"/>
    <text:list-style style:name="L91"/>
    <text:list-style style:name="L92"/>
    <text:list-style style:name="L93"/>
    <text:list-style style:name="L94"/>
    <text:list-style style:name="L95"/>
    <text:list-style style:name="L96"/>
    <text:list-style style:name="L97"/>
    <text:list-style style:name="L98"/>
    <text:list-style style:name="L99"/>
    <text:list-style style:name="L100"/>
    <text:list-style style:name="L101"/>
    <text:list-style style:name="L102"/>
    <text:list-style style:name="L103"/>
    <text:list-style style:name="L104"/>
    <text:list-style style:name="L105"/>
    <text:list-style style:name="L106"/>
    <text:list-style style:name="L107"/>
    <text:list-style style:name="L108"/>
    <text:list-style style:name="L109"/>
    <text:list-style style:name="L110"/>
    <text:list-style style:name="L111"/>
    <text:list-style style:name="L112"/>
    <text:list-style style:name="L113"/>
    <text:list-style style:name="L114"/>
    <text:list-style style:name="L115"/>
    <text:list-style style:name="L116"/>
    <text:list-style style:name="L117"/>
    <text:list-style style:name="L118"/>
    <text:list-style style:name="L119"/>
    <text:list-style style:name="L120"/>
    <text:list-style style:name="L121"/>
    <text:list-style style:name="L122"/>
    <text:list-style style:name="L123"/>
    <text:list-style style:name="L124"/>
    <text:list-style style:name="L125"/>
    <text:list-style style:name="L126"/>
    <text:list-style style:name="L127"/>
    <text:list-style style:name="L128"/>
    <text:list-style style:name="L129"/>
    <text:list-style style:name="L130"/>
    <text:list-style style:name="L131"/>
    <text:list-style style:name="L132"/>
    <text:list-style style:name="L133"/>
    <text:list-style style:name="L134"/>
    <text:list-style style:name="L135"/>
    <text:list-style style:name="L136"/>
    <text:list-style style:name="L137"/>
    <text:list-style style:name="L138"/>
    <text:list-style style:name="L139"/>
    <text:list-style style:name="L140"/>
    <text:list-style style:name="L141"/>
    <text:list-style style:name="L142"/>
    <text:list-style style:name="L143"/>
    <text:list-style style:name="L144"/>
    <text:list-style style:name="L145"/>
    <text:list-style style:name="L146"/>
    <text:list-style style:name="L147"/>
    <text:list-style style:name="L148"/>
    <text:list-style style:name="L149"/>
    <text:list-style style:name="L150"/>
    <text:list-style style:name="L151"/>
    <text:list-style style:name="L152"/>
    <text:list-style style:name="L153"/>
    <text:list-style style:name="L154"/>
    <text:list-style style:name="L155"/>
    <text:list-style style:name="L156"/>
    <text:list-style style:name="L157"/>
    <text:list-style style:name="L158"/>
    <text:list-style style:name="L159"/>
    <text:list-style style:name="L160"/>
    <text:list-style style:name="L161"/>
    <text:list-style style:name="L162"/>
    <text:list-style style:name="L163"/>
    <text:list-style style:name="L164"/>
    <text:list-style style:name="L165"/>
    <text:list-style style:name="L166"/>
    <text:list-style style:name="L167"/>
    <text:list-style style:name="L168"/>
    <text:list-style style:name="L169"/>
    <text:list-style style:name="L170"/>
    <text:list-style style:name="L171"/>
    <text:list-style style:name="L172"/>
    <text:list-style style:name="L173"/>
    <text:list-style style:name="L174"/>
    <text:list-style style:name="L175"/>
    <text:list-style style:name="L176"/>
    <text:list-style style:name="L177"/>
    <text:list-style style:name="L178"/>
    <text:list-style style:name="L179"/>
    <text:list-style style:name="L180"/>
    <text:list-style style:name="L181"/>
    <text:list-style style:name="L182"/>
    <text:list-style style:name="L183"/>
    <text:list-style style:name="L184"/>
    <text:list-style style:name="L185"/>
    <text:list-style style:name="L186"/>
    <text:list-style style:name="L187"/>
    <text:list-style style:name="L188"/>
    <text:list-style style:name="L189"/>
    <text:list-style style:name="L190"/>
    <text:list-style style:name="L191"/>
    <text:list-style style:name="L192"/>
    <text:list-style style:name="L193"/>
    <text:list-style style:name="L194"/>
    <text:list-style style:name="L195"/>
    <text:list-style style:name="L196"/>
    <text:list-style style:name="L197"/>
    <text:list-style style:name="L198"/>
    <text:list-style style:name="L199"/>
    <text:list-style style:name="L200"/>
    <text:list-style style:name="L201"/>
    <text:list-style style:name="L202"/>
    <text:list-style style:name="L203"/>
    <text:list-style style:name="L204"/>
    <text:list-style style:name="L205"/>
    <text:list-style style:name="L206"/>
    <text:list-style style:name="L207"/>
    <text:list-style style:name="L208"/>
    <text:list-style style:name="L209"/>
    <text:list-style style:name="L210"/>
    <text:list-style style:name="L211"/>
    <text:list-style style:name="L212"/>
    <text:list-style style:name="L213"/>
    <text:list-style style:name="L214"/>
    <text:list-style style:name="L215"/>
    <text:list-style style:name="L216"/>
    <text:list-style style:name="L217"/>
    <text:list-style style:name="L218"/>
    <text:list-style style:name="L219"/>
    <text:list-style style:name="L220"/>
    <text:list-style style:name="L221"/>
    <text:list-style style:name="L222"/>
    <text:list-style style:name="L223"/>
    <text:list-style style:name="L224"/>
    <text:list-style style:name="L225"/>
    <text:list-style style:name="L226"/>
    <text:list-style style:name="L227"/>
    <text:list-style style:name="L228"/>
    <text:list-style style:name="L229"/>
    <text:list-style style:name="L230"/>
    <text:list-style style:name="L231"/>
    <text:list-style style:name="L232"/>
    <text:list-style style:name="L233"/>
    <text:list-style style:name="L234"/>
    <text:list-style style:name="L235"/>
    <text:list-style style:name="L236"/>
    <text:list-style style:name="L237"/>
    <text:list-style style:name="L238"/>
    <text:list-style style:name="L239"/>
    <text:list-style style:name="L240"/>
    <text:list-style style:name="L241"/>
    <text:list-style style:name="L242"/>
    <text:list-style style:name="L243"/>
    <text:list-style style:name="L244"/>
    <text:list-style style:name="L245"/>
    <text:list-style style:name="L246"/>
    <text:list-style style:name="L247"/>
    <text:list-style style:name="L248"/>
    <text:list-style style:name="L249"/>
    <text:list-style style:name="L250"/>
    <text:list-style style:name="L251"/>
    <text:list-style style:name="L252"/>
    <text:list-style style:name="L253"/>
    <text:list-style style:name="L254"/>
    <text:list-style style:name="L255"/>
    <text:list-style style:name="L256"/>
    <text:list-style style:name="L257"/>
    <text:list-style style:name="L258"/>
    <text:list-style style:name="L259"/>
    <text:list-style style:name="L260"/>
    <text:list-style style:name="L261"/>
    <text:list-style style:name="L262"/>
    <text:list-style style:name="L263"/>
    <text:list-style style:name="L264"/>
    <text:list-style style:name="L265"/>
    <text:list-style style:name="L266"/>
    <text:list-style style:name="L267"/>
    <text:list-style style:name="L268"/>
    <text:list-style style:name="L269"/>
    <text:list-style style:name="L270"/>
    <text:list-style style:name="L271"/>
    <text:list-style style:name="L272"/>
    <text:list-style style:name="L273"/>
    <text:list-style style:name="L274"/>
    <text:list-style style:name="L275"/>
    <text:list-style style:name="L276"/>
    <text:list-style style:name="L277"/>
    <text:list-style style:name="L278"/>
    <text:list-style style:name="L279"/>
    <text:list-style style:name="L280"/>
    <text:list-style style:name="L281"/>
    <text:list-style style:name="L282"/>
    <text:list-style style:name="L283"/>
    <text:list-style style:name="L284"/>
    <text:list-style style:name="L285"/>
    <text:list-style style:name="L286"/>
    <text:list-style style:name="L287"/>
    <text:list-style style:name="L288"/>
    <text:list-style style:name="L289"/>
    <text:list-style style:name="L290"/>
    <text:list-style style:name="L291"/>
    <text:list-style style:name="L292"/>
    <text:list-style style:name="L293"/>
    <text:list-style style:name="L294"/>
    <text:list-style style:name="L295"/>
    <text:list-style style:name="L296"/>
    <text:list-style style:name="L297"/>
    <text:list-style style:name="L298"/>
    <text:list-style style:name="L299"/>
    <text:list-style style:name="L300"/>
    <text:list-style style:name="L301"/>
    <text:list-style style:name="L302"/>
    <text:list-style style:name="L303"/>
    <text:list-style style:name="L304"/>
    <text:list-style style:name="L305"/>
    <text:list-style style:name="L306"/>
    <text:list-style style:name="L307"/>
    <text:list-style style:name="L308"/>
    <text:list-style style:name="L309"/>
    <text:list-style style:name="L310"/>
    <text:list-style style:name="L311"/>
    <text:list-style style:name="L312"/>
    <text:list-style style:name="L313"/>
    <text:list-style style:name="L314"/>
    <text:list-style style:name="L315"/>
    <text:list-style style:name="L316"/>
    <text:list-style style:name="L317"/>
    <text:list-style style:name="L318"/>
    <text:list-style style:name="L319"/>
    <text:list-style style:name="L320"/>
    <text:list-style style:name="L321"/>
    <text:list-style style:name="L322"/>
    <text:list-style style:name="L323"/>
    <text:list-style style:name="L324"/>
    <text:list-style style:name="L325"/>
    <text:list-style style:name="L326"/>
    <text:list-style style:name="L327"/>
    <text:list-style style:name="L328"/>
    <text:list-style style:name="L329"/>
    <text:list-style style:name="L330"/>
    <text:list-style style:name="L331"/>
    <text:list-style style:name="L332"/>
    <text:list-style style:name="L333"/>
    <text:list-style style:name="L334"/>
    <text:list-style style:name="L335"/>
    <text:list-style style:name="L336"/>
    <text:list-style style:name="L337"/>
    <text:list-style style:name="L338"/>
    <text:list-style style:name="L339"/>
    <text:list-style style:name="L340"/>
    <text:list-style style:name="L341"/>
    <text:list-style style:name="L342"/>
    <text:list-style style:name="L343"/>
    <text:list-style style:name="L344"/>
    <text:list-style style:name="L345"/>
    <text:list-style style:name="L346"/>
    <text:list-style style:name="L347"/>
    <text:list-style style:name="L348"/>
    <text:list-style style:name="L349"/>
    <text:list-style style:name="L350"/>
    <text:list-style style:name="L351"/>
    <text:list-style style:name="L352"/>
    <text:list-style style:name="L353"/>
    <text:list-style style:name="L354"/>
    <text:list-style style:name="L355"/>
    <text:list-style style:name="L356"/>
    <text:list-style style:name="L357"/>
    <text:list-style style:name="L358"/>
    <text:list-style style:name="L359"/>
    <text:list-style style:name="L360"/>
    <text:list-style style:name="L361"/>
    <text:list-style style:name="L362"/>
    <text:list-style style:name="L363"/>
    <text:list-style style:name="L364"/>
    <text:list-style style:name="L365"/>
    <text:list-style style:name="L366"/>
    <text:list-style style:name="L367"/>
    <text:list-style style:name="L368"/>
    <text:list-style style:name="L369"/>
    <text:list-style style:name="L370"/>
    <text:list-style style:name="L371"/>
    <text:list-style style:name="L372"/>
    <text:list-style style:name="L373"/>
    <text:list-style style:name="L374"/>
    <text:list-style style:name="L375"/>
    <text:list-style style:name="L376"/>
    <text:list-style style:name="L377"/>
    <text:list-style style:name="L378"/>
    <text:list-style style:name="L379"/>
    <text:list-style style:name="L380"/>
    <text:list-style style:name="L381"/>
    <text:list-style style:name="L382"/>
    <text:list-style style:name="L383"/>
    <text:list-style style:name="L384"/>
    <text:list-style style:name="L385"/>
    <text:list-style style:name="L386"/>
    <text:list-style style:name="L387"/>
    <text:list-style style:name="L388"/>
    <text:list-style style:name="L389"/>
    <text:list-style style:name="L390"/>
    <text:list-style style:name="L391"/>
    <text:list-style style:name="L392"/>
    <text:list-style style:name="L393"/>
    <text:list-style style:name="L394"/>
    <text:list-style style:name="L395"/>
    <text:list-style style:name="L396"/>
    <text:list-style style:name="L397"/>
    <text:list-style style:name="L398"/>
    <text:list-style style:name="L399"/>
    <text:list-style style:name="L400"/>
    <text:list-style style:name="L401"/>
    <text:list-style style:name="L402"/>
    <text:list-style style:name="L403"/>
    <text:list-style style:name="L404"/>
    <text:list-style style:name="L405"/>
    <text:list-style style:name="L406"/>
    <text:list-style style:name="L407"/>
    <text:list-style style:name="L408"/>
    <text:list-style style:name="L409"/>
    <text:list-style style:name="L410"/>
    <text:list-style style:name="L411"/>
    <text:list-style style:name="L412"/>
    <text:list-style style:name="L413"/>
    <text:list-style style:name="L414"/>
    <text:list-style style:name="L415"/>
    <text:list-style style:name="L416"/>
    <text:list-style style:name="L417"/>
    <text:list-style style:name="L418"/>
    <text:list-style style:name="L419"/>
    <text:list-style style:name="L420"/>
    <text:list-style style:name="L421"/>
    <text:list-style style:name="L422"/>
    <text:list-style style:name="L423"/>
    <text:list-style style:name="L424"/>
    <text:list-style style:name="L425"/>
    <text:list-style style:name="L426"/>
    <text:list-style style:name="L427"/>
    <text:list-style style:name="L428"/>
    <text:list-style style:name="L429"/>
    <text:list-style style:name="L430"/>
    <text:list-style style:name="L431"/>
    <text:list-style style:name="L432"/>
    <text:list-style style:name="L433"/>
    <text:list-style style:name="L434"/>
    <text:list-style style:name="L435"/>
    <text:list-style style:name="L436"/>
    <text:list-style style:name="L437"/>
    <text:list-style style:name="L438"/>
    <text:list-style style:name="L439"/>
    <text:list-style style:name="L440"/>
    <text:list-style style:name="L441"/>
    <text:list-style style:name="L442"/>
    <text:list-style style:name="L443"/>
    <text:list-style style:name="L444"/>
    <text:list-style style:name="L445"/>
    <text:list-style style:name="L446"/>
    <text:list-style style:name="L447"/>
    <text:list-style style:name="L448"/>
    <text:list-style style:name="L449"/>
    <text:list-style style:name="L450"/>
    <text:list-style style:name="L451"/>
    <text:list-style style:name="L452"/>
    <text:list-style style:name="L453"/>
    <text:list-style style:name="L454"/>
    <text:list-style style:name="L455"/>
    <text:list-style style:name="L456"/>
    <text:list-style style:name="L457"/>
    <text:list-style style:name="L458"/>
    <text:list-style style:name="L459"/>
    <text:list-style style:name="L460"/>
    <text:list-style style:name="L461"/>
    <text:list-style style:name="L462"/>
    <text:list-style style:name="L463"/>
    <text:list-style style:name="L464"/>
    <text:list-style style:name="L465"/>
    <text:list-style style:name="L466"/>
    <text:list-style style:name="L467"/>
    <text:list-style style:name="L468"/>
    <text:list-style style:name="L469"/>
    <text:list-style style:name="L470"/>
    <text:list-style style:name="L471"/>
    <text:list-style style:name="L472"/>
    <text:list-style style:name="L473"/>
    <text:list-style style:name="L474"/>
    <text:list-style style:name="L475"/>
    <text:list-style style:name="L476"/>
    <text:list-style style:name="L477"/>
    <text:list-style style:name="L478"/>
    <text:list-style style:name="L479"/>
    <text:list-style style:name="L480"/>
    <text:list-style style:name="L481"/>
    <text:list-style style:name="L482"/>
    <text:list-style style:name="L483"/>
    <text:list-style style:name="L484"/>
    <text:list-style style:name="L485"/>
    <text:list-style style:name="L486"/>
    <text:list-style style:name="L487"/>
    <text:list-style style:name="L488"/>
    <text:list-style style:name="L489"/>
    <text:list-style style:name="L490"/>
    <text:list-style style:name="L491"/>
    <text:list-style style:name="L492"/>
    <text:list-style style:name="L493"/>
    <text:list-style style:name="L494"/>
    <text:list-style style:name="L495"/>
    <text:list-style style:name="L496"/>
    <text:list-style style:name="L497"/>
    <text:list-style style:name="L498"/>
    <text:list-style style:name="L499"/>
    <text:list-style style:name="L500"/>
    <text:list-style style:name="L501"/>
    <text:list-style style:name="L502"/>
    <text:list-style style:name="L503"/>
    <text:list-style style:name="L504"/>
    <text:list-style style:name="L505"/>
    <text:list-style style:name="L506"/>
    <text:list-style style:name="L507"/>
    <text:list-style style:name="L508"/>
    <text:list-style style:name="L509"/>
    <text:list-style style:name="L510"/>
    <text:list-style style:name="L511"/>
    <text:list-style style:name="L512"/>
    <text:list-style style:name="L513"/>
    <text:list-style style:name="L514"/>
    <text:list-style style:name="L515"/>
    <text:list-style style:name="L516"/>
    <text:list-style style:name="L517"/>
    <text:list-style style:name="L518"/>
    <text:list-style style:name="L519"/>
    <text:list-style style:name="L520"/>
    <text:list-style style:name="L521"/>
    <text:list-style style:name="L522"/>
    <text:list-style style:name="L523"/>
    <text:list-style style:name="L524"/>
    <text:list-style style:name="L525"/>
    <text:list-style style:name="L526"/>
    <text:list-style style:name="L527"/>
    <text:list-style style:name="L528"/>
    <text:list-style style:name="L529"/>
    <text:list-style style:name="L530"/>
    <text:list-style style:name="L531"/>
    <text:list-style style:name="L532"/>
    <text:list-style style:name="L533"/>
    <text:list-style style:name="L534"/>
    <text:list-style style:name="L535"/>
    <text:list-style style:name="L536"/>
    <text:list-style style:name="L537"/>
    <text:list-style style:name="L538"/>
    <text:list-style style:name="L539"/>
    <text:list-style style:name="L540"/>
    <text:list-style style:name="L541"/>
    <text:list-style style:name="L542"/>
    <text:list-style style:name="L543"/>
    <text:list-style style:name="L544"/>
    <text:list-style style:name="L545"/>
    <text:list-style style:name="L546"/>
    <text:list-style style:name="L547"/>
    <text:list-style style:name="L548"/>
    <text:list-style style:name="L549"/>
    <text:list-style style:name="L550"/>
    <text:list-style style:name="L551"/>
    <text:list-style style:name="L552"/>
    <text:list-style style:name="L553"/>
    <text:list-style style:name="L554"/>
    <text:list-style style:name="L555"/>
    <text:list-style style:name="L556"/>
    <text:list-style style:name="L557"/>
  </office:automatic-styles>
  <office:body>
    <office:presentation>
      <draw:page draw:name="Slide_1" draw:style-name="dp4" draw:master-page-name="_" presentation:presentation-page-layout-name="AL1">
        <draw:line draw:style-name="gr2" svg:x1="16.33cm" svg:x2="16.33cm" svg:y1="9.951cm" svg:y2="9.485cm">
          <text:p text:style-name="P9"/>
        </draw:line>
        <draw:line draw:style-name="gr3" svg:x1="24.42cm" svg:x2="24.42cm" svg:y1="6.774cm" svg:y2="8.617cm">
          <text:p text:style-name="P10"/>
        </draw:line>
        <draw:frame draw:style-name="gr4" svg:width="2.954cm" svg:height="0.7193cm" svg:x="14.9cm" svg:y="8.766cm">
          <draw:text-box fo:min-height="0.7193cm">
            <text:p text:style-name="P11"/>
          </draw:text-box>
        </draw:frame>
        <draw:frame draw:style-name="gr5" svg:width="2.067cm" svg:height="0.5652cm" svg:x="15.66cm" svg:y="8.843cm">
          <draw:text-box fo:min-height="0.5652cm">
            <text:p text:style-name="P12"><text:span text:style-name="T1">• </text:span><text:span text:style-name="T2">• </text:span><text:span text:style-name="T3">•</text:span></text:p>
          </draw:text-box>
        </draw:frame>
        <draw:ellipse draw:style-name="gr6" svg:width="0.4881cm" svg:height="0.4881cm" svg:x="15.06cm" svg:y="8.882cm">
          <text:p text:style-name="P13"/>
        </draw:ellipse>
        <draw:ellipse draw:style-name="gr7" svg:width="0.4881cm" svg:height="0.4881cm" svg:x="15.66cm" svg:y="8.882cm">
          <text:p text:style-name="P14"/>
        </draw:ellipse>
        <draw:ellipse draw:style-name="gr8" svg:width="0.4881cm" svg:height="0.4881cm" svg:x="17.24cm" svg:y="8.882cm">
          <text:p text:style-name="P15"/>
        </draw:ellipse>
        <draw:frame draw:style-name="gr9" svg:width="2.954cm" svg:height="0.7193cm" svg:x="18.72cm" svg:y="8.778cm">
          <draw:text-box fo:min-height="0.7193cm">
            <text:p text:style-name="P16"/>
          </draw:text-box>
        </draw:frame>
        <draw:frame draw:style-name="gr10" svg:width="2.067cm" svg:height="0.5652cm" svg:x="19.47cm" svg:y="8.855cm">
          <draw:text-box fo:min-height="0.5652cm">
            <text:p text:style-name="P17"><text:span text:style-name="T4">• </text:span><text:span text:style-name="T5">• </text:span><text:span text:style-name="T6">•</text:span></text:p>
          </draw:text-box>
        </draw:frame>
        <draw:ellipse draw:style-name="gr11" svg:width="0.4881cm" svg:height="0.4881cm" svg:x="18.87cm" svg:y="8.894cm">
          <text:p text:style-name="P18"/>
        </draw:ellipse>
        <draw:ellipse draw:style-name="gr12" svg:width="0.4881cm" svg:height="0.4881cm" svg:x="19.47cm" svg:y="8.894cm">
          <text:p text:style-name="P19"/>
        </draw:ellipse>
        <draw:ellipse draw:style-name="gr13" svg:width="0.4881cm" svg:height="0.4881cm" svg:x="21.05cm" svg:y="8.894cm">
          <text:p text:style-name="P20"/>
        </draw:ellipse>
        <draw:frame draw:style-name="gr14" svg:width="2.878cm" svg:height="0.8477cm" svg:x="14.94cm" svg:y="7.23cm">
          <draw:text-box fo:min-height="0.8477cm">
            <text:p text:style-name="P21"><text:span text:style-name="T7">ResNet</text:span></text:p>
          </draw:text-box>
        </draw:frame>
        <draw:frame draw:style-name="gr15" svg:width="3.031cm" svg:height="0.8477cm" svg:x="18.69cm" svg:y="7.23cm">
          <draw:text-box fo:min-height="0.8477cm">
            <text:p text:style-name="P22"><text:span text:style-name="T8">ResNet</text:span></text:p>
          </draw:text-box>
        </draw:frame>
        <draw:line draw:style-name="gr16" svg:x1="20.06cm" svg:x2="16.5cm" svg:y1="10.18cm" svg:y2="10.18cm">
          <text:p text:style-name="P23"/>
        </draw:line>
        <draw:frame draw:style-name="gr17" svg:width="3.085cm" svg:height="2.033cm" svg:x="22.89cm" svg:y="4.678cm">
          <draw:text-box fo:min-height="2.033cm">
            <text:p text:style-name="P24"><text:span text:style-name="T9">one-hot encoded attributes</text:span></text:p>
          </draw:text-box>
        </draw:frame>
        <draw:frame draw:style-name="gr18" svg:width="2.954cm" svg:height="0.7193cm" svg:x="22.92cm" svg:y="8.757cm">
          <draw:text-box fo:min-height="0.7193cm">
            <text:p text:style-name="P25"/>
          </draw:text-box>
        </draw:frame>
        <draw:frame draw:style-name="gr19" svg:width="2.067cm" svg:height="0.5652cm" svg:x="23.68cm" svg:y="8.834cm">
          <draw:text-box fo:min-height="0.5652cm">
            <text:p text:style-name="P26"><text:span text:style-name="T10">• </text:span><text:span text:style-name="T11">• </text:span><text:span text:style-name="T12">•</text:span></text:p>
          </draw:text-box>
        </draw:frame>
        <draw:ellipse draw:style-name="gr20" svg:width="0.4881cm" svg:height="0.4881cm" svg:x="23.08cm" svg:y="8.872cm">
          <text:p text:style-name="P27"/>
        </draw:ellipse>
        <draw:ellipse draw:style-name="gr21" svg:width="0.4881cm" svg:height="0.4881cm" svg:x="23.68cm" svg:y="8.872cm">
          <text:p text:style-name="P28"/>
        </draw:ellipse>
        <draw:ellipse draw:style-name="gr22" svg:width="0.4881cm" svg:height="0.4881cm" svg:x="25.26cm" svg:y="8.872cm">
          <text:p text:style-name="P29"/>
        </draw:ellipse>
        <draw:line draw:style-name="gr23" svg:x1="24.41cm" svg:x2="20.37cm" svg:y1="10.18cm" svg:y2="10.18cm">
          <text:p text:style-name="P30"/>
        </draw:line>
        <draw:line draw:style-name="gr24" svg:x1="20.19cm" svg:x2="16.34cm" svg:y1="11.03cm" svg:y2="11.03cm">
          <text:p text:style-name="P31"/>
        </draw:line>
        <draw:line draw:style-name="gr25" svg:x1="24.42cm" svg:x2="20.06cm" svg:y1="11.02cm" svg:y2="11.02cm">
          <text:p text:style-name="P32"/>
        </draw:line>
        <draw:ellipse draw:style-name="gr26" svg:width="0.4875cm" svg:height="0.4875cm" svg:x="19.97cm" svg:y="10.78cm">
          <text:p text:style-name="P33"/>
        </draw:ellipse>
        <draw:frame draw:style-name="gr27" svg:width="3.051cm" svg:height="0.8477cm" svg:x="16.76cm" svg:y="11.68cm">
          <draw:text-box fo:min-height="0.8477cm">
            <text:p text:style-name="P34"><text:span text:style-name="T13">softmax</text:span></text:p>
          </draw:text-box>
        </draw:frame>
        <draw:frame draw:style-name="gr28" svg:width="1.887cm" svg:height="1.695cm" svg:x="15.39cm" svg:y="4.847cm">
          <draw:text-box fo:min-height="1.695cm">
            <text:p text:style-name="P35"/>
          </draw:text-box>
        </draw:frame>
        <draw:ellipse draw:style-name="gr29" svg:width="1.196cm" svg:height="1.196cm" svg:x="15.73cm" svg:y="5.109cm">
          <text:p text:style-name="P36"/>
        </draw:ellipse>
        <draw:frame draw:style-name="gr30" svg:width="1.887cm" svg:height="1.695cm" svg:x="19.25cm" svg:y="4.877cm">
          <draw:text-box fo:min-height="1.695cm">
            <text:p text:style-name="P37"/>
          </draw:text-box>
        </draw:frame>
        <draw:frame draw:style-name="gr31" svg:width="1.065cm" svg:height="0.968cm" svg:x="19.63cm" svg:y="5.24cm">
          <draw:text-box fo:min-height="0.968cm">
            <text:p text:style-name="P38"/>
          </draw:text-box>
        </draw:frame>
        <draw:line draw:style-name="gr32" svg:x1="16.38cm" svg:x2="16.38cm" svg:y1="6.774cm" svg:y2="7.23cm">
          <text:p text:style-name="P39"/>
        </draw:line>
        <draw:line draw:style-name="gr33" svg:x1="20.23cm" svg:x2="20.23cm" svg:y1="6.774cm" svg:y2="7.23cm">
          <text:p text:style-name="P40"/>
        </draw:line>
        <draw:line draw:style-name="gr34" svg:x1="16.38cm" svg:x2="16.38cm" svg:y1="8.148cm" svg:y2="8.604cm">
          <text:p text:style-name="P41"/>
        </draw:line>
        <draw:line draw:style-name="gr35" svg:x1="20.23cm" svg:x2="20.23cm" svg:y1="8.104cm" svg:y2="8.56cm">
          <text:p text:style-name="P42"/>
        </draw:line>
        <draw:line draw:style-name="gr36" svg:x1="24.42cm" svg:x2="24.42cm" svg:y1="9.461cm" svg:y2="11.06cm">
          <text:p text:style-name="P43"/>
        </draw:line>
        <draw:line draw:style-name="gr37" svg:x1="20.21cm" svg:x2="20.21cm" svg:y1="10.78cm" svg:y2="9.508cm">
          <text:p text:style-name="P44"/>
        </draw:line>
        <draw:line draw:style-name="gr38" svg:x1="16.34cm" svg:x2="16.34cm" svg:y1="10.46cm" svg:y2="11.03cm">
          <text:p text:style-name="P45"/>
        </draw:line>
        <draw:line draw:style-name="gr39" svg:x1="18.28cm" svg:x2="18.28cm" svg:y1="11.05cm" svg:y2="11.74cm">
          <text:p text:style-name="P46"/>
        </draw:line>
        <draw:line draw:style-name="gr40" svg:x1="3.07cm" svg:x2="3.07cm" svg:y1="6.718cm" svg:y2="6.546cm">
          <text:p text:style-name="P47"/>
        </draw:line>
        <draw:line draw:style-name="gr41" svg:x1="3.07cm" svg:x2="3.07cm" svg:y1="6.546cm" svg:y2="6.718cm">
          <text:p text:style-name="P48"/>
        </draw:line>
        <draw:frame draw:style-name="gr42" svg:width="6.062cm" svg:height="0.6784cm" svg:x="1.734cm" svg:y="0.9312cm">
          <draw:text-box fo:min-height="0.6784cm">
            <text:p text:style-name="P49"><text:span text:style-name="T14">bounding box classifier</text:span></text:p>
          </draw:text-box>
        </draw:frame>
        <draw:frame draw:style-name="gr43" draw:transform="rotate(0.78541532580175988) translate(14.04cm,9.08cm)" svg:width="1.401cm" svg:height="0.8477cm">
          <draw:text-box fo:min-height="0.8477cm">
            <text:p text:style-name="P50"><text:span text:style-name="T15">e</text:span></text:p>
          </draw:text-box>
        </draw:frame>
        <draw:frame draw:style-name="gr44" draw:transform="rotate(0.78541532580175988) translate(17.88cm,9.09cm)" svg:width="1.402cm" svg:height="0.8477cm">
          <draw:text-box fo:min-height="0.8477cm">
            <text:p text:style-name="P51"><text:span text:style-name="T16">e</text:span></text:p>
          </draw:text-box>
        </draw:frame>
        <draw:frame draw:style-name="gr45" draw:transform="rotate(0.78541532580175988) translate(22.1cm,9.061cm)" svg:width="1.402cm" svg:height="0.8477cm">
          <draw:text-box fo:min-height="0.8477cm">
            <text:p text:style-name="P52"><text:span text:style-name="T17">e</text:span></text:p>
          </draw:text-box>
        </draw:frame>
        <draw:ellipse draw:style-name="gr46" svg:width="0.4681cm" svg:height="0.4681cm" svg:x="16.09cm" svg:y="9.951cm">
          <text:p text:style-name="P53"/>
        </draw:ellipse>
        <draw:line draw:style-name="gr47" svg:x1="3.072cm" svg:x2="3.072cm" svg:y1="6.546cm" svg:y2="6.711cm">
          <text:p text:style-name="P54"/>
        </draw:line>
        <draw:line draw:style-name="gr48" svg:x1="3.072cm" svg:x2="3.072cm" svg:y1="6.711cm" svg:y2="6.546cm">
          <text:p text:style-name="P55"/>
        </draw:line>
        <draw:line draw:style-name="gr49" svg:x1="4.594cm" svg:x2="4.594cm" svg:y1="7.729cm" svg:y2="7.895cm">
          <text:p text:style-name="P56"/>
        </draw:line>
        <draw:line draw:style-name="gr50" svg:x1="4.594cm" svg:x2="4.594cm" svg:y1="7.895cm" svg:y2="7.729cm">
          <text:p text:style-name="P57"/>
        </draw:line>
        <presentation:notes draw:style-name="dp5">
          <draw:frame draw:name="Slide Image Placeholder 1" draw:layer="layout" presentation:style-name="pr9" presentation:class="page" presentation:placeholder="true">
            <draw:text-box>
              <text:p text:style-name="P58"/>
            </draw:text-box>
          </draw:frame>
          <draw:frame draw:name="Notes Placeholder 2" draw:layer="layout" presentation:style-name="pr10" presentation:class="outline" presentation:placeholder="true" svg:width="15.24cm" svg:height="10cm" svg:x="1.905cm" svg:y="12.22cm">
            <draw:text-box fo:min-height="10cm">
              <text:p text:style-name="P59"/>
            </draw:text-box>
          </draw:frame>
          <draw:frame draw:name="Slide Number Placeholder 3" draw:layer="layout" presentation:style-name="pr11" presentation:class="page-number" presentation:placeholder="true" svg:width="8.256cm" svg:height="1.274cm" svg:x="10.79cm" svg:y="24.13cm">
            <draw:text-box fo:min-height="1.274cm">
              <text:p text:style-name="P60"><text:span text:style-name="T18"><text:page-number/></text:span></text:p>
            </draw:text-box>
          </draw:frame>
        </presentation:notes>
      </draw:page>
      <draw:page draw:name="Slide_1" draw:style-name="dp6" draw:master-page-name="_" presentation:presentation-page-layout-name="AL1">
        <draw:frame draw:style-name="gr51" svg:width="1.887cm" svg:height="1.695cm" svg:x="10.78cm" svg:y="4.881cm">
          <draw:text-box fo:min-height="1.695cm">
            <text:p text:style-name="P61"/>
          </draw:text-box>
        </draw:frame>
        <draw:frame draw:style-name="gr52" svg:width="2.954cm" svg:height="0.7193cm" svg:x="6.424cm" svg:y="8.806cm">
          <draw:text-box fo:min-height="0.7193cm">
            <text:p text:style-name="P62"/>
          </draw:text-box>
        </draw:frame>
        <draw:frame draw:style-name="gr53" svg:width="2.067cm" svg:height="0.5652cm" svg:x="7.181cm" svg:y="8.883cm">
          <draw:text-box fo:min-height="0.5652cm">
            <text:p text:style-name="P63"><text:span text:style-name="T19">• </text:span><text:span text:style-name="T20">• </text:span><text:span text:style-name="T21">•</text:span></text:p>
          </draw:text-box>
        </draw:frame>
        <draw:ellipse draw:style-name="gr54" svg:width="0.4881cm" svg:height="0.4881cm" svg:x="6.578cm" svg:y="8.922cm">
          <text:p text:style-name="P64"/>
        </draw:ellipse>
        <draw:ellipse draw:style-name="gr55" svg:width="0.4881cm" svg:height="0.4881cm" svg:x="7.181cm" svg:y="8.922cm">
          <text:p text:style-name="P65"/>
        </draw:ellipse>
        <draw:ellipse draw:style-name="gr56" svg:width="0.4881cm" svg:height="0.4881cm" svg:x="8.76cm" svg:y="8.922cm">
          <text:p text:style-name="P66"/>
        </draw:ellipse>
        <draw:frame draw:style-name="gr57" svg:width="2.954cm" svg:height="0.7193cm" svg:x="10.24cm" svg:y="8.819cm">
          <draw:text-box fo:min-height="0.7193cm">
            <text:p text:style-name="P67"/>
          </draw:text-box>
        </draw:frame>
        <draw:frame draw:style-name="gr58" svg:width="2.067cm" svg:height="0.5652cm" svg:x="11cm" svg:y="8.896cm">
          <draw:text-box fo:min-height="0.5652cm">
            <text:p text:style-name="P68"><text:span text:style-name="T22">• </text:span><text:span text:style-name="T23">• </text:span><text:span text:style-name="T24">•</text:span></text:p>
          </draw:text-box>
        </draw:frame>
        <draw:ellipse draw:style-name="gr59" svg:width="0.4881cm" svg:height="0.4881cm" svg:x="10.39cm" svg:y="8.934cm">
          <text:p text:style-name="P69"/>
        </draw:ellipse>
        <draw:ellipse draw:style-name="gr60" svg:width="0.4881cm" svg:height="0.4881cm" svg:x="11cm" svg:y="8.934cm">
          <text:p text:style-name="P70"/>
        </draw:ellipse>
        <draw:ellipse draw:style-name="gr61" svg:width="0.4881cm" svg:height="0.4881cm" svg:x="12.57cm" svg:y="8.934cm">
          <text:p text:style-name="P71"/>
        </draw:ellipse>
        <draw:frame draw:style-name="gr62" svg:width="2.954cm" svg:height="0.7193cm" svg:x="8.311cm" svg:y="11.02cm">
          <draw:text-box fo:min-height="0.7193cm">
            <text:p text:style-name="P72"/>
          </draw:text-box>
        </draw:frame>
        <draw:frame draw:style-name="gr63" svg:width="2.067cm" svg:height="0.5652cm" svg:x="9.068cm" svg:y="11.09cm">
          <draw:text-box fo:min-height="0.5652cm">
            <text:p text:style-name="P73"><text:span text:style-name="T25">• </text:span><text:span text:style-name="T26">• </text:span><text:span text:style-name="T27">•</text:span></text:p>
          </draw:text-box>
        </draw:frame>
        <draw:ellipse draw:style-name="gr64" svg:width="0.4881cm" svg:height="0.4881cm" svg:x="8.465cm" svg:y="11.13cm">
          <text:p text:style-name="P74"/>
        </draw:ellipse>
        <draw:ellipse draw:style-name="gr65" svg:width="0.4881cm" svg:height="0.4881cm" svg:x="9.068cm" svg:y="11.13cm">
          <text:p text:style-name="P75"/>
        </draw:ellipse>
        <draw:ellipse draw:style-name="gr66" svg:width="0.4881cm" svg:height="0.4881cm" svg:x="10.65cm" svg:y="11.13cm">
          <text:p text:style-name="P76"/>
        </draw:ellipse>
        <draw:frame draw:style-name="gr67" draw:transform="rotate(0.78540543560266551) translate(5.294cm,9.206cm)" svg:width="1.399cm" svg:height="0.8477cm">
          <draw:text-box fo:min-height="0.8477cm">
            <text:p text:style-name="P77"><text:span text:style-name="T28">e</text:span><text:span text:style-name="T29">s</text:span></text:p>
          </draw:text-box>
        </draw:frame>
        <draw:frame draw:style-name="gr68" draw:transform="rotate(0.78540543560266551) translate(9.221cm,9.191cm)" svg:width="1.4cm" svg:height="0.8477cm">
          <draw:text-box fo:min-height="0.8477cm">
            <text:p text:style-name="P78"><text:span text:style-name="T30">e</text:span><text:span text:style-name="T31">s</text:span></text:p>
          </draw:text-box>
        </draw:frame>
        <draw:frame draw:style-name="gr69" draw:transform="rotate(0.78540543560266551) translate(7.193cm,11.45cm)" svg:width="1.403cm" svg:height="0.8477cm">
          <draw:text-box fo:min-height="0.8477cm">
            <text:p text:style-name="P79"><text:span text:style-name="T32">h</text:span><text:span text:style-name="T33">s</text:span></text:p>
          </draw:text-box>
        </draw:frame>
        <draw:frame draw:style-name="gr70" svg:width="2.877cm" svg:height="0.8477cm" svg:x="6.461cm" svg:y="7.27cm">
          <draw:text-box fo:min-height="0.8477cm">
            <text:p text:style-name="P80"><text:span text:style-name="T34">ResNet</text:span></text:p>
          </draw:text-box>
        </draw:frame>
        <draw:frame draw:style-name="gr71" svg:width="3.03cm" svg:height="0.8477cm" svg:x="10.21cm" svg:y="7.27cm">
          <draw:text-box fo:min-height="0.8477cm">
            <text:p text:style-name="P81"><text:span text:style-name="T35">ResNet</text:span></text:p>
          </draw:text-box>
        </draw:frame>
        <draw:line draw:style-name="gr72" svg:x1="11.72cm" svg:x2="7.864cm" svg:y1="10.22cm" svg:y2="10.22cm">
          <text:p text:style-name="P82"/>
        </draw:line>
        <draw:line draw:style-name="gr73" svg:x1="16.33cm" svg:x2="16.33cm" svg:y1="9.951cm" svg:y2="9.485cm">
          <text:p text:style-name="P83"/>
        </draw:line>
        <draw:line draw:style-name="gr74" svg:x1="9.736cm" svg:x2="9.736cm" svg:y1="11.89cm" svg:y2="12.53cm">
          <text:p text:style-name="P84"/>
        </draw:line>
        <draw:line draw:style-name="gr75" svg:x1="7.927cm" svg:x2="7.927cm" svg:y1="6.814cm" svg:y2="7.27cm">
          <text:p text:style-name="P85"/>
        </draw:line>
        <draw:line draw:style-name="gr76" svg:x1="24.42cm" svg:x2="24.42cm" svg:y1="6.314cm" svg:y2="8.617cm">
          <text:p text:style-name="P86"/>
        </draw:line>
        <draw:frame draw:style-name="gr77" svg:width="3.043cm" svg:height="1.44cm" svg:x="8.312cm" svg:y="12.34cm">
          <draw:text-box fo:min-height="1.44cm">
            <text:p text:style-name="P87"><text:span text:style-name="T36">encoder LSTM</text:span></text:p>
          </draw:text-box>
        </draw:frame>
        <draw:frame draw:style-name="gr78" svg:width="1.887cm" svg:height="1.695cm" svg:x="6.983cm" svg:y="4.881cm">
          <draw:text-box fo:min-height="1.695cm">
            <text:p text:style-name="P88"/>
          </draw:text-box>
        </draw:frame>
        <draw:frame draw:style-name="gr79" svg:width="1.065cm" svg:height="0.968cm" svg:x="7.369cm" svg:y="5.245cm">
          <draw:text-box fo:min-height="0.968cm">
            <text:p text:style-name="P89"/>
          </draw:text-box>
        </draw:frame>
        <draw:frame draw:style-name="gr80" svg:width="6.369cm" svg:height="1.017cm" svg:x="6.552cm" svg:y="3.621cm">
          <draw:text-box fo:min-height="1.017cm">
            <text:p text:style-name="P90"><text:span text:style-name="T37">SENDER</text:span></text:p>
          </draw:text-box>
        </draw:frame>
        <draw:frame draw:style-name="gr81" svg:width="2.954cm" svg:height="0.7193cm" svg:x="14.9cm" svg:y="8.766cm">
          <draw:text-box fo:min-height="0.7193cm">
            <text:p text:style-name="P91"/>
          </draw:text-box>
        </draw:frame>
        <draw:frame draw:style-name="gr82" svg:width="2.067cm" svg:height="0.5652cm" svg:x="15.66cm" svg:y="8.843cm">
          <draw:text-box fo:min-height="0.5652cm">
            <text:p text:style-name="P92"><text:span text:style-name="T38">• </text:span><text:span text:style-name="T39">• </text:span><text:span text:style-name="T40">•</text:span></text:p>
          </draw:text-box>
        </draw:frame>
        <draw:ellipse draw:style-name="gr83" svg:width="0.4881cm" svg:height="0.4881cm" svg:x="15.06cm" svg:y="8.882cm">
          <text:p text:style-name="P93"/>
        </draw:ellipse>
        <draw:ellipse draw:style-name="gr84" svg:width="0.4881cm" svg:height="0.4881cm" svg:x="15.66cm" svg:y="8.882cm">
          <text:p text:style-name="P94"/>
        </draw:ellipse>
        <draw:ellipse draw:style-name="gr85" svg:width="0.4881cm" svg:height="0.4881cm" svg:x="17.24cm" svg:y="8.882cm">
          <text:p text:style-name="P95"/>
        </draw:ellipse>
        <draw:frame draw:style-name="gr86" svg:width="2.954cm" svg:height="0.7193cm" svg:x="18.72cm" svg:y="8.778cm">
          <draw:text-box fo:min-height="0.7193cm">
            <text:p text:style-name="P96"/>
          </draw:text-box>
        </draw:frame>
        <draw:frame draw:style-name="gr87" svg:width="2.067cm" svg:height="0.5652cm" svg:x="19.47cm" svg:y="8.855cm">
          <draw:text-box fo:min-height="0.5652cm">
            <text:p text:style-name="P97"><text:span text:style-name="T41">• </text:span><text:span text:style-name="T42">• </text:span><text:span text:style-name="T43">•</text:span></text:p>
          </draw:text-box>
        </draw:frame>
        <draw:ellipse draw:style-name="gr88" svg:width="0.4881cm" svg:height="0.4881cm" svg:x="18.87cm" svg:y="8.894cm">
          <text:p text:style-name="P98"/>
        </draw:ellipse>
        <draw:ellipse draw:style-name="gr89" svg:width="0.4881cm" svg:height="0.4881cm" svg:x="19.47cm" svg:y="8.894cm">
          <text:p text:style-name="P99"/>
        </draw:ellipse>
        <draw:ellipse draw:style-name="gr90" svg:width="0.4881cm" svg:height="0.4881cm" svg:x="21.05cm" svg:y="8.894cm">
          <text:p text:style-name="P100"/>
        </draw:ellipse>
        <draw:frame draw:style-name="gr91" draw:transform="rotate(0.78540543560266551) translate(13.77cm,9.168cm)" svg:width="1.402cm" svg:height="0.8477cm">
          <draw:text-box fo:min-height="0.8477cm">
            <text:p text:style-name="P101"><text:span text:style-name="T44">e</text:span><text:span text:style-name="T45">r</text:span></text:p>
          </draw:text-box>
        </draw:frame>
        <draw:frame draw:style-name="gr92" draw:transform="rotate(0.78540543560266551) translate(17.7cm,9.154cm)" svg:width="1.404cm" svg:height="0.8477cm">
          <draw:text-box fo:min-height="0.8477cm">
            <text:p text:style-name="P102"><text:span text:style-name="T46">e</text:span><text:span text:style-name="T47">r</text:span></text:p>
          </draw:text-box>
        </draw:frame>
        <draw:frame draw:style-name="gr93" svg:width="2.878cm" svg:height="0.8477cm" svg:x="14.94cm" svg:y="7.23cm">
          <draw:text-box fo:min-height="0.8477cm">
            <text:p text:style-name="P103"><text:span text:style-name="T48">ResNet</text:span></text:p>
          </draw:text-box>
        </draw:frame>
        <draw:frame draw:style-name="gr94" svg:width="3.031cm" svg:height="0.8477cm" svg:x="18.69cm" svg:y="7.23cm">
          <draw:text-box fo:min-height="0.8477cm">
            <text:p text:style-name="P104"><text:span text:style-name="T49">ResNet</text:span></text:p>
          </draw:text-box>
        </draw:frame>
        <draw:line draw:style-name="gr95" svg:x1="20.06cm" svg:x2="16.5cm" svg:y1="10.18cm" svg:y2="10.18cm">
          <text:p text:style-name="P105"/>
        </draw:line>
        <draw:ellipse draw:style-name="gr96" svg:width="1.196cm" svg:height="1.196cm" svg:x="11.12cm" svg:y="5.143cm">
          <text:p text:style-name="P106"/>
        </draw:ellipse>
        <draw:frame draw:style-name="gr97" svg:width="10.5cm" svg:height="1.017cm" svg:x="15.03cm" svg:y="3.581cm">
          <draw:text-box fo:min-height="1.017cm">
            <text:p text:style-name="P107"><text:span text:style-name="T50">RECEIVER</text:span></text:p>
          </draw:text-box>
        </draw:frame>
        <draw:frame draw:style-name="gr98" svg:width="3.059cm" svg:height="1.44cm" svg:x="22.89cm" svg:y="4.968cm">
          <draw:text-box fo:min-height="1.44cm">
            <text:p text:style-name="P108"><text:span text:style-name="T51">decoder LSTM</text:span></text:p>
          </draw:text-box>
        </draw:frame>
        <draw:frame draw:style-name="gr99" svg:width="2.954cm" svg:height="0.7193cm" svg:x="22.92cm" svg:y="8.757cm">
          <draw:text-box fo:min-height="0.7193cm">
            <text:p text:style-name="P109"/>
          </draw:text-box>
        </draw:frame>
        <draw:frame draw:style-name="gr100" svg:width="2.067cm" svg:height="0.5652cm" svg:x="23.68cm" svg:y="8.834cm">
          <draw:text-box fo:min-height="0.5652cm">
            <text:p text:style-name="P110"><text:span text:style-name="T52">• </text:span><text:span text:style-name="T53">• </text:span><text:span text:style-name="T54">•</text:span></text:p>
          </draw:text-box>
        </draw:frame>
        <draw:ellipse draw:style-name="gr101" svg:width="0.4881cm" svg:height="0.4881cm" svg:x="23.08cm" svg:y="8.872cm">
          <text:p text:style-name="P111"/>
        </draw:ellipse>
        <draw:ellipse draw:style-name="gr102" svg:width="0.4881cm" svg:height="0.4881cm" svg:x="23.68cm" svg:y="8.872cm">
          <text:p text:style-name="P112"/>
        </draw:ellipse>
        <draw:ellipse draw:style-name="gr103" svg:width="0.4881cm" svg:height="0.4881cm" svg:x="25.26cm" svg:y="8.872cm">
          <text:p text:style-name="P113"/>
        </draw:ellipse>
        <draw:frame draw:style-name="gr104" draw:transform="rotate(0.78540543560266551) translate(21.95cm,9.141cm)" svg:width="1.405cm" svg:height="0.8477cm">
          <draw:text-box fo:min-height="0.8477cm">
            <text:p text:style-name="P114"><text:span text:style-name="T55">e</text:span><text:span text:style-name="T56">r</text:span></text:p>
          </draw:text-box>
        </draw:frame>
        <draw:line draw:style-name="gr105" svg:x1="24.41cm" svg:x2="20.37cm" svg:y1="10.18cm" svg:y2="10.18cm">
          <text:p text:style-name="P115"/>
        </draw:line>
        <draw:ellipse draw:style-name="gr106" svg:width="0.4875cm" svg:height="0.4875cm" svg:x="16.09cm" svg:y="9.951cm">
          <text:p text:style-name="P116"/>
        </draw:ellipse>
        <draw:line draw:style-name="gr107" svg:x1="20.19cm" svg:x2="16.34cm" svg:y1="11.03cm" svg:y2="11.03cm">
          <text:p text:style-name="P117"/>
        </draw:line>
        <draw:line draw:style-name="gr108" svg:x1="24.42cm" svg:x2="20.06cm" svg:y1="11.02cm" svg:y2="11.02cm">
          <text:p text:style-name="P118"/>
        </draw:line>
        <draw:ellipse draw:style-name="gr109" svg:width="0.4875cm" svg:height="0.4875cm" svg:x="19.97cm" svg:y="10.78cm">
          <text:p text:style-name="P119"/>
        </draw:ellipse>
        <draw:frame draw:style-name="gr110" draw:transform="rotate(0.78540543560266551) translate(23.41cm,6.814cm)" svg:width="1.409cm" svg:height="0.8477cm">
          <draw:text-box fo:min-height="0.8477cm">
            <text:p text:style-name="P120"><text:span text:style-name="T57">h</text:span><text:span text:style-name="T58">r</text:span></text:p>
          </draw:text-box>
        </draw:frame>
        <draw:frame draw:style-name="gr111" svg:width="3.051cm" svg:height="0.8477cm" svg:x="16.76cm" svg:y="11.68cm">
          <draw:text-box fo:min-height="0.8477cm">
            <text:p text:style-name="P121"><text:span text:style-name="T59">softmax</text:span></text:p>
          </draw:text-box>
        </draw:frame>
        <draw:line draw:style-name="gr112" svg:x1="11.75cm" svg:x2="11.75cm" svg:y1="6.814cm" svg:y2="7.27cm">
          <text:p text:style-name="P122"/>
        </draw:line>
        <draw:line draw:style-name="gr113" svg:x1="7.901cm" svg:x2="7.901cm" svg:y1="8.161cm" svg:y2="8.617cm">
          <text:p text:style-name="P123"/>
        </draw:line>
        <draw:line draw:style-name="gr114" svg:x1="11.75cm" svg:x2="11.75cm" svg:y1="8.118cm" svg:y2="8.574cm">
          <text:p text:style-name="P124"/>
        </draw:line>
        <draw:line draw:style-name="gr115" svg:x1="9.736cm" svg:x2="9.736cm" svg:y1="10.21cm" svg:y2="10.78cm">
          <text:p text:style-name="P125"/>
        </draw:line>
        <draw:line draw:style-name="gr116" svg:x1="11.72cm" svg:x2="11.72cm" svg:y1="9.538cm" svg:y2="10.24cm">
          <text:p text:style-name="P126"/>
        </draw:line>
        <draw:line draw:style-name="gr117" svg:x1="7.898cm" svg:x2="7.898cm" svg:y1="9.508cm" svg:y2="10.21cm">
          <text:p text:style-name="P127"/>
        </draw:line>
        <draw:frame draw:style-name="gr118" svg:width="1.887cm" svg:height="1.695cm" svg:x="15.39cm" svg:y="4.847cm">
          <draw:text-box fo:min-height="1.695cm">
            <text:p text:style-name="P128"/>
          </draw:text-box>
        </draw:frame>
        <draw:ellipse draw:style-name="gr119" svg:width="1.196cm" svg:height="1.196cm" svg:x="15.73cm" svg:y="5.109cm">
          <text:p text:style-name="P129"/>
        </draw:ellipse>
        <draw:frame draw:style-name="gr120" svg:width="1.887cm" svg:height="1.695cm" svg:x="19.25cm" svg:y="4.877cm">
          <draw:text-box fo:min-height="1.695cm">
            <text:p text:style-name="P130"/>
          </draw:text-box>
        </draw:frame>
        <draw:frame draw:style-name="gr121" svg:width="1.065cm" svg:height="0.968cm" svg:x="19.63cm" svg:y="5.24cm">
          <draw:text-box fo:min-height="0.968cm">
            <text:p text:style-name="P131"/>
          </draw:text-box>
        </draw:frame>
        <draw:line draw:style-name="gr122" svg:x1="16.38cm" svg:x2="16.38cm" svg:y1="6.774cm" svg:y2="7.23cm">
          <text:p text:style-name="P132"/>
        </draw:line>
        <draw:line draw:style-name="gr123" svg:x1="20.23cm" svg:x2="20.23cm" svg:y1="6.774cm" svg:y2="7.23cm">
          <text:p text:style-name="P133"/>
        </draw:line>
        <draw:line draw:style-name="gr124" svg:x1="16.38cm" svg:x2="16.38cm" svg:y1="8.148cm" svg:y2="8.604cm">
          <text:p text:style-name="P134"/>
        </draw:line>
        <draw:line draw:style-name="gr125" svg:x1="20.23cm" svg:x2="20.23cm" svg:y1="8.104cm" svg:y2="8.56cm">
          <text:p text:style-name="P135"/>
        </draw:line>
        <draw:line draw:style-name="gr126" svg:x1="24.42cm" svg:x2="24.42cm" svg:y1="9.461cm" svg:y2="11.06cm">
          <text:p text:style-name="P136"/>
        </draw:line>
        <draw:line draw:style-name="gr127" svg:x1="20.21cm" svg:x2="20.21cm" svg:y1="10.78cm" svg:y2="9.508cm">
          <text:p text:style-name="P137"/>
        </draw:line>
        <draw:line draw:style-name="gr128" svg:x1="16.34cm" svg:x2="16.34cm" svg:y1="10.46cm" svg:y2="11.03cm">
          <text:p text:style-name="P138"/>
        </draw:line>
        <draw:line draw:style-name="gr129" svg:x1="18.28cm" svg:x2="18.28cm" svg:y1="11.05cm" svg:y2="11.74cm">
          <text:p text:style-name="P139"/>
        </draw:line>
        <draw:line draw:style-name="gr130" svg:x1="4.595cm" svg:x2="4.595cm" svg:y1="7.723cm" svg:y2="7.896cm">
          <text:p text:style-name="P140"/>
        </draw:line>
        <draw:line draw:style-name="gr131" svg:x1="4.595cm" svg:x2="4.595cm" svg:y1="7.896cm" svg:y2="7.723cm">
          <text:p text:style-name="P141"/>
        </draw:line>
        <draw:line draw:style-name="gr132" svg:x1="3.07cm" svg:x2="3.07cm" svg:y1="6.718cm" svg:y2="6.546cm">
          <text:p text:style-name="P142"/>
        </draw:line>
        <draw:line draw:style-name="gr133" svg:x1="3.07cm" svg:x2="3.07cm" svg:y1="6.546cm" svg:y2="6.718cm">
          <text:p text:style-name="P143"/>
        </draw:line>
        <draw:frame draw:style-name="gr134" svg:width="6.039cm" svg:height="0.6784cm" svg:x="1.734cm" svg:y="0.9312cm">
          <draw:text-box fo:min-height="0.6784cm">
            <text:p text:style-name="P144"><text:span text:style-name="T60">discriminator</text:span></text:p>
          </draw:text-box>
        </draw:frame>
        <presentation:notes draw:style-name="dp7">
          <draw:frame draw:name="Slide Image Placeholder 1" draw:layer="layout" presentation:style-name="pr12" presentation:class="page" presentation:placeholder="true">
            <draw:text-box>
              <text:p text:style-name="P145"/>
            </draw:text-box>
          </draw:frame>
          <draw:frame draw:name="Notes Placeholder 2" draw:layer="layout" presentation:style-name="pr13" presentation:class="outline" presentation:placeholder="true" svg:width="15.24cm" svg:height="10cm" svg:x="1.905cm" svg:y="12.22cm">
            <draw:text-box fo:min-height="10cm">
              <text:p text:style-name="P146"/>
            </draw:text-box>
          </draw:frame>
          <draw:frame draw:name="Slide Number Placeholder 3" draw:layer="layout" presentation:style-name="pr14" presentation:class="page-number" presentation:placeholder="true" svg:width="8.256cm" svg:height="1.274cm" svg:x="10.79cm" svg:y="24.13cm">
            <draw:text-box fo:min-height="1.274cm">
              <text:p text:style-name="P147"><text:span text:style-name="T61"><text:page-number/></text:span></text:p>
            </draw:text-box>
          </draw:frame>
        </presentation:notes>
      </draw:page>
      <draw:page draw:name="Slide_1" draw:style-name="dp8" draw:master-page-name="_" presentation:presentation-page-layout-name="AL1">
        <draw:frame draw:style-name="gr135" svg:width="6.082cm" svg:height="0.6784cm" svg:x="1.734cm" svg:y="0.9312cm">
          <draw:text-box fo:min-height="0.6784cm">
            <text:p text:style-name="P148"><text:span text:style-name="T62">coordinate predictor</text:span></text:p>
          </draw:text-box>
        </draw:frame>
        <draw:frame draw:style-name="gr136" svg:width="1.477cm" svg:height="0.7193cm" svg:x="9.012cm" svg:y="12.39cm">
          <draw:text-box fo:min-height="0.7193cm">
            <text:p text:style-name="P149"/>
          </draw:text-box>
        </draw:frame>
        <draw:ellipse draw:style-name="gr137" svg:width="0.4881cm" svg:height="0.4881cm" svg:x="9.218cm" svg:y="12.5cm">
          <text:p text:style-name="P150"/>
        </draw:ellipse>
        <draw:ellipse draw:style-name="gr138" svg:width="0.4881cm" svg:height="0.4881cm" svg:x="9.821cm" svg:y="12.5cm">
          <text:p text:style-name="P151"/>
        </draw:ellipse>
        <draw:frame draw:style-name="gr139" svg:width="2.878cm" svg:height="0.8477cm" svg:x="6.461cm" svg:y="7.27cm">
          <draw:text-box fo:min-height="0.8477cm">
            <text:p text:style-name="P152"><text:span text:style-name="T63">ResNet</text:span></text:p>
          </draw:text-box>
        </draw:frame>
        <draw:line draw:style-name="gr140" svg:x1="11.72cm" svg:x2="7.864cm" svg:y1="11.63cm" svg:y2="11.63cm">
          <text:p text:style-name="P153"/>
        </draw:line>
        <draw:line draw:style-name="gr141" svg:x1="7.927cm" svg:x2="7.927cm" svg:y1="6.814cm" svg:y2="7.27cm">
          <text:p text:style-name="P154"/>
        </draw:line>
        <draw:frame draw:style-name="gr142" svg:width="1.887cm" svg:height="1.695cm" svg:x="6.983cm" svg:y="4.881cm">
          <draw:text-box fo:min-height="1.695cm">
            <text:p text:style-name="P155"/>
          </draw:text-box>
        </draw:frame>
        <draw:frame draw:style-name="gr143" svg:width="0.6301cm" svg:height="0.5727cm" svg:x="7.165cm" svg:y="5.245cm">
          <draw:text-box fo:min-height="0.5727cm">
            <text:p text:style-name="P156"/>
          </draw:text-box>
        </draw:frame>
        <draw:line draw:style-name="gr144" svg:x1="7.901cm" svg:x2="7.901cm" svg:y1="8.161cm" svg:y2="8.617cm">
          <text:p text:style-name="P157"/>
        </draw:line>
        <draw:line draw:style-name="gr145" svg:x1="9.736cm" svg:x2="9.736cm" svg:y1="11.62cm" svg:y2="12.19cm">
          <text:p text:style-name="P158"/>
        </draw:line>
        <draw:line draw:style-name="gr146" svg:x1="11.72cm" svg:x2="11.72cm" svg:y1="8.118cm" svg:y2="11.65cm">
          <text:p text:style-name="P159"/>
        </draw:line>
        <draw:line draw:style-name="gr147" svg:x1="7.878cm" svg:x2="7.878cm" svg:y1="10.92cm" svg:y2="11.62cm">
          <text:p text:style-name="P160"/>
        </draw:line>
        <draw:ellipse draw:style-name="gr148" svg:width="0.6233cm" svg:height="0.6233cm" svg:x="8.055cm" svg:y="5.395cm">
          <text:p text:style-name="P161"/>
        </draw:ellipse>
        <draw:ellipse draw:style-name="gr149" svg:width="0.3675cm" svg:height="0.3675cm" svg:x="7.556cm" svg:y="6.043cm">
          <text:p text:style-name="P162"/>
        </draw:ellipse>
        <draw:frame draw:style-name="gr150" svg:width="3.602cm" svg:height="2.033cm" svg:x="9.949cm" svg:y="4.728cm">
          <draw:text-box fo:min-height="2.033cm">
            <text:p text:style-name="P163"><text:span text:style-name="T64">incremental RE of target object</text:span></text:p>
          </draw:text-box>
        </draw:frame>
        <draw:frame draw:style-name="gr151" svg:width="3.046cm" svg:height="0.8477cm" svg:x="10.24cm" svg:y="7.23cm">
          <draw:text-box fo:min-height="0.8477cm">
            <text:p text:style-name="P164"><text:span text:style-name="T65">LSTM</text:span></text:p>
          </draw:text-box>
        </draw:frame>
        <draw:line draw:style-name="gr152" svg:x1="11.72cm" svg:x2="11.72cm" svg:y1="6.774cm" svg:y2="7.23cm">
          <text:p text:style-name="P165"/>
        </draw:line>
        <draw:frame draw:style-name="gr153" svg:width="0.6301cm" svg:height="0.5787cm" svg:x="7.529cm" svg:y="8.781cm">
          <draw:text-box fo:min-height="0.5787cm">
            <text:p text:style-name="P166"/>
          </draw:text-box>
        </draw:frame>
        <draw:frame draw:style-name="gr154" svg:width="0.6301cm" svg:height="0.5787cm" svg:x="7.634cm" svg:y="8.915cm">
          <draw:text-box fo:min-height="0.5787cm">
            <text:p text:style-name="P167"/>
          </draw:text-box>
        </draw:frame>
        <draw:frame draw:style-name="gr155" svg:width="0.6301cm" svg:height="0.5787cm" svg:x="7.742cm" svg:y="9.047cm">
          <draw:text-box fo:min-height="0.5787cm">
            <text:p text:style-name="P168"/>
          </draw:text-box>
        </draw:frame>
        <draw:frame draw:style-name="gr156" svg:width="2.883cm" svg:height="0.8477cm" svg:x="6.495cm" svg:y="10.11cm">
          <draw:text-box fo:min-height="0.8477cm">
            <text:p text:style-name="P169"><text:span text:style-name="T66">ReLU</text:span></text:p>
          </draw:text-box>
        </draw:frame>
        <draw:line draw:style-name="gr157" svg:x1="7.901cm" svg:x2="7.901cm" svg:y1="9.776cm" svg:y2="10.23cm">
          <text:p text:style-name="P170"/>
        </draw:line>
        <draw:frame draw:style-name="gr158" svg:width="3.08cm" svg:height="1.102cm" svg:x="8.227cm" svg:y="13.15cm">
          <draw:text-box fo:min-height="1.102cm">
            <text:p text:style-name="P171"><text:span text:style-name="T67">x- and y-coordinates</text:span></text:p>
          </draw:text-box>
        </draw:frame>
        <draw:frame draw:style-name="gr159" svg:width="1.477cm" svg:height="0.7193cm" svg:x="18.96cm" svg:y="12.4cm">
          <draw:text-box fo:min-height="0.7193cm">
            <text:p text:style-name="P172"/>
          </draw:text-box>
        </draw:frame>
        <draw:ellipse draw:style-name="gr160" svg:width="0.4881cm" svg:height="0.4881cm" svg:x="19.17cm" svg:y="12.51cm">
          <text:p text:style-name="P173"/>
        </draw:ellipse>
        <draw:ellipse draw:style-name="gr161" svg:width="0.4881cm" svg:height="0.4881cm" svg:x="19.77cm" svg:y="12.51cm">
          <text:p text:style-name="P174"/>
        </draw:ellipse>
        <draw:frame draw:style-name="gr162" svg:width="2.879cm" svg:height="0.8477cm" svg:x="15.49cm" svg:y="7.283cm">
          <draw:text-box fo:min-height="0.8477cm">
            <text:p text:style-name="P175"><text:span text:style-name="T68">ResNet</text:span></text:p>
          </draw:text-box>
        </draw:frame>
        <draw:line draw:style-name="gr163" svg:x1="22.36cm" svg:x2="16.93cm" svg:y1="11.62cm" svg:y2="11.62cm">
          <text:p text:style-name="P176"/>
        </draw:line>
        <draw:line draw:style-name="gr164" svg:x1="16.96cm" svg:x2="16.96cm" svg:y1="6.827cm" svg:y2="7.283cm">
          <text:p text:style-name="P177"/>
        </draw:line>
        <draw:frame draw:style-name="gr165" svg:width="1.887cm" svg:height="1.695cm" svg:x="16.02cm" svg:y="4.894cm">
          <draw:text-box fo:min-height="1.695cm">
            <text:p text:style-name="P178"/>
          </draw:text-box>
        </draw:frame>
        <draw:frame draw:style-name="gr166" svg:width="0.6301cm" svg:height="0.5727cm" svg:x="16.2cm" svg:y="5.258cm">
          <draw:text-box fo:min-height="0.5727cm">
            <text:p text:style-name="P179"/>
          </draw:text-box>
        </draw:frame>
        <draw:line draw:style-name="gr167" svg:x1="16.93cm" svg:x2="16.93cm" svg:y1="8.174cm" svg:y2="8.63cm">
          <text:p text:style-name="P180"/>
        </draw:line>
        <draw:line draw:style-name="gr168" svg:x1="19.68cm" svg:x2="19.68cm" svg:y1="6.827cm" svg:y2="12.2cm">
          <text:p text:style-name="P181"/>
        </draw:line>
        <draw:line draw:style-name="gr169" svg:x1="16.91cm" svg:x2="16.91cm" svg:y1="10.93cm" svg:y2="11.63cm">
          <text:p text:style-name="P182"/>
        </draw:line>
        <draw:ellipse draw:style-name="gr170" svg:width="0.6233cm" svg:height="0.6233cm" svg:x="17.09cm" svg:y="5.409cm">
          <text:p text:style-name="P183"/>
        </draw:ellipse>
        <draw:ellipse draw:style-name="gr171" svg:width="0.3675cm" svg:height="0.3675cm" svg:x="16.59cm" svg:y="6.057cm">
          <text:p text:style-name="P184"/>
        </draw:ellipse>
        <draw:frame draw:style-name="gr172" svg:width="3.617cm" svg:height="2.033cm" svg:x="17.89cm" svg:y="4.69cm">
          <draw:text-box fo:min-height="2.033cm">
            <text:p text:style-name="P185"><text:span text:style-name="T69">one-hot encoded attributes</text:span></text:p>
          </draw:text-box>
        </draw:frame>
        <draw:frame draw:style-name="gr173" svg:width="0.6301cm" svg:height="0.5787cm" svg:x="16.56cm" svg:y="8.795cm">
          <draw:text-box fo:min-height="0.5787cm">
            <text:p text:style-name="P186"/>
          </draw:text-box>
        </draw:frame>
        <draw:frame draw:style-name="gr174" svg:width="0.6301cm" svg:height="0.5787cm" svg:x="16.67cm" svg:y="8.929cm">
          <draw:text-box fo:min-height="0.5787cm">
            <text:p text:style-name="P187"/>
          </draw:text-box>
        </draw:frame>
        <draw:frame draw:style-name="gr175" svg:width="0.6301cm" svg:height="0.5787cm" svg:x="16.78cm" svg:y="9.061cm">
          <draw:text-box fo:min-height="0.5787cm">
            <text:p text:style-name="P188"/>
          </draw:text-box>
        </draw:frame>
        <draw:frame draw:style-name="gr176" svg:width="2.884cm" svg:height="0.8477cm" svg:x="15.53cm" svg:y="10.12cm">
          <draw:text-box fo:min-height="0.8477cm">
            <text:p text:style-name="P189"><text:span text:style-name="T70">ReLU</text:span></text:p>
          </draw:text-box>
        </draw:frame>
        <draw:line draw:style-name="gr177" svg:x1="16.93cm" svg:x2="16.93cm" svg:y1="9.79cm" svg:y2="10.25cm">
          <text:p text:style-name="P190"/>
        </draw:line>
        <draw:frame draw:style-name="gr178" svg:width="3.081cm" svg:height="1.102cm" svg:x="18.17cm" svg:y="13.16cm">
          <draw:text-box fo:min-height="1.102cm">
            <text:p text:style-name="P191"><text:span text:style-name="T71">x- and y-coordinates</text:span></text:p>
          </draw:text-box>
        </draw:frame>
        <draw:frame draw:style-name="gr179" svg:width="3.643cm" svg:height="1.44cm" svg:x="20.54cm" svg:y="5.025cm">
          <draw:text-box fo:min-height="1.44cm">
            <text:p text:style-name="P192"><text:span text:style-name="T72">encoded locations</text:span></text:p>
          </draw:text-box>
        </draw:frame>
        <draw:line draw:style-name="gr180" svg:x1="22.36cm" svg:x2="22.36cm" svg:y1="6.78cm" svg:y2="11.63cm">
          <text:p text:style-name="P193"/>
        </draw:line>
        <presentation:notes draw:style-name="dp9">
          <draw:frame draw:name="Slide Image Placeholder 1" draw:layer="layout" presentation:style-name="pr15" presentation:class="page" presentation:placeholder="true">
            <draw:text-box>
              <text:p text:style-name="P194"/>
            </draw:text-box>
          </draw:frame>
          <draw:frame draw:name="Notes Placeholder 2" draw:layer="layout" presentation:style-name="pr16" presentation:class="outline" presentation:placeholder="true" svg:width="15.24cm" svg:height="10cm" svg:x="1.905cm" svg:y="12.22cm">
            <draw:text-box fo:min-height="10cm">
              <text:p text:style-name="P195"/>
            </draw:text-box>
          </draw:frame>
          <draw:frame draw:name="Slide Number Placeholder 3" draw:layer="layout" presentation:style-name="pr17" presentation:class="page-number" presentation:placeholder="true" svg:width="8.256cm" svg:height="1.274cm" svg:x="10.79cm" svg:y="24.13cm">
            <draw:text-box fo:min-height="1.274cm">
              <text:p text:style-name="P196"><text:span text:style-name="T73"><text:page-number/></text:span></text:p>
            </draw:text-box>
          </draw:frame>
        </presentation:notes>
      </draw:page>
      <draw:page draw:name="Slide_1" draw:style-name="dp10" draw:master-page-name="_" presentation:presentation-page-layout-name="AL1">
        <draw:frame draw:style-name="gr181" svg:width="6.082cm" svg:height="0.6784cm" svg:x="1.734cm" svg:y="0.9312cm">
          <draw:text-box fo:min-height="0.6784cm">
            <text:p text:style-name="P197"><text:span text:style-name="T74">coordinate predictor</text:span></text:p>
          </draw:text-box>
        </draw:frame>
        <draw:frame draw:style-name="gr182" svg:width="2.878cm" svg:height="0.8477cm" svg:x="6.461cm" svg:y="7.27cm">
          <draw:text-box fo:min-height="0.8477cm">
            <text:p text:style-name="P198"><text:span text:style-name="T75">ResNet</text:span></text:p>
          </draw:text-box>
        </draw:frame>
        <draw:line draw:style-name="gr183" svg:x1="11.72cm" svg:x2="7.864cm" svg:y1="11.63cm" svg:y2="11.63cm">
          <text:p text:style-name="P199"/>
        </draw:line>
        <draw:line draw:style-name="gr184" svg:x1="7.927cm" svg:x2="7.927cm" svg:y1="6.814cm" svg:y2="7.27cm">
          <text:p text:style-name="P200"/>
        </draw:line>
        <draw:frame draw:style-name="gr185" svg:width="1.887cm" svg:height="1.695cm" svg:x="6.983cm" svg:y="4.881cm">
          <draw:text-box fo:min-height="1.695cm">
            <text:p text:style-name="P201"/>
          </draw:text-box>
        </draw:frame>
        <draw:frame draw:style-name="gr186" svg:width="0.6301cm" svg:height="0.5727cm" svg:x="7.165cm" svg:y="5.245cm">
          <draw:text-box fo:min-height="0.5727cm">
            <text:p text:style-name="P202"/>
          </draw:text-box>
        </draw:frame>
        <draw:line draw:style-name="gr187" svg:x1="7.901cm" svg:x2="7.901cm" svg:y1="8.161cm" svg:y2="8.617cm">
          <text:p text:style-name="P203"/>
        </draw:line>
        <draw:line draw:style-name="gr188" svg:x1="9.737cm" svg:x2="9.737cm" svg:y1="11.62cm" svg:y2="12.19cm">
          <text:p text:style-name="P204"/>
        </draw:line>
        <draw:line draw:style-name="gr189" svg:x1="7.878cm" svg:x2="7.878cm" svg:y1="10.92cm" svg:y2="11.62cm">
          <text:p text:style-name="P205"/>
        </draw:line>
        <draw:ellipse draw:style-name="gr190" svg:width="0.6233cm" svg:height="0.6233cm" svg:x="8.055cm" svg:y="5.395cm">
          <text:p text:style-name="P206"/>
        </draw:ellipse>
        <draw:ellipse draw:style-name="gr191" svg:width="0.3675cm" svg:height="0.3675cm" svg:x="7.556cm" svg:y="6.043cm">
          <text:p text:style-name="P207"/>
        </draw:ellipse>
        <draw:frame draw:style-name="gr192" svg:width="0.6301cm" svg:height="0.5787cm" svg:x="7.529cm" svg:y="8.781cm">
          <draw:text-box fo:min-height="0.5787cm">
            <text:p text:style-name="P208"/>
          </draw:text-box>
        </draw:frame>
        <draw:frame draw:style-name="gr193" svg:width="0.6301cm" svg:height="0.5787cm" svg:x="7.634cm" svg:y="8.915cm">
          <draw:text-box fo:min-height="0.5787cm">
            <text:p text:style-name="P209"/>
          </draw:text-box>
        </draw:frame>
        <draw:frame draw:style-name="gr194" svg:width="0.6301cm" svg:height="0.5787cm" svg:x="7.742cm" svg:y="9.047cm">
          <draw:text-box fo:min-height="0.5787cm">
            <text:p text:style-name="P210"/>
          </draw:text-box>
        </draw:frame>
        <draw:frame draw:style-name="gr195" svg:width="2.883cm" svg:height="0.8477cm" svg:x="6.495cm" svg:y="10.11cm">
          <draw:text-box fo:min-height="0.8477cm">
            <text:p text:style-name="P211"><text:span text:style-name="T76">ReLU</text:span></text:p>
          </draw:text-box>
        </draw:frame>
        <draw:line draw:style-name="gr196" svg:x1="7.901cm" svg:x2="7.901cm" svg:y1="9.776cm" svg:y2="10.23cm">
          <text:p text:style-name="P212"/>
        </draw:line>
        <draw:frame draw:style-name="gr197" svg:width="1.477cm" svg:height="0.7193cm" svg:x="17.88cm" svg:y="12.4cm">
          <draw:text-box fo:min-height="0.7193cm">
            <text:p text:style-name="P213"/>
          </draw:text-box>
        </draw:frame>
        <draw:ellipse draw:style-name="gr198" svg:width="0.4881cm" svg:height="0.4881cm" svg:x="18.08cm" svg:y="12.51cm">
          <text:p text:style-name="P214"/>
        </draw:ellipse>
        <draw:ellipse draw:style-name="gr199" svg:width="0.4881cm" svg:height="0.4881cm" svg:x="18.69cm" svg:y="12.51cm">
          <text:p text:style-name="P215"/>
        </draw:ellipse>
        <draw:frame draw:style-name="gr200" svg:width="2.879cm" svg:height="0.8477cm" svg:x="15.49cm" svg:y="7.283cm">
          <draw:text-box fo:min-height="0.8477cm">
            <text:p text:style-name="P216"><text:span text:style-name="T77">ResNet</text:span></text:p>
          </draw:text-box>
        </draw:frame>
        <draw:line draw:style-name="gr201" svg:x1="20.24cm" svg:x2="16.93cm" svg:y1="11.62cm" svg:y2="11.62cm">
          <text:p text:style-name="P217"/>
        </draw:line>
        <draw:line draw:style-name="gr202" svg:x1="16.96cm" svg:x2="16.96cm" svg:y1="6.827cm" svg:y2="7.283cm">
          <text:p text:style-name="P218"/>
        </draw:line>
        <draw:frame draw:style-name="gr203" svg:width="1.887cm" svg:height="1.695cm" svg:x="16.02cm" svg:y="4.894cm">
          <draw:text-box fo:min-height="1.695cm">
            <text:p text:style-name="P219"/>
          </draw:text-box>
        </draw:frame>
        <draw:frame draw:style-name="gr204" svg:width="0.6301cm" svg:height="0.5727cm" svg:x="16.2cm" svg:y="5.258cm">
          <draw:text-box fo:min-height="0.5727cm">
            <text:p text:style-name="P220"/>
          </draw:text-box>
        </draw:frame>
        <draw:line draw:style-name="gr205" svg:x1="16.93cm" svg:x2="16.93cm" svg:y1="8.174cm" svg:y2="8.63cm">
          <text:p text:style-name="P221"/>
        </draw:line>
        <draw:line draw:style-name="gr206" svg:x1="16.91cm" svg:x2="16.91cm" svg:y1="10.93cm" svg:y2="11.63cm">
          <text:p text:style-name="P222"/>
        </draw:line>
        <draw:ellipse draw:style-name="gr207" svg:width="0.6233cm" svg:height="0.6233cm" svg:x="17.09cm" svg:y="5.409cm">
          <text:p text:style-name="P223"/>
        </draw:ellipse>
        <draw:ellipse draw:style-name="gr208" svg:width="0.3675cm" svg:height="0.3675cm" svg:x="16.59cm" svg:y="6.057cm">
          <text:p text:style-name="P224"/>
        </draw:ellipse>
        <draw:frame draw:style-name="gr209" svg:width="0.6301cm" svg:height="0.5787cm" svg:x="16.56cm" svg:y="8.795cm">
          <draw:text-box fo:min-height="0.5787cm">
            <text:p text:style-name="P225"/>
          </draw:text-box>
        </draw:frame>
        <draw:frame draw:style-name="gr210" svg:width="0.6301cm" svg:height="0.5787cm" svg:x="16.67cm" svg:y="8.929cm">
          <draw:text-box fo:min-height="0.5787cm">
            <text:p text:style-name="P226"/>
          </draw:text-box>
        </draw:frame>
        <draw:frame draw:style-name="gr211" svg:width="0.6301cm" svg:height="0.5787cm" svg:x="16.78cm" svg:y="9.061cm">
          <draw:text-box fo:min-height="0.5787cm">
            <text:p text:style-name="P227"/>
          </draw:text-box>
        </draw:frame>
        <draw:frame draw:style-name="gr212" svg:width="2.884cm" svg:height="0.8477cm" svg:x="15.53cm" svg:y="10.12cm">
          <draw:text-box fo:min-height="0.8477cm">
            <text:p text:style-name="P228"><text:span text:style-name="T78">ReLU</text:span></text:p>
          </draw:text-box>
        </draw:frame>
        <draw:line draw:style-name="gr213" svg:x1="16.93cm" svg:x2="16.93cm" svg:y1="9.79cm" svg:y2="10.25cm">
          <text:p text:style-name="P229"/>
        </draw:line>
        <draw:frame draw:style-name="gr214" svg:width="3.081cm" svg:height="1.102cm" svg:x="17.09cm" svg:y="13.16cm">
          <draw:text-box fo:min-height="1.102cm">
            <text:p text:style-name="P230"><text:span text:style-name="T79">x- and y-coordinates</text:span></text:p>
          </draw:text-box>
        </draw:frame>
        <draw:frame draw:style-name="gr215" svg:width="1.887cm" svg:height="1.695cm" svg:x="10.75cm" svg:y="4.894cm">
          <draw:text-box fo:min-height="1.695cm">
            <text:p text:style-name="P231"/>
          </draw:text-box>
        </draw:frame>
        <draw:frame draw:style-name="gr216" svg:width="0.6301cm" svg:height="0.5727cm" svg:x="10.94cm" svg:y="5.258cm">
          <draw:text-box fo:min-height="0.5727cm">
            <text:p text:style-name="P232"/>
          </draw:text-box>
        </draw:frame>
        <draw:line draw:style-name="gr217" svg:x1="11.72cm" svg:x2="7.864cm" svg:y1="11.63cm" svg:y2="11.63cm">
          <text:p text:style-name="P233"/>
        </draw:line>
        <draw:frame draw:style-name="gr218" svg:width="2.954cm" svg:height="0.7193cm" svg:x="8.311cm" svg:y="12.46cm">
          <draw:text-box fo:min-height="0.7193cm">
            <text:p text:style-name="P234"/>
          </draw:text-box>
        </draw:frame>
        <draw:frame draw:style-name="gr219" svg:width="2.067cm" svg:height="0.5652cm" svg:x="9.068cm" svg:y="12.53cm">
          <draw:text-box fo:min-height="0.5652cm">
            <text:p text:style-name="P235"><text:span text:style-name="T80">• </text:span><text:span text:style-name="T81">• </text:span><text:span text:style-name="T82">•</text:span></text:p>
          </draw:text-box>
        </draw:frame>
        <draw:ellipse draw:style-name="gr220" svg:width="0.4881cm" svg:height="0.4881cm" svg:x="8.465cm" svg:y="12.57cm">
          <text:p text:style-name="P236"/>
        </draw:ellipse>
        <draw:ellipse draw:style-name="gr221" svg:width="0.4881cm" svg:height="0.4881cm" svg:x="9.068cm" svg:y="12.57cm">
          <text:p text:style-name="P237"/>
        </draw:ellipse>
        <draw:ellipse draw:style-name="gr222" svg:width="0.4881cm" svg:height="0.4881cm" svg:x="10.65cm" svg:y="12.57cm">
          <text:p text:style-name="P238"/>
        </draw:ellipse>
        <draw:frame draw:style-name="gr223" draw:transform="rotate(0.78541532580175988) translate(7.193cm,12.89cm)" svg:width="1.405cm" svg:height="0.8477cm">
          <draw:text-box fo:min-height="0.8477cm">
            <text:p text:style-name="P239"><text:span text:style-name="T83">h</text:span><text:span text:style-name="T84">s</text:span></text:p>
          </draw:text-box>
        </draw:frame>
        <draw:line draw:style-name="gr224" svg:x1="9.736cm" svg:x2="9.736cm" svg:y1="13.33cm" svg:y2="13.97cm">
          <text:p text:style-name="P240"/>
        </draw:line>
        <draw:frame draw:style-name="gr225" svg:width="3.045cm" svg:height="1.44cm" svg:x="8.312cm" svg:y="13.78cm">
          <draw:text-box fo:min-height="1.44cm">
            <text:p text:style-name="P241"><text:span text:style-name="T85">encoder LSTM</text:span></text:p>
          </draw:text-box>
        </draw:frame>
        <draw:frame draw:style-name="gr226" svg:width="6.371cm" svg:height="1.017cm" svg:x="6.552cm" svg:y="3.621cm">
          <draw:text-box fo:min-height="1.017cm">
            <text:p text:style-name="P242"><text:span text:style-name="T86">SENDER</text:span></text:p>
          </draw:text-box>
        </draw:frame>
        <draw:frame draw:style-name="gr227" svg:width="6.891cm" svg:height="1.017cm" svg:x="15.03cm" svg:y="3.581cm">
          <draw:text-box fo:min-height="1.017cm">
            <text:p text:style-name="P243"><text:span text:style-name="T87">RECEIVER</text:span></text:p>
          </draw:text-box>
        </draw:frame>
        <draw:line draw:style-name="gr228" svg:x1="20.26cm" svg:x2="20.26cm" svg:y1="6.37cm" svg:y2="11.62cm">
          <text:p text:style-name="P244"/>
        </draw:line>
        <draw:frame draw:style-name="gr229" svg:width="3.06cm" svg:height="1.44cm" svg:x="18.73cm" svg:y="5.022cm">
          <draw:text-box fo:min-height="1.44cm">
            <text:p text:style-name="P245"><text:span text:style-name="T88">decoder LSTM</text:span></text:p>
          </draw:text-box>
        </draw:frame>
        <draw:frame draw:style-name="gr230" draw:transform="rotate(0.78541532580175988) translate(19.25cm,6.868cm)" svg:width="1.41cm" svg:height="0.8477cm">
          <draw:text-box fo:min-height="0.8477cm">
            <text:p text:style-name="P246"><text:span text:style-name="T89">h</text:span><text:span text:style-name="T90">r</text:span></text:p>
          </draw:text-box>
        </draw:frame>
        <draw:line draw:style-name="gr231" svg:x1="18.57cm" svg:x2="18.57cm" svg:y1="11.63cm" svg:y2="12.2cm">
          <text:p text:style-name="P247"/>
        </draw:line>
        <draw:frame draw:style-name="gr232" svg:width="2.88cm" svg:height="0.8477cm" svg:x="10.23cm" svg:y="7.283cm">
          <draw:text-box fo:min-height="0.8477cm">
            <text:p text:style-name="P248"><text:span text:style-name="T91">ResNet</text:span></text:p>
          </draw:text-box>
        </draw:frame>
        <draw:line draw:style-name="gr233" svg:x1="11.67cm" svg:x2="11.67cm" svg:y1="8.174cm" svg:y2="8.63cm">
          <text:p text:style-name="P249"/>
        </draw:line>
        <draw:frame draw:style-name="gr234" svg:width="0.6301cm" svg:height="0.5787cm" svg:x="11.3cm" svg:y="8.795cm">
          <draw:text-box fo:min-height="0.5787cm">
            <text:p text:style-name="P250"/>
          </draw:text-box>
        </draw:frame>
        <draw:frame draw:style-name="gr235" svg:width="0.6301cm" svg:height="0.5787cm" svg:x="11.4cm" svg:y="8.929cm">
          <draw:text-box fo:min-height="0.5787cm">
            <text:p text:style-name="P251"/>
          </draw:text-box>
        </draw:frame>
        <draw:frame draw:style-name="gr236" svg:width="0.6301cm" svg:height="0.5787cm" svg:x="11.51cm" svg:y="9.061cm">
          <draw:text-box fo:min-height="0.5787cm">
            <text:p text:style-name="P252"/>
          </draw:text-box>
        </draw:frame>
        <draw:frame draw:style-name="gr237" svg:width="2.885cm" svg:height="0.8477cm" svg:x="10.27cm" svg:y="10.12cm">
          <draw:text-box fo:min-height="0.8477cm">
            <text:p text:style-name="P253"><text:span text:style-name="T92">ReLU</text:span></text:p>
          </draw:text-box>
        </draw:frame>
        <draw:line draw:style-name="gr238" svg:x1="11.67cm" svg:x2="11.67cm" svg:y1="9.79cm" svg:y2="10.25cm">
          <text:p text:style-name="P254"/>
        </draw:line>
        <draw:line draw:style-name="gr239" svg:x1="11.69cm" svg:x2="11.69cm" svg:y1="10.92cm" svg:y2="11.62cm">
          <text:p text:style-name="P255"/>
        </draw:line>
        <draw:line draw:style-name="gr240" svg:x1="11.67cm" svg:x2="11.67cm" svg:y1="6.827cm" svg:y2="7.283cm">
          <text:p text:style-name="P256"/>
        </draw:line>
        <presentation:notes draw:style-name="dp11">
          <draw:frame draw:name="Slide Image Placeholder 1" draw:layer="layout" presentation:style-name="pr18" presentation:class="page" presentation:placeholder="true">
            <draw:text-box>
              <text:p text:style-name="P257"/>
            </draw:text-box>
          </draw:frame>
          <draw:frame draw:name="Notes Placeholder 2" draw:layer="layout" presentation:style-name="pr19" presentation:class="outline" presentation:placeholder="true" svg:width="15.24cm" svg:height="10cm" svg:x="1.905cm" svg:y="12.22cm">
            <draw:text-box fo:min-height="10cm">
              <text:p text:style-name="P258"/>
            </draw:text-box>
          </draw:frame>
          <draw:frame draw:name="Slide Number Placeholder 3" draw:layer="layout" presentation:style-name="pr20" presentation:class="page-number" presentation:placeholder="true" svg:width="8.256cm" svg:height="1.274cm" svg:x="10.79cm" svg:y="24.13cm">
            <draw:text-box fo:min-height="1.274cm">
              <text:p text:style-name="P259"><text:span text:style-name="T93"><text:page-number/></text:span></text:p>
            </draw:text-box>
          </draw:frame>
        </presentation:notes>
      </draw:page>
      <draw:page draw:name="Slide_5" draw:style-name="dp12" draw:master-page-name="_" presentation:presentation-page-layout-name="AL1">
        <draw:frame draw:style-name="gr241" svg:width="1.887cm" svg:height="1.695cm" svg:x="10.78cm" svg:y="4.881cm">
          <draw:text-box fo:min-height="1.695cm">
            <text:p text:style-name="P260"/>
          </draw:text-box>
        </draw:frame>
        <draw:frame draw:style-name="gr242" svg:width="2.954cm" svg:height="0.7193cm" svg:x="6.424cm" svg:y="8.806cm">
          <draw:text-box fo:min-height="0.7193cm">
            <text:p text:style-name="P261"/>
          </draw:text-box>
        </draw:frame>
        <draw:frame draw:style-name="gr243" svg:width="2.067cm" svg:height="0.5652cm" svg:x="7.181cm" svg:y="8.883cm">
          <draw:text-box fo:min-height="0.5652cm">
            <text:p text:style-name="P262"><text:span text:style-name="T94">• </text:span><text:span text:style-name="T95">• </text:span><text:span text:style-name="T96">•</text:span></text:p>
          </draw:text-box>
        </draw:frame>
        <draw:ellipse draw:style-name="gr244" svg:width="0.4881cm" svg:height="0.4881cm" svg:x="6.578cm" svg:y="8.922cm">
          <text:p text:style-name="P263"/>
        </draw:ellipse>
        <draw:ellipse draw:style-name="gr245" svg:width="0.4881cm" svg:height="0.4881cm" svg:x="7.181cm" svg:y="8.922cm">
          <text:p text:style-name="P264"/>
        </draw:ellipse>
        <draw:ellipse draw:style-name="gr246" svg:width="0.4881cm" svg:height="0.4881cm" svg:x="8.76cm" svg:y="8.922cm">
          <text:p text:style-name="P265"/>
        </draw:ellipse>
        <draw:frame draw:style-name="gr247" svg:width="2.954cm" svg:height="0.7193cm" svg:x="10.24cm" svg:y="8.819cm">
          <draw:text-box fo:min-height="0.7193cm">
            <text:p text:style-name="P266"/>
          </draw:text-box>
        </draw:frame>
        <draw:frame draw:style-name="gr248" svg:width="2.067cm" svg:height="0.5652cm" svg:x="11cm" svg:y="8.896cm">
          <draw:text-box fo:min-height="0.5652cm">
            <text:p text:style-name="P267"><text:span text:style-name="T97">• </text:span><text:span text:style-name="T98">• </text:span><text:span text:style-name="T99">•</text:span></text:p>
          </draw:text-box>
        </draw:frame>
        <draw:ellipse draw:style-name="gr249" svg:width="0.4881cm" svg:height="0.4881cm" svg:x="10.39cm" svg:y="8.934cm">
          <text:p text:style-name="P268"/>
        </draw:ellipse>
        <draw:ellipse draw:style-name="gr250" svg:width="0.4881cm" svg:height="0.4881cm" svg:x="11cm" svg:y="8.934cm">
          <text:p text:style-name="P269"/>
        </draw:ellipse>
        <draw:ellipse draw:style-name="gr251" svg:width="0.4881cm" svg:height="0.4881cm" svg:x="12.57cm" svg:y="8.934cm">
          <text:p text:style-name="P270"/>
        </draw:ellipse>
        <draw:frame draw:style-name="gr252" svg:width="2.954cm" svg:height="0.7193cm" svg:x="8.311cm" svg:y="11.02cm">
          <draw:text-box fo:min-height="0.7193cm">
            <text:p text:style-name="P271"/>
          </draw:text-box>
        </draw:frame>
        <draw:frame draw:style-name="gr253" svg:width="2.067cm" svg:height="0.5652cm" svg:x="9.068cm" svg:y="11.09cm">
          <draw:text-box fo:min-height="0.5652cm">
            <text:p text:style-name="P272"><text:span text:style-name="T100">• </text:span><text:span text:style-name="T101">• </text:span><text:span text:style-name="T102">•</text:span></text:p>
          </draw:text-box>
        </draw:frame>
        <draw:ellipse draw:style-name="gr254" svg:width="0.4881cm" svg:height="0.4881cm" svg:x="8.465cm" svg:y="11.13cm">
          <text:p text:style-name="P273"/>
        </draw:ellipse>
        <draw:ellipse draw:style-name="gr255" svg:width="0.4881cm" svg:height="0.4881cm" svg:x="9.068cm" svg:y="11.13cm">
          <text:p text:style-name="P274"/>
        </draw:ellipse>
        <draw:ellipse draw:style-name="gr256" svg:width="0.4881cm" svg:height="0.4881cm" svg:x="10.65cm" svg:y="11.13cm">
          <text:p text:style-name="P275"/>
        </draw:ellipse>
        <draw:frame draw:style-name="gr257" draw:transform="rotate(0.78541532580175988) translate(5.506cm,9.128cm)" svg:width="1.401cm" svg:height="0.8477cm">
          <draw:text-box fo:min-height="0.8477cm">
            <text:p text:style-name="P276"><text:span text:style-name="T103">e</text:span></text:p>
          </draw:text-box>
        </draw:frame>
        <draw:frame draw:style-name="gr258" draw:transform="rotate(0.78541532580175988) translate(9.38cm,9.14cm)" svg:width="1.402cm" svg:height="0.8477cm">
          <draw:text-box fo:min-height="0.8477cm">
            <text:p text:style-name="P277"><text:span text:style-name="T104">e</text:span></text:p>
          </draw:text-box>
        </draw:frame>
        <draw:frame draw:style-name="gr259" draw:transform="rotate(0.78541532580175988) translate(6.542cm,12.12cm)" svg:width="2.534cm" svg:height="0.8477cm">
          <draw:text-box fo:min-height="0.8477cm">
            <text:p text:style-name="P278"><text:span text:style-name="T105">LSTM</text:span><text:span text:style-name="T106">o</text:span></text:p>
          </draw:text-box>
        </draw:frame>
        <draw:frame draw:style-name="gr260" svg:width="2.878cm" svg:height="0.8477cm" svg:x="6.461cm" svg:y="7.27cm">
          <draw:text-box fo:min-height="0.8477cm">
            <text:p text:style-name="P279"><text:span text:style-name="T107">ResNet</text:span></text:p>
          </draw:text-box>
        </draw:frame>
        <draw:frame draw:style-name="gr261" svg:width="3.031cm" svg:height="0.8477cm" svg:x="10.21cm" svg:y="7.27cm">
          <draw:text-box fo:min-height="0.8477cm">
            <text:p text:style-name="P280"><text:span text:style-name="T108">ResNet</text:span></text:p>
          </draw:text-box>
        </draw:frame>
        <draw:line draw:style-name="gr262" svg:x1="11.72cm" svg:x2="7.864cm" svg:y1="10.22cm" svg:y2="10.22cm">
          <text:p text:style-name="P281"/>
        </draw:line>
        <draw:line draw:style-name="gr263" svg:x1="7.927cm" svg:x2="7.927cm" svg:y1="6.814cm" svg:y2="7.27cm">
          <text:p text:style-name="P282"/>
        </draw:line>
        <draw:frame draw:style-name="gr264" svg:width="1.887cm" svg:height="1.695cm" svg:x="6.983cm" svg:y="4.881cm">
          <draw:text-box fo:min-height="1.695cm">
            <text:p text:style-name="P283"/>
          </draw:text-box>
        </draw:frame>
        <draw:frame draw:style-name="gr265" svg:width="1.065cm" svg:height="0.968cm" svg:x="7.369cm" svg:y="5.245cm">
          <draw:text-box fo:min-height="0.968cm">
            <text:p text:style-name="P284"/>
          </draw:text-box>
        </draw:frame>
        <draw:ellipse draw:style-name="gr266" svg:width="1.196cm" svg:height="1.196cm" svg:x="11.12cm" svg:y="5.143cm">
          <text:p text:style-name="P285"/>
        </draw:ellipse>
        <draw:line draw:style-name="gr267" svg:x1="11.75cm" svg:x2="11.75cm" svg:y1="6.814cm" svg:y2="7.27cm">
          <text:p text:style-name="P286"/>
        </draw:line>
        <draw:line draw:style-name="gr268" svg:x1="7.901cm" svg:x2="7.901cm" svg:y1="8.161cm" svg:y2="8.617cm">
          <text:p text:style-name="P287"/>
        </draw:line>
        <draw:line draw:style-name="gr269" svg:x1="11.75cm" svg:x2="11.75cm" svg:y1="8.118cm" svg:y2="8.574cm">
          <text:p text:style-name="P288"/>
        </draw:line>
        <draw:line draw:style-name="gr270" svg:x1="9.736cm" svg:x2="9.736cm" svg:y1="10.21cm" svg:y2="10.78cm">
          <text:p text:style-name="P289"/>
        </draw:line>
        <draw:line draw:style-name="gr271" svg:x1="9.735cm" svg:x2="9.735cm" svg:y1="11.74cm" svg:y2="12.07cm">
          <text:p text:style-name="P290"/>
        </draw:line>
        <draw:line draw:style-name="gr272" svg:x1="7.898cm" svg:x2="7.898cm" svg:y1="9.508cm" svg:y2="10.21cm">
          <text:p text:style-name="P291"/>
        </draw:line>
        <draw:frame draw:style-name="gr273" svg:width="2.453cm" svg:height="1.676cm" svg:x="15cm" svg:y="7.408cm">
          <draw:text-box fo:min-height="1.676cm">
            <text:p text:style-name="P292"><text:span text:style-name="T109">LSTM</text:span></text:p>
          </draw:text-box>
        </draw:frame>
        <draw:line draw:style-name="gr274" svg:x1="15.29cm" svg:x2="15.29cm" svg:y1="9.64cm" svg:y2="9.218cm">
          <text:p text:style-name="P293"/>
        </draw:line>
        <draw:frame draw:style-name="gr275" svg:width="1.87cm" svg:height="0.6784cm" svg:x="14.35cm" svg:y="9.504cm">
          <draw:text-box fo:min-height="0.6784cm">
            <text:p text:style-name="P294"><text:span text:style-name="T110">&lt;sos&gt;</text:span></text:p>
          </draw:text-box>
        </draw:frame>
        <draw:line draw:style-name="gr276" svg:x1="17.45cm" svg:x2="17.91cm" svg:y1="8.246cm" svg:y2="8.246cm">
          <text:p text:style-name="P295"/>
        </draw:line>
        <draw:line draw:style-name="gr277" svg:x1="15.29cm" svg:x2="15.29cm" svg:y1="7.404cm" svg:y2="6.982cm">
          <text:p text:style-name="P296"/>
        </draw:line>
        <draw:line draw:style-name="gr278" svg:x1="16.22cm" svg:x2="16.22cm" svg:y1="7.404cm" svg:y2="6.982cm">
          <text:p text:style-name="P297"/>
        </draw:line>
        <draw:line draw:style-name="gr279" svg:x1="17.18cm" svg:x2="17.18cm" svg:y1="7.415cm" svg:y2="6.994cm">
          <text:p text:style-name="P298"/>
        </draw:line>
        <draw:frame draw:style-name="gr280" svg:width="3.44cm" svg:height="0.6784cm" svg:x="14.55cm" svg:y="6.403cm">
          <draw:text-box fo:min-height="0.6784cm">
            <text:p text:style-name="P299"><text:span text:style-name="T111">&lt;pad&gt;<text:s text:c="2"/>red<text:s text:c="5"/>cube</text:span></text:p>
          </draw:text-box>
        </draw:frame>
        <draw:line draw:style-name="gr281" svg:x1="14.02cm" svg:x2="15cm" svg:y1="8.246cm" svg:y2="8.246cm">
          <text:p text:style-name="P300"/>
        </draw:line>
        <draw:line draw:style-name="gr282" svg:x1="14.01cm" svg:x2="14.01cm" svg:y1="8.246cm" svg:y2="12.07cm">
          <text:p text:style-name="P301"/>
        </draw:line>
        <draw:line draw:style-name="gr283" svg:x1="14.01cm" svg:x2="9.767cm" svg:y1="12.07cm" svg:y2="12.07cm">
          <text:p text:style-name="P302"/>
        </draw:line>
        <draw:line draw:style-name="gr284" svg:x1="11.72cm" svg:x2="11.72cm" svg:y1="9.538cm" svg:y2="10.24cm">
          <text:p text:style-name="P303"/>
        </draw:line>
        <presentation:notes draw:style-name="dp13">
          <draw:frame draw:name="Slide Image Placeholder 1" draw:layer="layout" presentation:style-name="pr21" presentation:class="page" presentation:placeholder="true">
            <draw:text-box>
              <text:p text:style-name="P304"/>
            </draw:text-box>
          </draw:frame>
          <draw:frame draw:name="Notes Placeholder 2" draw:layer="layout" presentation:style-name="pr22" presentation:class="outline" presentation:placeholder="true" svg:width="15.24cm" svg:height="10cm" svg:x="1.905cm" svg:y="12.22cm">
            <draw:text-box fo:min-height="10cm">
              <text:p text:style-name="P305"/>
            </draw:text-box>
          </draw:frame>
          <draw:frame draw:name="Slide Number Placeholder 3" draw:layer="layout" presentation:style-name="pr23" presentation:class="page-number" presentation:placeholder="true" svg:width="8.256cm" svg:height="1.274cm" svg:x="10.79cm" svg:y="24.13cm">
            <draw:text-box fo:min-height="1.274cm">
              <text:p text:style-name="P306"><text:span text:style-name="T112"><text:page-number/></text:span></text:p>
            </draw:text-box>
          </draw:frame>
        </presentation:notes>
      </draw:page>
      <draw:page draw:name="Slide_1" draw:style-name="dp14" draw:master-page-name="_" presentation:presentation-page-layout-name="AL1">
        <draw:frame draw:style-name="gr285" svg:width="6.099cm" svg:height="0.6784cm" svg:x="1.734cm" svg:y="0.9312cm">
          <draw:text-box fo:min-height="0.6784cm">
            <text:p text:style-name="P307"><text:span text:style-name="T113">caption generator</text:span></text:p>
          </draw:text-box>
        </draw:frame>
        <draw:frame draw:style-name="gr286" svg:width="2.878cm" svg:height="0.8477cm" svg:x="6.461cm" svg:y="7.27cm">
          <draw:text-box fo:min-height="0.8477cm">
            <text:p text:style-name="P308"><text:span text:style-name="T114">ResNet</text:span></text:p>
          </draw:text-box>
        </draw:frame>
        <draw:line draw:style-name="gr287" svg:x1="11.72cm" svg:x2="7.864cm" svg:y1="11.37cm" svg:y2="11.37cm">
          <text:p text:style-name="P309"/>
        </draw:line>
        <draw:line draw:style-name="gr288" svg:x1="7.927cm" svg:x2="7.927cm" svg:y1="6.814cm" svg:y2="7.27cm">
          <text:p text:style-name="P310"/>
        </draw:line>
        <draw:frame draw:style-name="gr289" svg:width="1.887cm" svg:height="1.695cm" svg:x="6.983cm" svg:y="4.881cm">
          <draw:text-box fo:min-height="1.695cm">
            <text:p text:style-name="P311"/>
          </draw:text-box>
        </draw:frame>
        <draw:frame draw:style-name="gr290" svg:width="0.6301cm" svg:height="0.5727cm" svg:x="7.165cm" svg:y="5.245cm">
          <draw:text-box fo:min-height="0.5727cm">
            <text:p text:style-name="P312"/>
          </draw:text-box>
        </draw:frame>
        <draw:line draw:style-name="gr291" svg:x1="7.901cm" svg:x2="7.901cm" svg:y1="8.161cm" svg:y2="8.617cm">
          <text:p text:style-name="P313"/>
        </draw:line>
        <draw:line draw:style-name="gr292" svg:x1="13.36cm" svg:x2="14.34cm" svg:y1="8.246cm" svg:y2="8.246cm">
          <text:p text:style-name="P314"/>
        </draw:line>
        <draw:line draw:style-name="gr293" svg:x1="7.878cm" svg:x2="7.878cm" svg:y1="10.92cm" svg:y2="11.37cm">
          <text:p text:style-name="P315"/>
        </draw:line>
        <draw:ellipse draw:style-name="gr294" svg:width="0.6233cm" svg:height="0.6233cm" svg:x="8.055cm" svg:y="5.395cm">
          <text:p text:style-name="P316"/>
        </draw:ellipse>
        <draw:ellipse draw:style-name="gr295" svg:width="0.3675cm" svg:height="0.3675cm" svg:x="7.556cm" svg:y="6.043cm">
          <text:p text:style-name="P317"/>
        </draw:ellipse>
        <draw:frame draw:style-name="gr296" svg:width="0.6301cm" svg:height="0.5787cm" svg:x="7.529cm" svg:y="8.781cm">
          <draw:text-box fo:min-height="0.5787cm">
            <text:p text:style-name="P318"/>
          </draw:text-box>
        </draw:frame>
        <draw:frame draw:style-name="gr297" svg:width="0.6301cm" svg:height="0.5787cm" svg:x="7.634cm" svg:y="8.915cm">
          <draw:text-box fo:min-height="0.5787cm">
            <text:p text:style-name="P319"/>
          </draw:text-box>
        </draw:frame>
        <draw:frame draw:style-name="gr298" svg:width="0.6301cm" svg:height="0.5787cm" svg:x="7.742cm" svg:y="9.047cm">
          <draw:text-box fo:min-height="0.5787cm">
            <text:p text:style-name="P320"/>
          </draw:text-box>
        </draw:frame>
        <draw:frame draw:style-name="gr299" svg:width="2.883cm" svg:height="0.8477cm" svg:x="6.495cm" svg:y="10.09cm">
          <draw:text-box fo:min-height="0.8477cm">
            <text:p text:style-name="P321"><text:span text:style-name="T115">ReLU</text:span></text:p>
          </draw:text-box>
        </draw:frame>
        <draw:line draw:style-name="gr300" svg:x1="7.901cm" svg:x2="7.901cm" svg:y1="9.776cm" svg:y2="10.23cm">
          <text:p text:style-name="P322"/>
        </draw:line>
        <draw:frame draw:style-name="gr301" svg:width="2.879cm" svg:height="0.8477cm" svg:x="10.23cm" svg:y="7.283cm">
          <draw:text-box fo:min-height="0.8477cm">
            <text:p text:style-name="P323"><text:span text:style-name="T116">ResNet</text:span></text:p>
          </draw:text-box>
        </draw:frame>
        <draw:line draw:style-name="gr302" svg:x1="11.7cm" svg:x2="11.7cm" svg:y1="6.827cm" svg:y2="7.283cm">
          <text:p text:style-name="P324"/>
        </draw:line>
        <draw:frame draw:style-name="gr303" svg:width="1.887cm" svg:height="1.695cm" svg:x="10.75cm" svg:y="4.894cm">
          <draw:text-box fo:min-height="1.695cm">
            <text:p text:style-name="P325"/>
          </draw:text-box>
        </draw:frame>
        <draw:frame draw:style-name="gr304" svg:width="0.6301cm" svg:height="0.5727cm" svg:x="10.94cm" svg:y="5.258cm">
          <draw:text-box fo:min-height="0.5727cm">
            <text:p text:style-name="P326"/>
          </draw:text-box>
        </draw:frame>
        <draw:line draw:style-name="gr305" svg:x1="11.67cm" svg:x2="11.67cm" svg:y1="8.174cm" svg:y2="8.63cm">
          <text:p text:style-name="P327"/>
        </draw:line>
        <draw:frame draw:style-name="gr306" svg:width="0.6301cm" svg:height="0.5787cm" svg:x="11.3cm" svg:y="8.795cm">
          <draw:text-box fo:min-height="0.5787cm">
            <text:p text:style-name="P328"/>
          </draw:text-box>
        </draw:frame>
        <draw:frame draw:style-name="gr307" svg:width="0.6301cm" svg:height="0.5787cm" svg:x="11.4cm" svg:y="8.929cm">
          <draw:text-box fo:min-height="0.5787cm">
            <text:p text:style-name="P329"/>
          </draw:text-box>
        </draw:frame>
        <draw:frame draw:style-name="gr308" svg:width="0.6301cm" svg:height="0.5787cm" svg:x="11.51cm" svg:y="9.061cm">
          <draw:text-box fo:min-height="0.5787cm">
            <text:p text:style-name="P330"/>
          </draw:text-box>
        </draw:frame>
        <draw:frame draw:style-name="gr309" svg:width="2.884cm" svg:height="0.8477cm" svg:x="10.27cm" svg:y="10.12cm">
          <draw:text-box fo:min-height="0.8477cm">
            <text:p text:style-name="P331"><text:span text:style-name="T117">ReLU</text:span></text:p>
          </draw:text-box>
        </draw:frame>
        <draw:line draw:style-name="gr310" svg:x1="11.67cm" svg:x2="11.67cm" svg:y1="9.79cm" svg:y2="10.25cm">
          <text:p text:style-name="P332"/>
        </draw:line>
        <draw:line draw:style-name="gr311" svg:x1="11.72cm" svg:x2="11.72cm" svg:y1="10.94cm" svg:y2="11.37cm">
          <text:p text:style-name="P333"/>
        </draw:line>
        <draw:frame draw:style-name="gr312" svg:width="2.453cm" svg:height="1.676cm" svg:x="14.34cm" svg:y="7.408cm">
          <draw:text-box fo:min-height="1.676cm">
            <text:p text:style-name="P334"><text:span text:style-name="T118">LSTM</text:span></text:p>
          </draw:text-box>
        </draw:frame>
        <draw:line draw:style-name="gr313" svg:x1="13.35cm" svg:x2="13.35cm" svg:y1="8.211cm" svg:y2="12.99cm">
          <text:p text:style-name="P335"/>
        </draw:line>
        <draw:line draw:style-name="gr314" svg:x1="13.33cm" svg:x2="9.741cm" svg:y1="12.99cm" svg:y2="12.99cm">
          <text:p text:style-name="P336"/>
        </draw:line>
        <draw:line draw:style-name="gr315" svg:x1="14.63cm" svg:x2="14.63cm" svg:y1="9.64cm" svg:y2="9.218cm">
          <text:p text:style-name="P337"/>
        </draw:line>
        <draw:frame draw:style-name="gr316" svg:width="1.869cm" svg:height="0.6784cm" svg:x="13.69cm" svg:y="9.504cm">
          <draw:text-box fo:min-height="0.6784cm">
            <text:p text:style-name="P338"><text:span text:style-name="T119">&lt;sos&gt;</text:span></text:p>
          </draw:text-box>
        </draw:frame>
        <draw:line draw:style-name="gr317" svg:x1="16.79cm" svg:x2="17.25cm" svg:y1="8.246cm" svg:y2="8.246cm">
          <text:p text:style-name="P339"/>
        </draw:line>
        <draw:line draw:style-name="gr318" svg:x1="14.63cm" svg:x2="14.63cm" svg:y1="7.404cm" svg:y2="6.982cm">
          <text:p text:style-name="P340"/>
        </draw:line>
        <draw:line draw:style-name="gr319" svg:x1="15.56cm" svg:x2="15.56cm" svg:y1="7.404cm" svg:y2="6.982cm">
          <text:p text:style-name="P341"/>
        </draw:line>
        <draw:line draw:style-name="gr320" svg:x1="16.52cm" svg:x2="16.52cm" svg:y1="7.415cm" svg:y2="6.994cm">
          <text:p text:style-name="P342"/>
        </draw:line>
        <draw:frame draw:style-name="gr321" svg:width="3.439cm" svg:height="0.6784cm" svg:x="13.89cm" svg:y="6.403cm">
          <draw:text-box fo:min-height="0.6784cm">
            <text:p text:style-name="P343"><text:span text:style-name="T120">&lt;pad&gt;<text:s text:c="2"/>red<text:s text:c="5"/>cube</text:span></text:p>
          </draw:text-box>
        </draw:frame>
        <draw:frame draw:style-name="gr322" svg:width="2.954cm" svg:height="0.7193cm" svg:x="8.311cm" svg:y="11.94cm">
          <draw:text-box fo:min-height="0.7193cm">
            <text:p text:style-name="P344"/>
          </draw:text-box>
        </draw:frame>
        <draw:frame draw:style-name="gr323" svg:width="2.067cm" svg:height="0.5652cm" svg:x="9.068cm" svg:y="12.01cm">
          <draw:text-box fo:min-height="0.5652cm">
            <text:p text:style-name="P345"><text:span text:style-name="T121">• </text:span><text:span text:style-name="T122">• </text:span><text:span text:style-name="T123">•</text:span></text:p>
          </draw:text-box>
        </draw:frame>
        <draw:ellipse draw:style-name="gr324" svg:width="0.4881cm" svg:height="0.4881cm" svg:x="8.465cm" svg:y="12.05cm">
          <text:p text:style-name="P346"/>
        </draw:ellipse>
        <draw:ellipse draw:style-name="gr325" svg:width="0.4881cm" svg:height="0.4881cm" svg:x="9.068cm" svg:y="12.05cm">
          <text:p text:style-name="P347"/>
        </draw:ellipse>
        <draw:ellipse draw:style-name="gr326" svg:width="0.4881cm" svg:height="0.4881cm" svg:x="10.65cm" svg:y="12.05cm">
          <text:p text:style-name="P348"/>
        </draw:ellipse>
        <draw:line draw:style-name="gr327" svg:x1="9.735cm" svg:x2="9.735cm" svg:y1="12.66cm" svg:y2="12.99cm">
          <text:p text:style-name="P349"/>
        </draw:line>
        <draw:frame draw:style-name="gr328" draw:transform="rotate(0.78542550688906321) translate(6.525cm,13.04cm)" svg:width="2.535cm" svg:height="0.8477cm">
          <draw:text-box fo:min-height="0.8477cm">
            <text:p text:style-name="P350"><text:span text:style-name="T124">LSTM</text:span><text:span text:style-name="T125">o</text:span></text:p>
          </draw:text-box>
        </draw:frame>
        <draw:line draw:style-name="gr329" svg:x1="9.741cm" svg:x2="9.741cm" svg:y1="11.37cm" svg:y2="11.83cm">
          <text:p text:style-name="P351"/>
        </draw:line>
        <presentation:notes draw:style-name="dp15">
          <draw:frame draw:name="Slide Image Placeholder 1" draw:layer="layout" presentation:style-name="pr24" presentation:class="page" presentation:placeholder="true">
            <draw:text-box>
              <text:p text:style-name="P352"/>
            </draw:text-box>
          </draw:frame>
          <draw:frame draw:name="Notes Placeholder 2" draw:layer="layout" presentation:style-name="pr25" presentation:class="outline" presentation:placeholder="true" svg:width="15.24cm" svg:height="10cm" svg:x="1.905cm" svg:y="12.22cm">
            <draw:text-box fo:min-height="10cm">
              <text:p text:style-name="P353"/>
            </draw:text-box>
          </draw:frame>
          <draw:frame draw:name="Slide Number Placeholder 3" draw:layer="layout" presentation:style-name="pr26" presentation:class="page-number" presentation:placeholder="true" svg:width="8.256cm" svg:height="1.274cm" svg:x="10.79cm" svg:y="24.13cm">
            <draw:text-box fo:min-height="1.274cm">
              <text:p text:style-name="P354"><text:span text:style-name="T126"><text:page-number/></text:span></text:p>
            </draw:text-box>
          </draw:frame>
        </presentation:notes>
      </draw:page>
      <draw:page draw:name="Slide_1" draw:style-name="dp16" draw:master-page-name="_" presentation:presentation-page-layout-name="AL1">
        <draw:frame draw:style-name="gr330" svg:width="6.099cm" svg:height="0.6784cm" svg:x="1.734cm" svg:y="0.9312cm">
          <draw:text-box fo:min-height="0.6784cm">
            <text:p text:style-name="P355"><text:span text:style-name="T127">caption generator</text:span></text:p>
          </draw:text-box>
        </draw:frame>
        <draw:frame draw:style-name="gr331" svg:width="2.878cm" svg:height="0.8477cm" svg:x="6.461cm" svg:y="7.27cm">
          <draw:text-box fo:min-height="0.8477cm">
            <text:p text:style-name="P356"><text:span text:style-name="T128">ResNet</text:span></text:p>
          </draw:text-box>
        </draw:frame>
        <draw:line draw:style-name="gr332" svg:x1="11.72cm" svg:x2="7.864cm" svg:y1="11.63cm" svg:y2="11.63cm">
          <text:p text:style-name="P357"/>
        </draw:line>
        <draw:line draw:style-name="gr333" svg:x1="7.927cm" svg:x2="7.927cm" svg:y1="6.814cm" svg:y2="7.27cm">
          <text:p text:style-name="P358"/>
        </draw:line>
        <draw:frame draw:style-name="gr334" svg:width="1.887cm" svg:height="1.695cm" svg:x="6.983cm" svg:y="4.881cm">
          <draw:text-box fo:min-height="1.695cm">
            <text:p text:style-name="P359"/>
          </draw:text-box>
        </draw:frame>
        <draw:frame draw:style-name="gr335" svg:width="0.6301cm" svg:height="0.5727cm" svg:x="7.165cm" svg:y="5.245cm">
          <draw:text-box fo:min-height="0.5727cm">
            <text:p text:style-name="P360"/>
          </draw:text-box>
        </draw:frame>
        <draw:line draw:style-name="gr336" svg:x1="7.901cm" svg:x2="7.901cm" svg:y1="8.161cm" svg:y2="8.617cm">
          <text:p text:style-name="P361"/>
        </draw:line>
        <draw:line draw:style-name="gr337" svg:x1="21.56cm" svg:x2="22.55cm" svg:y1="7.67cm" svg:y2="7.67cm">
          <text:p text:style-name="P362"/>
        </draw:line>
        <draw:line draw:style-name="gr338" svg:x1="7.878cm" svg:x2="7.878cm" svg:y1="10.92cm" svg:y2="11.62cm">
          <text:p text:style-name="P363"/>
        </draw:line>
        <draw:ellipse draw:style-name="gr339" svg:width="0.6233cm" svg:height="0.6233cm" svg:x="8.055cm" svg:y="5.395cm">
          <text:p text:style-name="P364"/>
        </draw:ellipse>
        <draw:ellipse draw:style-name="gr340" svg:width="0.3675cm" svg:height="0.3675cm" svg:x="7.556cm" svg:y="6.043cm">
          <text:p text:style-name="P365"/>
        </draw:ellipse>
        <draw:frame draw:style-name="gr341" svg:width="0.6301cm" svg:height="0.5787cm" svg:x="7.529cm" svg:y="8.781cm">
          <draw:text-box fo:min-height="0.5787cm">
            <text:p text:style-name="P366"/>
          </draw:text-box>
        </draw:frame>
        <draw:frame draw:style-name="gr342" svg:width="0.6301cm" svg:height="0.5787cm" svg:x="7.634cm" svg:y="8.915cm">
          <draw:text-box fo:min-height="0.5787cm">
            <text:p text:style-name="P367"/>
          </draw:text-box>
        </draw:frame>
        <draw:frame draw:style-name="gr343" svg:width="0.6301cm" svg:height="0.5787cm" svg:x="7.742cm" svg:y="9.047cm">
          <draw:text-box fo:min-height="0.5787cm">
            <text:p text:style-name="P368"/>
          </draw:text-box>
        </draw:frame>
        <draw:frame draw:style-name="gr344" svg:width="2.883cm" svg:height="0.8477cm" svg:x="6.495cm" svg:y="10.11cm">
          <draw:text-box fo:min-height="0.8477cm">
            <text:p text:style-name="P369"><text:span text:style-name="T129">ReLU</text:span></text:p>
          </draw:text-box>
        </draw:frame>
        <draw:line draw:style-name="gr345" svg:x1="7.901cm" svg:x2="7.901cm" svg:y1="9.776cm" svg:y2="10.23cm">
          <text:p text:style-name="P370"/>
        </draw:line>
        <draw:frame draw:style-name="gr346" svg:width="2.879cm" svg:height="0.8477cm" svg:x="10.23cm" svg:y="7.283cm">
          <draw:text-box fo:min-height="0.8477cm">
            <text:p text:style-name="P371"><text:span text:style-name="T130">ResNet</text:span></text:p>
          </draw:text-box>
        </draw:frame>
        <draw:line draw:style-name="gr347" svg:x1="11.7cm" svg:x2="11.7cm" svg:y1="6.827cm" svg:y2="7.283cm">
          <text:p text:style-name="P372"/>
        </draw:line>
        <draw:frame draw:style-name="gr348" svg:width="1.887cm" svg:height="1.695cm" svg:x="10.75cm" svg:y="4.894cm">
          <draw:text-box fo:min-height="1.695cm">
            <text:p text:style-name="P373"/>
          </draw:text-box>
        </draw:frame>
        <draw:frame draw:style-name="gr349" svg:width="0.6301cm" svg:height="0.5727cm" svg:x="10.94cm" svg:y="5.258cm">
          <draw:text-box fo:min-height="0.5727cm">
            <text:p text:style-name="P374"/>
          </draw:text-box>
        </draw:frame>
        <draw:line draw:style-name="gr350" svg:x1="11.67cm" svg:x2="11.67cm" svg:y1="8.174cm" svg:y2="8.63cm">
          <text:p text:style-name="P375"/>
        </draw:line>
        <draw:frame draw:style-name="gr351" svg:width="0.6301cm" svg:height="0.5787cm" svg:x="11.3cm" svg:y="8.795cm">
          <draw:text-box fo:min-height="0.5787cm">
            <text:p text:style-name="P376"/>
          </draw:text-box>
        </draw:frame>
        <draw:frame draw:style-name="gr352" svg:width="0.6301cm" svg:height="0.5787cm" svg:x="11.4cm" svg:y="8.929cm">
          <draw:text-box fo:min-height="0.5787cm">
            <text:p text:style-name="P377"/>
          </draw:text-box>
        </draw:frame>
        <draw:frame draw:style-name="gr353" svg:width="0.6301cm" svg:height="0.5787cm" svg:x="11.51cm" svg:y="9.061cm">
          <draw:text-box fo:min-height="0.5787cm">
            <text:p text:style-name="P378"/>
          </draw:text-box>
        </draw:frame>
        <draw:frame draw:style-name="gr354" svg:width="2.884cm" svg:height="0.8477cm" svg:x="10.27cm" svg:y="10.12cm">
          <draw:text-box fo:min-height="0.8477cm">
            <text:p text:style-name="P379"><text:span text:style-name="T131">ReLU</text:span></text:p>
          </draw:text-box>
        </draw:frame>
        <draw:line draw:style-name="gr355" svg:x1="11.67cm" svg:x2="11.67cm" svg:y1="9.79cm" svg:y2="10.25cm">
          <text:p text:style-name="P380"/>
        </draw:line>
        <draw:line draw:style-name="gr356" svg:x1="11.72cm" svg:x2="11.72cm" svg:y1="10.94cm" svg:y2="11.64cm">
          <text:p text:style-name="P381"/>
        </draw:line>
        <draw:frame draw:style-name="gr357" svg:width="2.453cm" svg:height="1.676cm" svg:x="22.55cm" svg:y="6.832cm">
          <draw:text-box fo:min-height="1.676cm">
            <text:p text:style-name="P382"><text:span text:style-name="T132">LSTM</text:span></text:p>
          </draw:text-box>
        </draw:frame>
        <draw:line draw:style-name="gr358" svg:x1="21.56cm" svg:x2="21.56cm" svg:y1="7.67cm" svg:y2="13.78cm">
          <text:p text:style-name="P383"/>
        </draw:line>
        <draw:line draw:style-name="gr359" svg:x1="22.83cm" svg:x2="22.83cm" svg:y1="9.063cm" svg:y2="8.642cm">
          <text:p text:style-name="P384"/>
        </draw:line>
        <draw:frame draw:style-name="gr360" svg:width="1.869cm" svg:height="0.6784cm" svg:x="21.9cm" svg:y="8.928cm">
          <draw:text-box fo:min-height="0.6784cm">
            <text:p text:style-name="P385"><text:span text:style-name="T133">&lt;sos&gt;</text:span></text:p>
          </draw:text-box>
        </draw:frame>
        <draw:line draw:style-name="gr361" svg:x1="25cm" svg:x2="25.45cm" svg:y1="7.67cm" svg:y2="7.67cm">
          <text:p text:style-name="P386"/>
        </draw:line>
        <draw:line draw:style-name="gr362" svg:x1="22.83cm" svg:x2="22.83cm" svg:y1="6.827cm" svg:y2="6.406cm">
          <text:p text:style-name="P387"/>
        </draw:line>
        <draw:line draw:style-name="gr363" svg:x1="23.77cm" svg:x2="23.77cm" svg:y1="6.827cm" svg:y2="6.406cm">
          <text:p text:style-name="P388"/>
        </draw:line>
        <draw:line draw:style-name="gr364" svg:x1="24.72cm" svg:x2="24.72cm" svg:y1="6.839cm" svg:y2="6.418cm">
          <text:p text:style-name="P389"/>
        </draw:line>
        <draw:frame draw:style-name="gr365" svg:width="3.439cm" svg:height="0.6784cm" svg:x="22.09cm" svg:y="5.826cm">
          <draw:text-box fo:min-height="0.6784cm">
            <text:p text:style-name="P390"><text:span text:style-name="T134">&lt;pad&gt;<text:s text:c="2"/>red<text:s text:c="5"/>cube</text:span></text:p>
          </draw:text-box>
        </draw:frame>
        <draw:frame draw:style-name="gr366" svg:width="6.37cm" svg:height="1.017cm" svg:x="6.552cm" svg:y="3.621cm">
          <draw:text-box fo:min-height="1.017cm">
            <text:p text:style-name="P391"><text:span text:style-name="T135">SENDER</text:span></text:p>
          </draw:text-box>
        </draw:frame>
        <draw:frame draw:style-name="gr367" svg:width="2.954cm" svg:height="0.7193cm" svg:x="8.311cm" svg:y="12.46cm">
          <draw:text-box fo:min-height="0.7193cm">
            <text:p text:style-name="P392"/>
          </draw:text-box>
        </draw:frame>
        <draw:frame draw:style-name="gr368" svg:width="2.067cm" svg:height="0.5652cm" svg:x="9.068cm" svg:y="12.53cm">
          <draw:text-box fo:min-height="0.5652cm">
            <text:p text:style-name="P393"><text:span text:style-name="T136">• </text:span><text:span text:style-name="T137">• </text:span><text:span text:style-name="T138">•</text:span></text:p>
          </draw:text-box>
        </draw:frame>
        <draw:ellipse draw:style-name="gr369" svg:width="0.4881cm" svg:height="0.4881cm" svg:x="8.465cm" svg:y="12.57cm">
          <text:p text:style-name="P394"/>
        </draw:ellipse>
        <draw:ellipse draw:style-name="gr370" svg:width="0.4881cm" svg:height="0.4881cm" svg:x="9.068cm" svg:y="12.57cm">
          <text:p text:style-name="P395"/>
        </draw:ellipse>
        <draw:ellipse draw:style-name="gr371" svg:width="0.4881cm" svg:height="0.4881cm" svg:x="10.65cm" svg:y="12.57cm">
          <text:p text:style-name="P396"/>
        </draw:ellipse>
        <draw:frame draw:style-name="gr372" draw:transform="rotate(0.78541532580175988) translate(7.193cm,12.89cm)" svg:width="1.404cm" svg:height="0.8477cm">
          <draw:text-box fo:min-height="0.8477cm">
            <text:p text:style-name="P397"><text:span text:style-name="T139">h</text:span><text:span text:style-name="T140">s</text:span></text:p>
          </draw:text-box>
        </draw:frame>
        <draw:line draw:style-name="gr373" svg:x1="9.736cm" svg:x2="9.736cm" svg:y1="13.33cm" svg:y2="13.97cm">
          <text:p text:style-name="P398"/>
        </draw:line>
        <draw:frame draw:style-name="gr374" svg:width="3.044cm" svg:height="1.44cm" svg:x="8.312cm" svg:y="13.78cm">
          <draw:text-box fo:min-height="1.44cm">
            <text:p text:style-name="P399"><text:span text:style-name="T141">encoder LSTM</text:span></text:p>
          </draw:text-box>
        </draw:frame>
        <draw:line draw:style-name="gr375" svg:x1="9.736cm" svg:x2="9.736cm" svg:y1="11.65cm" svg:y2="12.22cm">
          <text:p text:style-name="P400"/>
        </draw:line>
        <draw:line draw:style-name="gr376" svg:x1="16.94cm" svg:x2="16.94cm" svg:y1="6.827cm" svg:y2="7.283cm">
          <text:p text:style-name="P401"/>
        </draw:line>
        <draw:frame draw:style-name="gr377" svg:width="1.887cm" svg:height="1.695cm" svg:x="16cm" svg:y="4.894cm">
          <draw:text-box fo:min-height="1.695cm">
            <text:p text:style-name="P402"/>
          </draw:text-box>
        </draw:frame>
        <draw:frame draw:style-name="gr378" svg:width="0.6301cm" svg:height="0.5727cm" svg:x="16.18cm" svg:y="5.258cm">
          <draw:text-box fo:min-height="0.5727cm">
            <text:p text:style-name="P403"/>
          </draw:text-box>
        </draw:frame>
        <draw:line draw:style-name="gr379" svg:x1="16.92cm" svg:x2="16.92cm" svg:y1="8.174cm" svg:y2="8.63cm">
          <text:p text:style-name="P404"/>
        </draw:line>
        <draw:ellipse draw:style-name="gr380" svg:width="0.6233cm" svg:height="0.6233cm" svg:x="17.07cm" svg:y="5.409cm">
          <text:p text:style-name="P405"/>
        </draw:ellipse>
        <draw:ellipse draw:style-name="gr381" svg:width="0.3675cm" svg:height="0.3675cm" svg:x="16.57cm" svg:y="6.057cm">
          <text:p text:style-name="P406"/>
        </draw:ellipse>
        <draw:frame draw:style-name="gr382" svg:width="0.6301cm" svg:height="0.5787cm" svg:x="16.55cm" svg:y="8.795cm">
          <draw:text-box fo:min-height="0.5787cm">
            <text:p text:style-name="P407"/>
          </draw:text-box>
        </draw:frame>
        <draw:frame draw:style-name="gr383" svg:width="0.6301cm" svg:height="0.5787cm" svg:x="16.65cm" svg:y="8.929cm">
          <draw:text-box fo:min-height="0.5787cm">
            <text:p text:style-name="P408"/>
          </draw:text-box>
        </draw:frame>
        <draw:frame draw:style-name="gr384" svg:width="0.6301cm" svg:height="0.5787cm" svg:x="16.76cm" svg:y="9.061cm">
          <draw:text-box fo:min-height="0.5787cm">
            <text:p text:style-name="P409"/>
          </draw:text-box>
        </draw:frame>
        <draw:line draw:style-name="gr385" svg:x1="16.92cm" svg:x2="16.92cm" svg:y1="9.79cm" svg:y2="10.25cm">
          <text:p text:style-name="P410"/>
        </draw:line>
        <draw:frame draw:style-name="gr386" svg:width="2.879cm" svg:height="0.8477cm" svg:x="15.5cm" svg:y="7.283cm">
          <draw:text-box fo:min-height="0.8477cm">
            <text:p text:style-name="P411"><text:span text:style-name="T142">ResNet</text:span></text:p>
          </draw:text-box>
        </draw:frame>
        <draw:frame draw:style-name="gr387" svg:width="2.884cm" svg:height="0.8477cm" svg:x="15.48cm" svg:y="10.17cm">
          <draw:text-box fo:min-height="0.8477cm">
            <text:p text:style-name="P412"><text:span text:style-name="T143">ReLU</text:span></text:p>
          </draw:text-box>
        </draw:frame>
        <draw:line draw:style-name="gr388" svg:x1="20.16cm" svg:x2="20.16cm" svg:y1="6.34cm" svg:y2="11.71cm">
          <text:p text:style-name="P413"/>
        </draw:line>
        <draw:frame draw:style-name="gr389" svg:width="3.06cm" svg:height="1.44cm" svg:x="18.64cm" svg:y="4.993cm">
          <draw:text-box fo:min-height="1.44cm">
            <text:p text:style-name="P414"><text:span text:style-name="T144">decoder LSTM</text:span></text:p>
          </draw:text-box>
        </draw:frame>
        <draw:frame draw:style-name="gr390" draw:transform="rotate(0.78541532580175988) translate(19.16cm,6.84cm)" svg:width="1.41cm" svg:height="0.8477cm">
          <draw:text-box fo:min-height="0.8477cm">
            <text:p text:style-name="P415"><text:span text:style-name="T145">h</text:span><text:span text:style-name="T146">r</text:span></text:p>
          </draw:text-box>
        </draw:frame>
        <draw:line draw:style-name="gr391" svg:x1="20.18cm" svg:x2="16.9cm" svg:y1="11.72cm" svg:y2="11.72cm">
          <text:p text:style-name="P416"/>
        </draw:line>
        <draw:line draw:style-name="gr392" svg:x1="16.92cm" svg:x2="16.92cm" svg:y1="11cm" svg:y2="11.71cm">
          <text:p text:style-name="P417"/>
        </draw:line>
        <draw:frame draw:style-name="gr393" svg:width="2.954cm" svg:height="0.7193cm" svg:x="17.11cm" svg:y="12.55cm">
          <draw:text-box fo:min-height="0.7193cm">
            <text:p text:style-name="P418"/>
          </draw:text-box>
        </draw:frame>
        <draw:frame draw:style-name="gr394" svg:width="2.067cm" svg:height="0.5652cm" svg:x="17.87cm" svg:y="12.62cm">
          <draw:text-box fo:min-height="0.5652cm">
            <text:p text:style-name="P419"><text:span text:style-name="T147">• </text:span><text:span text:style-name="T148">• </text:span><text:span text:style-name="T149">•</text:span></text:p>
          </draw:text-box>
        </draw:frame>
        <draw:ellipse draw:style-name="gr395" svg:width="0.4881cm" svg:height="0.4881cm" svg:x="17.27cm" svg:y="12.66cm">
          <text:p text:style-name="P420"/>
        </draw:ellipse>
        <draw:ellipse draw:style-name="gr396" svg:width="0.4881cm" svg:height="0.4881cm" svg:x="17.87cm" svg:y="12.66cm">
          <text:p text:style-name="P421"/>
        </draw:ellipse>
        <draw:ellipse draw:style-name="gr397" svg:width="0.4881cm" svg:height="0.4881cm" svg:x="19.45cm" svg:y="12.66cm">
          <text:p text:style-name="P422"/>
        </draw:ellipse>
        <draw:line draw:style-name="gr398" svg:x1="18.58cm" svg:x2="18.58cm" svg:y1="11.74cm" svg:y2="12.31cm">
          <text:p text:style-name="P423"/>
        </draw:line>
        <draw:line draw:style-name="gr399" svg:x1="21.56cm" svg:x2="18.64cm" svg:y1="13.78cm" svg:y2="13.78cm">
          <text:p text:style-name="P424"/>
        </draw:line>
        <draw:line draw:style-name="gr400" svg:x1="18.61cm" svg:x2="18.61cm" svg:y1="13.27cm" svg:y2="13.81cm">
          <text:p text:style-name="P425"/>
        </draw:line>
        <draw:frame draw:style-name="gr401" svg:width="10.5cm" svg:height="1.017cm" svg:x="15.03cm" svg:y="3.581cm">
          <draw:text-box fo:min-height="1.017cm">
            <text:p text:style-name="P426"><text:span text:style-name="T150">RECEIVER</text:span></text:p>
          </draw:text-box>
        </draw:frame>
        <presentation:notes draw:style-name="dp17">
          <draw:frame draw:name="Slide Image Placeholder 1" draw:layer="layout" presentation:style-name="pr27" presentation:class="page" presentation:placeholder="true">
            <draw:text-box>
              <text:p text:style-name="P427"/>
            </draw:text-box>
          </draw:frame>
          <draw:frame draw:name="Notes Placeholder 2" draw:layer="layout" presentation:style-name="pr28" presentation:class="outline" presentation:placeholder="true" svg:width="15.24cm" svg:height="10cm" svg:x="1.905cm" svg:y="12.22cm">
            <draw:text-box fo:min-height="10cm">
              <text:p text:style-name="P428"/>
            </draw:text-box>
          </draw:frame>
          <draw:frame draw:name="Slide Number Placeholder 3" draw:layer="layout" presentation:style-name="pr29" presentation:class="page-number" presentation:placeholder="true" svg:width="8.256cm" svg:height="1.274cm" svg:x="10.79cm" svg:y="24.13cm">
            <draw:text-box fo:min-height="1.274cm">
              <text:p text:style-name="P429"><text:span text:style-name="T151"><text:page-number/></text:span></text:p>
            </draw:text-box>
          </draw:frame>
        </presentation:notes>
      </draw:page>
      <draw:page draw:name="Slide_8" draw:style-name="dp18" draw:master-page-name="_" presentation:presentation-page-layout-name="AL1">
        <draw:frame draw:style-name="gr402" draw:transform="rotate(1.5882496193148399) translate(9.015cm,13.22cm)" svg:width="1.887cm" svg:height="1.695cm">
          <draw:text-box fo:min-height="1.695cm">
            <text:p text:style-name="P430"/>
          </draw:text-box>
        </draw:frame>
        <draw:frame draw:style-name="gr403" draw:transform="rotate(1.5882496193148399) translate(8.891cm,13.35cm)" svg:width="1.887cm" svg:height="1.695cm">
          <draw:text-box fo:min-height="1.695cm">
            <text:p text:style-name="P431"/>
          </draw:text-box>
        </draw:frame>
        <draw:frame draw:style-name="gr404" draw:transform="rotate(1.5882496193148399) translate(10.38cm,10.07cm)" svg:width="1.887cm" svg:height="1.695cm">
          <draw:text-box fo:min-height="1.695cm">
            <text:p text:style-name="P432"/>
          </draw:text-box>
        </draw:frame>
        <draw:frame draw:style-name="gr405" draw:transform="rotate(1.5882496193148399) translate(10.24cm,10.21cm)" svg:width="1.887cm" svg:height="1.695cm">
          <draw:text-box fo:min-height="1.695cm">
            <text:p text:style-name="P433"/>
          </draw:text-box>
        </draw:frame>
        <draw:frame draw:style-name="gr406" draw:transform="rotate(1.5882496193148399) translate(7.115cm,6.592cm)" svg:width="1.887cm" svg:height="1.695cm">
          <draw:text-box fo:min-height="1.695cm">
            <text:p text:style-name="P434"/>
          </draw:text-box>
        </draw:frame>
        <draw:frame draw:style-name="gr407" draw:transform="rotate(1.5882496193148399) translate(7.218cm,5.757cm)" svg:width="0.6301cm" svg:height="0.5727cm">
          <draw:text-box fo:min-height="0.5727cm">
            <text:p text:style-name="P435"/>
          </draw:text-box>
        </draw:frame>
        <draw:ellipse draw:style-name="gr408" draw:transform="rotate(1.5882496193148399) translate(8.08cm,5.929cm)" svg:width="0.6233cm" svg:height="0.6233cm">
          <text:p text:style-name="P436"/>
        </draw:ellipse>
        <draw:ellipse draw:style-name="gr409" draw:transform="rotate(1.5882496193148399) translate(7.578cm,6.319cm)" svg:width="0.3675cm" svg:height="0.3675cm">
          <text:p text:style-name="P437"/>
        </draw:ellipse>
        <draw:frame draw:style-name="gr410" draw:transform="rotate(1.5882496193148399) translate(10.11cm,6.605cm)" svg:width="1.887cm" svg:height="1.695cm">
          <draw:text-box fo:min-height="1.695cm">
            <text:p text:style-name="P438"/>
          </draw:text-box>
        </draw:frame>
        <draw:frame draw:style-name="gr411" draw:transform="rotate(1.5882496193148399) translate(10.22cm,5.77cm)" svg:width="0.6301cm" svg:height="0.5727cm">
          <draw:text-box fo:min-height="0.5727cm">
            <text:p text:style-name="P439"/>
          </draw:text-box>
        </draw:frame>
        <draw:line draw:style-name="gr412" svg:x1="0.7304cm" svg:x2="0.5024cm" svg:y1="3.735cm" svg:y2="3.853cm">
          <text:p text:style-name="P440"/>
        </draw:line>
        <draw:line draw:style-name="gr413" svg:x1="2.251cm" svg:x2="2.023cm" svg:y1="4.502cm" svg:y2="4.62cm">
          <text:p text:style-name="P441"/>
        </draw:line>
        <draw:frame draw:style-name="gr414" draw:transform="rotate(1.5882496193148399) translate(9.07cm,9.866cm)" svg:width="4.898cm" svg:height="0.8477cm">
          <draw:text-box fo:min-height="0.8477cm">
            <text:p text:style-name="P442"><text:span text:style-name="T152">feature extractor</text:span></text:p>
          </draw:text-box>
        </draw:frame>
        <draw:frame draw:style-name="gr415" draw:transform="rotate(1.5882496193148399) translate(10.11cm,10.34cm)" svg:width="1.887cm" svg:height="1.695cm">
          <draw:text-box fo:min-height="1.695cm">
            <text:p text:style-name="P443"/>
          </draw:text-box>
        </draw:frame>
        <draw:line draw:style-name="gr416" svg:x1="0.9562cm" svg:x2="0.1246cm" svg:y1="4.835cm" svg:y2="5.265cm">
          <text:p text:style-name="P444"/>
        </draw:line>
        <draw:line draw:style-name="gr417" svg:x1="1.07cm" svg:x2="0.2385cm" svg:y1="4.891cm" svg:y2="5.322cm">
          <text:p text:style-name="P445"/>
        </draw:line>
        <draw:line draw:style-name="gr418" svg:x1="1.203cm" svg:x2="0.3715cm" svg:y1="4.966cm" svg:y2="5.396cm">
          <text:p text:style-name="P446"/>
        </draw:line>
        <draw:line draw:style-name="gr419" svg:x1="1.356cm" svg:x2="0.5241cm" svg:y1="5.033cm" svg:y2="5.463cm">
          <text:p text:style-name="P447"/>
        </draw:line>
        <draw:line draw:style-name="gr420" svg:x1="1.497cm" svg:x2="0.6657cm" svg:y1="5.095cm" svg:y2="5.526cm">
          <text:p text:style-name="P448"/>
        </draw:line>
        <draw:line draw:style-name="gr421" svg:x1="1.637cm" svg:x2="0.805cm" svg:y1="5.167cm" svg:y2="5.598cm">
          <text:p text:style-name="P449"/>
        </draw:line>
        <draw:line draw:style-name="gr422" svg:x1="0.6936cm" svg:x2="1.656cm" svg:y1="4.818cm" svg:y2="5.299cm">
          <text:p text:style-name="P450"/>
        </draw:line>
        <draw:line draw:style-name="gr423" svg:x1="0.5731cm" svg:x2="1.535cm" svg:y1="4.881cm" svg:y2="5.362cm">
          <text:p text:style-name="P451"/>
        </draw:line>
        <draw:line draw:style-name="gr424" svg:x1="0.4572cm" svg:x2="1.419cm" svg:y1="4.939cm" svg:y2="5.42cm">
          <text:p text:style-name="P452"/>
        </draw:line>
        <draw:line draw:style-name="gr425" svg:x1="0.341cm" svg:x2="1.303cm" svg:y1="5.003cm" svg:y2="5.484cm">
          <text:p text:style-name="P453"/>
        </draw:line>
        <draw:line draw:style-name="gr426" svg:x1="0.221cm" svg:x2="1.183cm" svg:y1="5.065cm" svg:y2="5.546cm">
          <text:p text:style-name="P454"/>
        </draw:line>
        <draw:line draw:style-name="gr427" svg:x1="0.1003cm" svg:x2="1.062cm" svg:y1="5.128cm" svg:y2="5.609cm">
          <text:p text:style-name="P455"/>
        </draw:line>
        <draw:frame draw:style-name="gr428" draw:transform="rotate(1.5882496193148399) translate(7.367cm,10.06cm)" svg:width="1.887cm" svg:height="1.695cm">
          <draw:text-box fo:min-height="1.695cm">
            <text:p text:style-name="P456"/>
          </draw:text-box>
        </draw:frame>
        <draw:frame draw:style-name="gr429" draw:transform="rotate(1.5882496193148399) translate(7.227cm,10.2cm)" svg:width="1.887cm" svg:height="1.695cm">
          <draw:text-box fo:min-height="1.695cm">
            <text:p text:style-name="P457"/>
          </draw:text-box>
        </draw:frame>
        <draw:frame draw:style-name="gr430" draw:transform="rotate(1.5882496193148399) translate(7.1cm,10.33cm)" svg:width="1.887cm" svg:height="1.695cm">
          <draw:text-box fo:min-height="1.695cm">
            <text:p text:style-name="P458"/>
          </draw:text-box>
        </draw:frame>
        <draw:line draw:style-name="gr431" svg:x1="-0.5737cm" svg:x2="-1.405cm" svg:y1="4.066cm" svg:y2="4.496cm">
          <text:p text:style-name="P459"/>
        </draw:line>
        <draw:line draw:style-name="gr432" svg:x1="-0.4598cm" svg:x2="-1.291cm" svg:y1="4.123cm" svg:y2="4.553cm">
          <text:p text:style-name="P460"/>
        </draw:line>
        <draw:line draw:style-name="gr433" svg:x1="-0.3267cm" svg:x2="-1.158cm" svg:y1="4.197cm" svg:y2="4.628cm">
          <text:p text:style-name="P461"/>
        </draw:line>
        <draw:line draw:style-name="gr434" svg:x1="-0.1741cm" svg:x2="-1.006cm" svg:y1="4.264cm" svg:y2="4.695cm">
          <text:p text:style-name="P462"/>
        </draw:line>
        <draw:line draw:style-name="gr435" svg:x1="-0.03255cm" svg:x2="-0.8642cm" svg:y1="4.326cm" svg:y2="4.757cm">
          <text:p text:style-name="P463"/>
        </draw:line>
        <draw:line draw:style-name="gr436" svg:x1="0.1067cm" svg:x2="-0.7249cm" svg:y1="4.399cm" svg:y2="4.829cm">
          <text:p text:style-name="P464"/>
        </draw:line>
        <draw:line draw:style-name="gr437" svg:x1="-0.8364cm" svg:x2="0.1256cm" svg:y1="4.05cm" svg:y2="4.531cm">
          <text:p text:style-name="P465"/>
        </draw:line>
        <draw:line draw:style-name="gr438" svg:x1="-0.9568cm" svg:x2="0.005148cm" svg:y1="4.112cm" svg:y2="4.593cm">
          <text:p text:style-name="P466"/>
        </draw:line>
        <draw:line draw:style-name="gr439" svg:x1="-1.073cm" svg:x2="-0.1107cm" svg:y1="4.171cm" svg:y2="4.652cm">
          <text:p text:style-name="P467"/>
        </draw:line>
        <draw:line draw:style-name="gr440" svg:x1="-1.189cm" svg:x2="-0.227cm" svg:y1="4.234cm" svg:y2="4.715cm">
          <text:p text:style-name="P468"/>
        </draw:line>
        <draw:line draw:style-name="gr441" svg:x1="-1.309cm" svg:x2="-0.3469cm" svg:y1="4.297cm" svg:y2="4.777cm">
          <text:p text:style-name="P469"/>
        </draw:line>
        <draw:line draw:style-name="gr442" svg:x1="-1.43cm" svg:x2="-0.4676cm" svg:y1="4.359cm" svg:y2="4.84cm">
          <text:p text:style-name="P470"/>
        </draw:line>
        <draw:frame draw:style-name="gr443" draw:transform="rotate(1.5882496193148399) translate(8.743cm,13.5cm)" svg:width="1.887cm" svg:height="1.695cm">
          <draw:text-box fo:min-height="1.695cm">
            <text:p text:style-name="P471"/>
          </draw:text-box>
        </draw:frame>
        <draw:frame draw:style-name="gr444" draw:transform="rotate(1.5882496193148399) translate(8.584cm,13.62cm)" svg:width="1.887cm" svg:height="1.695cm">
          <draw:text-box fo:min-height="1.695cm">
            <text:p text:style-name="P472"/>
          </draw:text-box>
        </draw:frame>
        <draw:frame draw:style-name="gr445" draw:transform="rotate(1.5882496193148399) translate(8.441cm,13.77cm)" svg:width="1.887cm" svg:height="1.695cm">
          <draw:text-box fo:min-height="1.695cm">
            <text:p text:style-name="P473"/>
          </draw:text-box>
        </draw:frame>
        <draw:line draw:style-name="gr446" svg:x1="-1.609cm" svg:x2="-2.441cm" svg:y1="5.296cm" svg:y2="5.727cm">
          <text:p text:style-name="P474"/>
        </draw:line>
        <draw:line draw:style-name="gr447" svg:x1="-1.495cm" svg:x2="-2.327cm" svg:y1="5.353cm" svg:y2="5.784cm">
          <text:p text:style-name="P475"/>
        </draw:line>
        <draw:line draw:style-name="gr448" svg:x1="-1.362cm" svg:x2="-2.194cm" svg:y1="5.427cm" svg:y2="5.858cm">
          <text:p text:style-name="P476"/>
        </draw:line>
        <draw:line draw:style-name="gr449" svg:x1="-1.21cm" svg:x2="-2.041cm" svg:y1="5.494cm" svg:y2="5.925cm">
          <text:p text:style-name="P477"/>
        </draw:line>
        <draw:line draw:style-name="gr450" svg:x1="-1.068cm" svg:x2="-1.9cm" svg:y1="5.557cm" svg:y2="5.987cm">
          <text:p text:style-name="P478"/>
        </draw:line>
        <draw:line draw:style-name="gr451" svg:x1="-0.9288cm" svg:x2="-1.76cm" svg:y1="5.629cm" svg:y2="6.059cm">
          <text:p text:style-name="P479"/>
        </draw:line>
        <draw:line draw:style-name="gr452" svg:x1="-1.872cm" svg:x2="-0.9099cm" svg:y1="5.28cm" svg:y2="5.761cm">
          <text:p text:style-name="P480"/>
        </draw:line>
        <draw:line draw:style-name="gr453" svg:x1="-1.992cm" svg:x2="-1.03cm" svg:y1="5.343cm" svg:y2="5.824cm">
          <text:p text:style-name="P481"/>
        </draw:line>
        <draw:line draw:style-name="gr454" svg:x1="-2.108cm" svg:x2="-1.146cm" svg:y1="5.401cm" svg:y2="5.882cm">
          <text:p text:style-name="P482"/>
        </draw:line>
        <draw:line draw:style-name="gr455" svg:x1="-2.224cm" svg:x2="-1.262cm" svg:y1="5.465cm" svg:y2="5.946cm">
          <text:p text:style-name="P483"/>
        </draw:line>
        <draw:line draw:style-name="gr456" svg:x1="-2.344cm" svg:x2="-1.382cm" svg:y1="5.527cm" svg:y2="6.008cm">
          <text:p text:style-name="P484"/>
        </draw:line>
        <draw:line draw:style-name="gr457" svg:x1="-2.465cm" svg:x2="-1.503cm" svg:y1="5.589cm" svg:y2="6.07cm">
          <text:p text:style-name="P485"/>
        </draw:line>
        <draw:line draw:style-name="gr458" svg:x1="-0.5856cm" svg:x2="-0.8136cm" svg:y1="5.187cm" svg:y2="5.305cm">
          <text:p text:style-name="P486"/>
        </draw:line>
        <draw:line draw:style-name="gr459" svg:x1="-1.196cm" svg:x2="-1.375cm" svg:y1="4.7cm" svg:y2="4.793cm">
          <text:p text:style-name="P487"/>
        </draw:line>
        <draw:line draw:style-name="gr460" svg:x1="0.3648cm" svg:x2="0.181cm" svg:y1="5.48cm" svg:y2="5.575cm">
          <text:p text:style-name="P488"/>
        </draw:line>
        <draw:line draw:style-name="gr461" svg:x1="0.181cm" svg:x2="-1.387cm" svg:y1="4.792cm" svg:y2="5.575cm">
          <text:p text:style-name="P489"/>
        </draw:line>
        <draw:line draw:style-name="gr462" svg:x1="0.1823cm" svg:x2="-0.04568cm" svg:y1="4.013cm" svg:y2="4.131cm">
          <text:p text:style-name="P490"/>
        </draw:line>
        <draw:line draw:style-name="gr463" svg:x1="1.703cm" svg:x2="1.475cm" svg:y1="4.78cm" svg:y2="4.898cm">
          <text:p text:style-name="P491"/>
        </draw:line>
        <draw:frame draw:style-name="gr464" svg:width="2.012cm" svg:height="0.6784cm" svg:x="8.568cm" svg:y="5.803cm">
          <draw:text-box fo:min-height="0.6784cm">
            <text:p text:style-name="P492"><text:span text:style-name="T153">128</text:span><text:span text:style-name="T154">×7</text:span><text:span text:style-name="T155">×7</text:span></text:p>
          </draw:text-box>
        </draw:frame>
        <draw:frame draw:style-name="gr465" svg:width="2.016cm" svg:height="0.6784cm" svg:x="11.62cm" svg:y="5.793cm">
          <draw:text-box fo:min-height="0.6784cm">
            <text:p text:style-name="P493"><text:span text:style-name="T156">256</text:span><text:span text:style-name="T157">×7</text:span><text:span text:style-name="T158">×7</text:span></text:p>
          </draw:text-box>
        </draw:frame>
        <draw:frame draw:style-name="gr466" svg:width="2.483cm" svg:height="0.6784cm" svg:x="4.784cm" svg:y="5.793cm">
          <draw:text-box fo:min-height="0.6784cm">
            <text:p text:style-name="P494"><text:span text:style-name="T159">3</text:span><text:span text:style-name="T160">×</text:span><text:span text:style-name="T161">224</text:span><text:span text:style-name="T162">×224</text:span></text:p>
          </draw:text-box>
        </draw:frame>
        <draw:frame draw:style-name="gr467" svg:width="6.133cm" svg:height="1.102cm" svg:x="1.734cm" svg:y="0.9312cm">
          <draw:text-box fo:min-height="1.102cm">
            <text:p text:style-name="P495"><text:span text:style-name="T163">masked image processing submodule</text:span></text:p>
          </draw:text-box>
        </draw:frame>
        <presentation:notes draw:style-name="dp19">
          <draw:frame draw:name="Slide Image Placeholder 1" draw:layer="layout" presentation:style-name="pr30" presentation:class="page" presentation:placeholder="true">
            <draw:text-box>
              <text:p text:style-name="P496"/>
            </draw:text-box>
          </draw:frame>
          <draw:frame draw:name="Notes Placeholder 2" draw:layer="layout" presentation:style-name="pr31" presentation:class="outline" presentation:placeholder="true" svg:width="15.24cm" svg:height="10cm" svg:x="1.905cm" svg:y="12.22cm">
            <draw:text-box fo:min-height="10cm">
              <text:p text:style-name="P497"/>
            </draw:text-box>
          </draw:frame>
          <draw:frame draw:name="Slide Number Placeholder 3" draw:layer="layout" presentation:style-name="pr32" presentation:class="page-number" presentation:placeholder="true" svg:width="8.256cm" svg:height="1.274cm" svg:x="10.79cm" svg:y="24.13cm">
            <draw:text-box fo:min-height="1.274cm">
              <text:p text:style-name="P498"><text:span text:style-name="T164"><text:page-number/></text:span></text:p>
            </draw:text-box>
          </draw:frame>
        </presentation:notes>
      </draw:page>
      <draw:page draw:name="Slide_9" draw:style-name="dp20" draw:master-page-name="_" presentation:presentation-page-layout-name="AL1">
        <draw:frame draw:style-name="gr468" svg:width="18.19cm" svg:height="9.477cm" svg:x="7.315cm" svg:y="5.04cm">
          <draw:text-box fo:min-height="9.477cm">
            <text:p text:style-name="P499"><text:span text:style-name="T165">Game</text:span></text:p>
          </draw:text-box>
        </draw:frame>
        <draw:frame draw:style-name="gr469" svg:width="6.103cm" svg:height="0.6784cm" svg:x="1.734cm" svg:y="0.9312cm">
          <draw:text-box fo:min-height="0.6784cm">
            <text:p text:style-name="P500"><text:span text:style-name="T166">egg</text:span></text:p>
          </draw:text-box>
        </draw:frame>
        <draw:frame draw:style-name="gr470" svg:width="7.815cm" svg:height="5.846cm" svg:x="7.654cm" svg:y="6.617cm">
          <draw:text-box fo:min-height="5.846cm">
            <text:p text:style-name="P501"><text:span text:style-name="T167">Sender Wrapper</text:span></text:p>
          </draw:text-box>
        </draw:frame>
        <draw:frame draw:style-name="gr471" svg:width="7.943cm" svg:height="5.697cm" svg:x="16.93cm" svg:y="6.765cm">
          <draw:text-box fo:min-height="5.697cm">
            <text:p text:style-name="P502"><text:span text:style-name="T168">Receiver Wrapper</text:span></text:p>
          </draw:text-box>
        </draw:frame>
        <draw:frame draw:style-name="gr472" svg:width="3.077cm" svg:height="4.175cm" svg:x="7.967cm" svg:y="7.131cm">
          <draw:text-box fo:min-height="4.175cm">
            <text:p text:style-name="P503"><text:span text:style-name="T169">Sender Agent</text:span></text:p>
          </draw:text-box>
        </draw:frame>
        <draw:frame draw:style-name="gr473" svg:width="3.187cm" svg:height="4.175cm" svg:x="21.28cm" svg:y="7.131cm">
          <draw:text-box fo:min-height="4.175cm">
            <text:p text:style-name="P504"><text:span text:style-name="T170">Receiver Agent</text:span></text:p>
          </draw:text-box>
        </draw:frame>
        <draw:frame draw:style-name="gr474" svg:width="2.453cm" svg:height="1.676cm" svg:x="12.11cm" svg:y="8.723cm">
          <draw:text-box fo:min-height="1.676cm">
            <text:p text:style-name="P505"><text:span text:style-name="T171">RNN</text:span></text:p>
          </draw:text-box>
        </draw:frame>
        <draw:line draw:style-name="gr475" svg:x1="12.39cm" svg:x2="12.39cm" svg:y1="10.95cm" svg:y2="10.53cm">
          <text:p text:style-name="P506"/>
        </draw:line>
        <draw:line draw:style-name="gr476" svg:x1="14.56cm" svg:x2="15.01cm" svg:y1="9.561cm" svg:y2="9.561cm">
          <text:p text:style-name="P507"/>
        </draw:line>
        <draw:line draw:style-name="gr477" svg:x1="12.39cm" svg:x2="12.39cm" svg:y1="8.718cm" svg:y2="8.297cm">
          <text:p text:style-name="P508"/>
        </draw:line>
        <draw:line draw:style-name="gr478" svg:x1="13.33cm" svg:x2="13.33cm" svg:y1="8.718cm" svg:y2="8.297cm">
          <text:p text:style-name="P509"/>
        </draw:line>
        <draw:line draw:style-name="gr479" svg:x1="14.28cm" svg:x2="14.28cm" svg:y1="8.73cm" svg:y2="8.309cm">
          <text:p text:style-name="P510"/>
        </draw:line>
        <draw:frame draw:style-name="gr480" svg:width="3.413cm" svg:height="0.6667cm" svg:x="17.43cm" svg:y="10.97cm">
          <draw:text-box fo:min-height="0.6667cm">
            <text:p text:style-name="P511"><text:span text:style-name="T172">m</text:span><text:span text:style-name="T173">0</text:span></text:p>
            <text:p text:style-name="P512"><text:span text:style-name="T174">m</text:span><text:span text:style-name="T175">1</text:span></text:p>
            <text:p text:style-name="P513"><text:span text:style-name="T176">&lt;eos&gt;</text:span></text:p>
          </draw:text-box>
        </draw:frame>
        <draw:line draw:style-name="gr481" svg:x1="11.04cm" svg:x2="12.1cm" svg:y1="9.525cm" svg:y2="9.526cm">
          <text:p text:style-name="P514"/>
        </draw:line>
        <draw:frame draw:style-name="gr482" svg:width="1.208cm" svg:height="0.8477cm" svg:x="11.1cm" svg:y="8.82cm">
          <draw:text-box fo:min-height="0.8477cm">
            <text:p text:style-name="P515"><text:span text:style-name="T177">h</text:span><text:span text:style-name="T178">0</text:span></text:p>
          </draw:text-box>
        </draw:frame>
        <draw:frame draw:style-name="gr483" svg:width="2.453cm" svg:height="1.676cm" svg:x="17.88cm" svg:y="8.661cm">
          <draw:text-box fo:min-height="1.676cm">
            <text:p text:style-name="P516"><text:span text:style-name="T179">RNN</text:span></text:p>
          </draw:text-box>
        </draw:frame>
        <draw:line draw:style-name="gr484" svg:x1="18.16cm" svg:x2="18.16cm" svg:y1="10.89cm" svg:y2="10.47cm">
          <text:p text:style-name="P517"/>
        </draw:line>
        <draw:line draw:style-name="gr485" svg:x1="20.33cm" svg:x2="21.28cm" svg:y1="9.499cm" svg:y2="9.499cm">
          <text:p text:style-name="P518"/>
        </draw:line>
        <draw:line draw:style-name="gr486" svg:x1="18.16cm" svg:x2="18.16cm" svg:y1="8.656cm" svg:y2="8.235cm">
          <text:p text:style-name="P519"/>
        </draw:line>
        <draw:line draw:style-name="gr487" svg:x1="19.1cm" svg:x2="19.1cm" svg:y1="8.656cm" svg:y2="8.235cm">
          <text:p text:style-name="P520"/>
        </draw:line>
        <draw:line draw:style-name="gr488" svg:x1="20.05cm" svg:x2="20.05cm" svg:y1="8.668cm" svg:y2="8.247cm">
          <text:p text:style-name="P521"/>
        </draw:line>
        <draw:line draw:style-name="gr489" svg:x1="13.34cm" svg:x2="13.34cm" svg:y1="10.93cm" svg:y2="10.51cm">
          <text:p text:style-name="P522"/>
        </draw:line>
        <draw:line draw:style-name="gr490" svg:x1="14.28cm" svg:x2="14.28cm" svg:y1="10.9cm" svg:y2="10.48cm">
          <text:p text:style-name="P523"/>
        </draw:line>
        <draw:line draw:style-name="gr491" svg:x1="19.1cm" svg:x2="19.1cm" svg:y1="10.89cm" svg:y2="10.47cm">
          <text:p text:style-name="P524"/>
        </draw:line>
        <draw:line draw:style-name="gr492" svg:x1="20.05cm" svg:x2="20.05cm" svg:y1="10.9cm" svg:y2="10.48cm">
          <text:p text:style-name="P525"/>
        </draw:line>
        <draw:line draw:style-name="gr493" svg:x1="16.11cm" svg:x2="17.43cm" svg:y1="11.32cm" svg:y2="11.32cm">
          <text:p text:style-name="P526"/>
        </draw:line>
        <draw:line draw:style-name="gr494" svg:x1="15.07cm" svg:x2="16.16cm" svg:y1="7.947cm" svg:y2="7.947cm">
          <text:p text:style-name="P527"/>
        </draw:line>
        <draw:line draw:style-name="gr495" svg:x1="16.16cm" svg:x2="16.16cm" svg:y1="7.955cm" svg:y2="11.31cm">
          <text:p text:style-name="P528"/>
        </draw:line>
        <draw:frame draw:style-name="gr496" svg:width="1.211cm" svg:height="0.9324cm" svg:x="16.04cm" svg:y="9.013cm">
          <draw:text-box fo:min-height="0.9324cm">
            <text:p text:style-name="P529"><text:span text:style-name="T180">m</text:span></text:p>
          </draw:text-box>
        </draw:frame>
        <draw:frame draw:style-name="gr497" svg:width="1.211cm" svg:height="0.8477cm" svg:x="20.3cm" svg:y="8.789cm">
          <draw:text-box fo:min-height="0.8477cm">
            <text:p text:style-name="P530"><text:span text:style-name="T181">h</text:span><text:span text:style-name="T182">n</text:span></text:p>
          </draw:text-box>
        </draw:frame>
        <draw:frame draw:style-name="gr498" svg:width="5.146cm" svg:height="0.9324cm" svg:x="13.61cm" svg:y="5.266cm">
          <draw:text-box fo:min-height="0.9324cm">
            <text:p text:style-name="P531"><text:span text:style-name="T183">INPUT</text:span></text:p>
          </draw:text-box>
        </draw:frame>
        <draw:frame draw:style-name="gr499" svg:width="4.287cm" svg:height="1.61cm" svg:x="14.04cm" svg:y="12.7cm">
          <draw:text-box fo:min-height="1.61cm">
            <text:p text:style-name="P532"><text:span text:style-name="T184">GROUND TRUTH</text:span></text:p>
          </draw:text-box>
        </draw:frame>
        <draw:ellipse draw:style-name="gr500" svg:width="0.5953cm" svg:height="0.5953cm" svg:x="8.303cm" svg:y="8.815cm">
          <text:p text:style-name="P533"/>
        </draw:ellipse>
        <draw:ellipse draw:style-name="gr501" svg:width="0.5953cm" svg:height="0.5953cm" svg:x="8.303cm" svg:y="9.748cm">
          <text:p text:style-name="P534"/>
        </draw:ellipse>
        <draw:ellipse draw:style-name="gr502" svg:width="0.5953cm" svg:height="0.5953cm" svg:x="9.105cm" svg:y="9.279cm">
          <text:p text:style-name="P535"/>
        </draw:ellipse>
        <draw:ellipse draw:style-name="gr503" svg:width="0.5953cm" svg:height="0.5953cm" svg:x="9.105cm" svg:y="8.401cm">
          <text:p text:style-name="P536"/>
        </draw:ellipse>
        <draw:ellipse draw:style-name="gr504" svg:width="0.5953cm" svg:height="0.5953cm" svg:x="9.105cm" svg:y="10.12cm">
          <text:p text:style-name="P537"/>
        </draw:ellipse>
        <draw:ellipse draw:style-name="gr505" svg:width="0.5953cm" svg:height="0.5953cm" svg:x="9.953cm" svg:y="9.258cm">
          <text:p text:style-name="P538"/>
        </draw:ellipse>
        <draw:line draw:style-name="gr506" svg:x1="0.1015cm" svg:x2="0.05612cm" svg:y1="4.377cm" svg:y2="4.502cm">
          <text:p text:style-name="P539"/>
        </draw:line>
        <draw:line draw:style-name="gr507" svg:x1="-0.3651cm" svg:x2="-0.3829cm" svg:y1="4.597cm" svg:y2="4.735cm">
          <text:p text:style-name="P540"/>
        </draw:line>
        <draw:line draw:style-name="gr508" svg:x1="9.067cm" svg:x2="9.32cm" svg:y1="0.128cm" svg:y2="0.1077cm">
          <text:p text:style-name="P541"/>
        </draw:line>
        <draw:line draw:style-name="gr509" svg:x1="9.067cm" svg:x2="9.697cm" svg:y1="0.128cm" svg:y2="0.2526cm">
          <text:p text:style-name="P542"/>
        </draw:line>
        <draw:line draw:style-name="gr510" svg:x1="8.811cm" svg:x2="9.105cm" svg:y1="10.26cm" svg:y2="10.41cm">
          <text:p text:style-name="P543"/>
        </draw:line>
        <draw:line draw:style-name="gr511" svg:x1="-0.3215cm" svg:x2="-0.04913cm" svg:y1="4.43cm" svg:y2="4.757cm">
          <text:p text:style-name="P544"/>
        </draw:line>
        <draw:line draw:style-name="gr512" svg:x1="9.261cm" svg:x2="9.693cm" svg:y1="-0.176cm" svg:y2="-0.1736cm">
          <text:p text:style-name="P545"/>
        </draw:line>
        <draw:line draw:style-name="gr513" svg:x1="-0.08122cm" svg:x2="-0.07673cm" svg:y1="4.845cm" svg:y2="5.061cm">
          <text:p text:style-name="P546"/>
        </draw:line>
        <draw:line draw:style-name="gr514" svg:x1="9.7cm" svg:x2="9.953cm" svg:y1="9.566cm" svg:y2="9.566cm">
          <text:p text:style-name="P547"/>
        </draw:line>
        <draw:ellipse draw:style-name="gr515" svg:width="0.5953cm" svg:height="0.5953cm" svg:x="21.61cm" svg:y="8.761cm">
          <text:p text:style-name="P548"/>
        </draw:ellipse>
        <draw:ellipse draw:style-name="gr516" svg:width="0.5953cm" svg:height="0.5953cm" svg:x="21.61cm" svg:y="9.694cm">
          <text:p text:style-name="P549"/>
        </draw:ellipse>
        <draw:ellipse draw:style-name="gr517" svg:width="0.5953cm" svg:height="0.5953cm" svg:x="22.41cm" svg:y="9.225cm">
          <text:p text:style-name="P550"/>
        </draw:ellipse>
        <draw:ellipse draw:style-name="gr518" svg:width="0.5953cm" svg:height="0.5953cm" svg:x="22.41cm" svg:y="8.347cm">
          <text:p text:style-name="P551"/>
        </draw:ellipse>
        <draw:ellipse draw:style-name="gr519" svg:width="0.5953cm" svg:height="0.5953cm" svg:x="22.41cm" svg:y="10.06cm">
          <text:p text:style-name="P552"/>
        </draw:ellipse>
        <draw:ellipse draw:style-name="gr520" svg:width="0.5953cm" svg:height="0.5953cm" svg:x="23.26cm" svg:y="9.205cm">
          <text:p text:style-name="P553"/>
        </draw:ellipse>
        <draw:line draw:style-name="gr521" svg:x1="6.781cm" svg:x2="6.736cm" svg:y1="7.691cm" svg:y2="7.815cm">
          <text:p text:style-name="P554"/>
        </draw:line>
        <draw:line draw:style-name="gr522" svg:x1="6.315cm" svg:x2="6.297cm" svg:y1="7.91cm" svg:y2="8.048cm">
          <text:p text:style-name="P555"/>
        </draw:line>
        <draw:line draw:style-name="gr523" svg:x1="15.69cm" svg:x2="15.95cm" svg:y1="-3.212cm" svg:y2="-3.232cm">
          <text:p text:style-name="P556"/>
        </draw:line>
        <draw:line draw:style-name="gr524" svg:x1="15.69cm" svg:x2="16.32cm" svg:y1="-3.212cm" svg:y2="-3.087cm">
          <text:p text:style-name="P557"/>
        </draw:line>
        <draw:line draw:style-name="gr525" svg:x1="22.12cm" svg:x2="22.41cm" svg:y1="10.2cm" svg:y2="10.36cm">
          <text:p text:style-name="P558"/>
        </draw:line>
        <draw:line draw:style-name="gr526" svg:x1="6.358cm" svg:x2="6.631cm" svg:y1="7.743cm" svg:y2="8.07cm">
          <text:p text:style-name="P559"/>
        </draw:line>
        <draw:line draw:style-name="gr527" svg:x1="15.89cm" svg:x2="16.32cm" svg:y1="-3.516cm" svg:y2="-3.513cm">
          <text:p text:style-name="P560"/>
        </draw:line>
        <draw:line draw:style-name="gr528" svg:x1="6.599cm" svg:x2="6.603cm" svg:y1="8.158cm" svg:y2="8.374cm">
          <text:p text:style-name="P561"/>
        </draw:line>
        <draw:line draw:style-name="gr529" svg:x1="23.01cm" svg:x2="23.26cm" svg:y1="9.513cm" svg:y2="9.513cm">
          <text:p text:style-name="P562"/>
        </draw:line>
        <draw:line draw:style-name="gr530" svg:x1="9.505cm" svg:x2="9.505cm" svg:y1="5.732cm" svg:y2="7.131cm">
          <text:p text:style-name="P563"/>
        </draw:line>
        <draw:line draw:style-name="gr531" svg:x1="22.88cm" svg:x2="22.88cm" svg:y1="5.732cm" svg:y2="7.131cm">
          <text:p text:style-name="P564"/>
        </draw:line>
        <draw:line draw:style-name="gr532" svg:x1="22.88cm" svg:x2="22.88cm" svg:y1="11.31cm" svg:y2="12.46cm">
          <text:p text:style-name="P565"/>
        </draw:line>
        <draw:line draw:style-name="gr533" svg:x1="9.506cm" svg:x2="15.01cm" svg:y1="5.738cm" svg:y2="5.738cm">
          <text:p text:style-name="P566"/>
        </draw:line>
        <draw:line draw:style-name="gr534" svg:x1="17.29cm" svg:x2="22.88cm" svg:y1="5.738cm" svg:y2="5.738cm">
          <text:p text:style-name="P567"/>
        </draw:line>
        <draw:line draw:style-name="gr535" svg:x1="17.88cm" svg:x2="20.97cm" svg:y1="13.51cm" svg:y2="13.51cm">
          <text:p text:style-name="P568"/>
        </draw:line>
        <draw:frame draw:style-name="gr536" svg:width="3.445cm" svg:height="1.61cm" svg:x="21.15cm" svg:y="12.7cm">
          <draw:text-box fo:min-height="1.61cm">
            <text:p text:style-name="P569"><text:span text:style-name="T185">LOSS FUNCTION</text:span></text:p>
          </draw:text-box>
        </draw:frame>
        <draw:connector draw:style-name="gr537" draw:type="curve" svg:x1="23.98cm" svg:x2="24.11cm" svg:y1="10.33cm" svg:y2="13.29cm">
          <text:p text:style-name="P570"/>
        </draw:connector>
        <draw:frame draw:style-name="gr538" svg:width="2.672cm" svg:height="1.186cm" svg:x="22.65cm" svg:y="11.21cm">
          <draw:text-box fo:min-height="1.186cm">
            <text:p text:style-name="P571"><text:span text:style-name="T186">back-propagation</text:span></text:p>
          </draw:text-box>
        </draw:frame>
        <draw:frame draw:style-name="gr539" svg:width="3.414cm" svg:height="0.6667cm" svg:x="11.66cm" svg:y="7.605cm">
          <draw:text-box fo:min-height="0.6667cm">
            <text:p text:style-name="P572"><text:span text:style-name="T187">m</text:span><text:span text:style-name="T188">0</text:span></text:p>
            <text:p text:style-name="P573"><text:span text:style-name="T189">m</text:span><text:span text:style-name="T190">1</text:span></text:p>
            <text:p text:style-name="P574"><text:span text:style-name="T191">&lt;eos&gt;</text:span></text:p>
          </draw:text-box>
        </draw:frame>
        <draw:line draw:style-name="gr540" svg:x1="17.43cm" svg:x2="17.88cm" svg:y1="9.54cm" svg:y2="9.54cm">
          <text:p text:style-name="P575"/>
        </draw:line>
        <presentation:notes draw:style-name="dp21">
          <draw:frame draw:name="Slide Image Placeholder 1" draw:layer="layout" presentation:style-name="pr33" presentation:class="page" presentation:placeholder="true">
            <draw:text-box>
              <text:p text:style-name="P576"/>
            </draw:text-box>
          </draw:frame>
          <draw:frame draw:name="Notes Placeholder 2" draw:layer="layout" presentation:style-name="pr34" presentation:class="outline" presentation:placeholder="true" svg:width="15.24cm" svg:height="10cm" svg:x="1.905cm" svg:y="12.22cm">
            <draw:text-box fo:min-height="10cm">
              <text:p text:style-name="P577"/>
            </draw:text-box>
          </draw:frame>
          <draw:frame draw:name="Slide Number Placeholder 3" draw:layer="layout" presentation:style-name="pr35" presentation:class="page-number" presentation:placeholder="true" svg:width="8.256cm" svg:height="1.274cm" svg:x="10.79cm" svg:y="24.13cm">
            <draw:text-box fo:min-height="1.274cm">
              <text:p text:style-name="P578"><text:span text:style-name="T192"><text:page-number/>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6.633cm" svg:width="25.4cm" svg:x="4.234cm" svg:y="3.118cm"/>
      <presentation:placeholder presentation:object="outline" svg:height="4.6cm" svg:width="25.4cm" svg:x="4.234cm" svg:y="10.01cm"/>
    </style:presentation-page-layout>
    <style:style style:family="graphic" style:name="Frame">
      <style:text-properties/>
      <style:graphic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">
      <style:text-properties fo:color="#000000" style:text-line-through-type="none" fo:font-family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4">
      <style:text-properties fo:color="#000000" style:text-line-through-type="none" fo:font-family="Arial" style:font-family-complex="Arial" fo:font-size="12pt" style:font-size-asian="12pt" style:font-size-complex="12pt"/>
      <style:paragraph-properties fo:text-align="right" fo:margin-left="0pt"/>
    </style:style>
    <style:style style:family="presentation" style:name="pr5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5">
      <style:text-properties fo:color="#000000" style:text-line-through-type="none" fo:font-family="Arial" style:font-family-complex="Arial" fo:font-size="12pt" style:font-size-asian="12pt" style:font-size-complex="12pt"/>
      <style:paragraph-properties fo:text-align="right" fo:margin-left="0pt"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text-properties style:text-line-through-type="none"/>
      <style:paragraph-properties/>
    </style:style>
    <style:style style:family="presentation" style:name="pr7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7">
      <style:text-properties fo:color="#000000" style:text-line-through-type="none" fo:font-family="Arial" style:font-family-complex="Arial" fo:font-size="12pt" style:font-size-asian="12pt" style:font-size-complex="12pt"/>
      <style:paragraph-properties fo:text-align="left" fo:margin-left="0pt"/>
    </style:style>
    <style:style style:family="presentation" style:name="pr8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8">
      <style:text-properties fo:color="#000000" style:text-line-through-type="none" fo:font-family="Arial" style:font-family-complex="Arial" fo:font-size="12pt" style:font-size-asian="12pt" style:font-size-complex="12pt"/>
      <style:paragraph-properties fo:text-align="right" fo:margin-left="0pt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presentation:notes draw:style-name="dp2" style:page-layout-name="Mpm2">
        <draw:frame draw:name="Header Placeholder 1" draw:layer="backgroundobjects" presentation:style-name="pr3" presentation:class="header" presentation:placeholder="false" presentation:user-transformed="true" svg:width="8.256cm" svg:height="1.274cm" svg:x="0cm" svg:y="0cm">
          <draw:text-box fo:min-height="1.274cm">
            <text:p text:style-name="P3"/>
          </draw:text-box>
        </draw:frame>
        <draw:frame draw:name="Date Placeholder 2" draw:layer="backgroundobjects" presentation:style-name="pr4" presentation:class="date-time" presentation:placeholder="false" presentation:user-transformed="true" svg:width="8.256cm" svg:height="1.274cm" svg:x="10.79cm" svg:y="0cm">
          <draw:text-box fo:min-height="1.274cm">
            <text:p text:style-name="P4"/>
          </draw:text-box>
        </draw:frame>
        <draw:frame draw:name="Date Placeholder 2" draw:layer="backgroundobjects" presentation:style-name="pr5" presentation:class="date-time" presentation:placeholder="false" presentation:user-transformed="true" svg:width="8.256cm" svg:height="1.274cm" svg:x="10.79cm" svg:y="0cm">
          <draw:text-box fo:min-height="1.274cm">
            <text:p text:style-name="P5"/>
          </draw:text-box>
        </draw:frame>
        <draw:frame draw:name="Notes Placeholder 4" draw:layer="backgroundobjects" presentation:style-name="pr6" presentation:class="notes" presentation:placeholder="false" presentation:user-transformed="true" svg:width="15.24cm" svg:height="10cm" svg:x="1.905cm" svg:y="12.22cm">
          <draw:text-box fo:min-height="10cm">
            <text:p text:style-name="P6"/>
          </draw:text-box>
        </draw:frame>
        <draw:frame draw:name="Footer Placeholder 5" draw:layer="backgroundobjects" presentation:style-name="pr7" presentation:class="footer" presentation:placeholder="false" presentation:user-transformed="true" svg:width="8.256cm" svg:height="1.274cm" svg:x="0cm" svg:y="24.13cm">
          <draw:text-box fo:min-height="1.274cm">
            <text:p text:style-name="P7"/>
          </draw:text-box>
        </draw:frame>
        <draw:frame draw:name="Slide Number Placeholder 6" draw:layer="backgroundobjects" presentation:style-name="pr8" presentation:class="page-number" presentation:placeholder="false" presentation:user-transformed="true" svg:width="8.256cm" svg:height="1.274cm" svg:x="10.79cm" svg:y="24.13cm">
          <draw:text-box fo:min-height="1.274cm">
            <text:p text:style-name="P8"/>
          </draw:text-box>
        </draw:frame>
      </presentation:notes>
      <draw:frame draw:name="place_holder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5.4cm" svg:height="4.6cm" svg:x="4.234cm" svg:y="10.01cm">
        <draw:text-box fo:min-height="4.6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